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83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829" svg:stroke-opacity="100%" draw:auto-grow-width="false" draw:auto-grow-height="false"/>
      <style:paragraph-properties style:font-independent-line-spacing="fals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833" svg:stroke-opacity="100%" draw:auto-grow-width="false" draw:auto-grow-height="false"/>
      <style:paragraph-properties style:font-independent-line-spacing="fals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837" svg:stroke-opacity="100%" draw:auto-grow-width="false" draw:auto-grow-height="false"/>
      <style:paragraph-properties style:font-independent-line-spacing="fals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b2b2b2" draw:marker-start="a1584" svg:stroke-opacity="100%" draw:auto-grow-width="false" draw:auto-grow-height="false"/>
      <style:paragraph-properties style:font-independent-line-spacing="false" style:writing-mode="lr-tb"/>
    </style:style>
    <style:style style:family="text" style:name="a15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5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b2b2b2" draw:marker-start="a1594" svg:stroke-opacity="100%" draw:auto-grow-width="false" draw:auto-grow-height="false"/>
      <style:paragraph-properties style:font-independent-line-spacing="false" style:writing-mode="lr-tb"/>
    </style:style>
    <style:style style:family="text" style:name="a159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1852" svg:stroke-opacity="100%" draw:auto-grow-width="false" draw:auto-grow-height="false"/>
      <style:paragraph-properties style:font-independent-line-spacing="fals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1858" svg:stroke-opacity="100%" draw:auto-grow-width="false" draw:auto-grow-height="false"/>
      <style:paragraph-properties style:font-independent-line-spacing="fals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1864" svg:stroke-opacity="100%" draw:auto-grow-width="false" draw:auto-grow-height="false"/>
      <style:paragraph-properties style:font-independent-line-spacing="fals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1870" svg:stroke-opacity="100%" draw:auto-grow-width="false" draw:auto-grow-height="false"/>
      <style:paragraph-properties style:font-independent-line-spacing="fals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New Sung" style:font-family-complex="DejaVu Sans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AR PL New Sung" style:font-family-complex="DejaVu Sans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9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no-wrap" fo:padding-top="0in" fo:padding-bottom="0in" fo:padding-left="0in" fo:padding-right="0in" draw:textarea-vertical-align="middle" draw:textarea-horizontal-align="left" draw:fill="solid" draw:fill-color="#fffb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8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112" svg:stroke-opacity="100%" draw:auto-grow-width="false" draw:auto-grow-height="false"/>
      <style:paragraph-properties style:font-independent-line-spacing="fals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116" svg:stroke-opacity="100%" draw:auto-grow-width="false" draw:auto-grow-height="false"/>
      <style:paragraph-properties style:font-independent-line-spacing="fals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120" svg:stroke-opacity="100%" draw:auto-grow-width="false" draw:auto-grow-height="false"/>
      <style:paragraph-properties style:font-independent-line-spacing="fals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00" svg:stroke-opacity="100%" draw:auto-grow-width="false" draw:auto-grow-height="false"/>
      <style:paragraph-properties style:font-independent-line-spacing="false" style:writing-mode="lr-tb"/>
    </style:style>
    <style:style style:family="graphic" style:name="a21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212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07" svg:stroke-opacity="100%" draw:auto-grow-width="false" draw:auto-grow-height="false"/>
      <style:paragraph-properties style:font-independent-line-spacing="fals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roman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2136" svg:stroke-opacity="100%" draw:auto-grow-width="false" draw:auto-grow-height="false"/>
      <style:paragraph-properties style:font-independent-line-spacing="false" style:writing-mode="lr-tb"/>
    </style:style>
    <style:style style:family="graphic" style:name="a141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14" svg:stroke-opacity="100%" draw:auto-grow-width="false" draw:auto-grow-height="false"/>
      <style:paragraph-properties style:font-independent-line-spacing="false" style:writing-mode="lr-tb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roman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2143" svg:stroke-opacity="100%" draw:auto-grow-width="false" draw:auto-grow-height="false"/>
      <style:paragraph-properties style:font-independent-line-spacing="false" style:writing-mode="lr-tb"/>
    </style:style>
    <style:style style:family="presentation" style:name="a1422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5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2150" svg:stroke-opacity="100%" draw:auto-grow-width="false" draw:auto-grow-height="false"/>
      <style:paragraph-properties style:font-independent-line-spacing="fals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2157" svg:stroke-opacity="100%" draw:auto-grow-width="false" draw:auto-grow-height="false"/>
      <style:paragraph-properties style:font-independent-line-spacing="fals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in" fo:padding-bottom="0in" fo:padding-left="0in" fo:padding-right="0in" draw:textarea-vertical-align="middle" draw:textarea-horizontal-align="left" draw:fill="solid" draw:fill-color="#fffb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2167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70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704" svg:stroke-opacity="100%" draw:auto-grow-width="false" draw:auto-grow-height="false"/>
      <style:paragraph-properties style:font-independent-line-spacing="false" style:writing-mode="lr-tb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170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7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711" svg:stroke-opacity="100%" draw:auto-grow-width="false" draw:auto-grow-height="false"/>
      <style:paragraph-properties style:font-independent-line-spacing="fals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718" svg:stroke-opacity="100%" draw:auto-grow-width="false" draw:auto-grow-height="false"/>
      <style:paragraph-properties style:font-independent-line-spacing="fals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5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18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19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7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73" svg:stroke-opacity="100%" draw:auto-grow-width="false" draw:auto-grow-height="false"/>
      <style:paragraph-properties style:font-independent-line-spacing="fals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34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86" svg:stroke-opacity="100%" draw:auto-grow-width="false" draw:auto-grow-height="false"/>
      <style:paragraph-properties style:font-independent-line-spacing="fals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747" svg:stroke-opacity="100%" draw:auto-grow-width="false" draw:auto-grow-height="false"/>
      <style:paragraph-properties style:font-independent-line-spacing="fals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493" svg:stroke-opacity="100%" draw:auto-grow-width="false" draw:auto-grow-height="false"/>
      <style:paragraph-properties style:font-independent-line-spacing="fals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754" svg:stroke-opacity="100%" draw:auto-grow-width="false" draw:auto-grow-height="false"/>
      <style:paragraph-properties style:font-independent-line-spacing="fals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761" svg:stroke-opacity="100%" draw:auto-grow-width="false" draw:auto-grow-height="false"/>
      <style:paragraph-properties style:font-independent-line-spacing="fals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768" svg:stroke-opacity="100%" draw:auto-grow-width="false" draw:auto-grow-height="false"/>
      <style:paragraph-properties style:font-independent-line-spacing="fals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0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99" svg:stroke-opacity="100%" draw:auto-grow-width="false" draw:auto-grow-height="false"/>
      <style:paragraph-properties style:font-independent-line-spacing="false" style:writing-mode="lr-tb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7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306" svg:stroke-opacity="100%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4">
      <style:graphic-properties fo:wrap-option="no-wrap" fo:padding-top="0in" fo:padding-bottom="0in" fo:padding-left="0in" fo:padding-right="0in" draw:textarea-vertical-align="middle" draw:textarea-horizontal-align="center" draw:fill="solid" draw:fill-color="#83ca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no-wrap" fo:padding-top="0in" fo:padding-bottom="0in" fo:padding-left="0in" fo:padding-right="0in" draw:textarea-vertical-align="middle" draw:textarea-horizontal-align="center" draw:fill="solid" draw:fill-color="#83ca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46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49" svg:stroke-opacity="100%" draw:auto-grow-width="false" draw:auto-grow-height="false"/>
      <style:paragraph-properties style:font-independent-line-spacing="fals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329" svg:stroke-opacity="100%" draw:auto-grow-width="false" draw:auto-grow-height="false"/>
      <style:paragraph-properties style:font-independent-line-spacing="fals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53" svg:stroke-opacity="100%" draw:auto-grow-width="false" draw:auto-grow-height="false"/>
      <style:paragraph-properties style:font-independent-line-spacing="false" style:writing-mode="lr-tb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57" svg:stroke-opacity="100%" draw:auto-grow-width="false" draw:auto-grow-height="false"/>
      <style:paragraph-properties style:font-independent-line-spacing="false" style:writing-mode="lr-tb"/>
    </style:style>
    <style:style style:family="graphic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no-wrap" fo:padding-top="0in" fo:padding-bottom="0in" fo:padding-left="0in" fo:padding-right="0in" draw:textarea-vertical-align="middle" draw:textarea-horizontal-align="center" draw:fill="solid" draw:fill-color="#23ff23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fo:wrap-option="no-wrap" fo:padding-top="0in" fo:padding-bottom="0in" fo:padding-left="0in" fo:padding-right="0in" draw:textarea-vertical-align="middle" draw:textarea-horizontal-align="center" draw:fill="solid" draw:fill-color="#00ff0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67" svg:stroke-opacity="100%" draw:auto-grow-width="false" draw:auto-grow-height="false"/>
      <style:paragraph-properties style:font-independent-line-spacing="false" style:writing-mode="lr-tb"/>
    </style:style>
    <style:style style:family="paragraph" style:name="a13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no-wrap" fo:padding-top="0in" fo:padding-bottom="0in" fo:padding-left="0in" fo:padding-right="0in" draw:textarea-vertical-align="middle" draw:textarea-horizontal-align="left" draw:fill="solid" draw:fill-color="#fffb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b2b2b2" draw:marker-start="a1601" svg:stroke-opacity="100%" draw:auto-grow-width="false" draw:auto-grow-height="false"/>
      <style:paragraph-properties style:font-independent-line-spacing="false" style:writing-mode="lr-tb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1605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b2b2b2" draw:marker-start="a1608" svg:stroke-opacity="100%" draw:auto-grow-width="false" draw:auto-grow-height="false"/>
      <style:paragraph-properties style:font-independent-line-spacing="false" style:writing-mode="lr-tb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no-wrap" fo:padding-top="0in" fo:padding-bottom="0in" fo:padding-left="0in" fo:padding-right="0in" draw:textarea-vertical-align="middle" draw:textarea-horizontal-align="center" draw:fill="solid" draw:fill-color="#00ff0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74" svg:stroke-opacity="100%" draw:auto-grow-width="false" draw:auto-grow-height="false"/>
      <style:paragraph-properties style:font-independent-line-spacing="fals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78" svg:stroke-opacity="100%" draw:auto-grow-width="false" draw:auto-grow-height="false"/>
      <style:paragraph-properties style:font-independent-line-spacing="false" style:writing-mode="lr-tb"/>
    </style:style>
    <style:style style:family="graphic" style:name="a1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85" svg:stroke-opacity="100%" draw:auto-grow-width="false" draw:auto-grow-height="false"/>
      <style:paragraph-properties style:font-independent-line-spacing="false" style:writing-mode="lr-tb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24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2092" svg:stroke-opacity="100%" draw:auto-grow-width="false" draw:auto-grow-height="false"/>
      <style:paragraph-properties style:font-independent-line-spacing="fals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950e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637" svg:stroke-opacity="100%" draw:auto-grow-width="false" draw:auto-grow-height="false"/>
      <style:paragraph-properties style:font-independent-line-spacing="fals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387" svg:stroke-opacity="100%" draw:auto-grow-width="false" draw:auto-grow-height="false"/>
      <style:paragraph-properties style:font-independent-line-spacing="fals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644" svg:stroke-opacity="100%" draw:auto-grow-width="false" draw:auto-grow-height="false"/>
      <style:paragraph-properties style:font-independent-line-spacing="fals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91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94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9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651" svg:stroke-opacity="100%" draw:auto-grow-width="false" draw:auto-grow-height="false"/>
      <style:paragraph-properties style:font-independent-line-spacing="fals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end="a1658" svg:stroke-opacity="100%" draw:auto-grow-width="false" draw:auto-grow-height="false"/>
      <style:paragraph-properties style:font-independent-line-spacing="fals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684" svg:stroke-opacity="100%" draw:auto-grow-width="false" draw:auto-grow-height="false"/>
      <style:paragraph-properties style:font-independent-line-spacing="fals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694" svg:stroke-opacity="100%" draw:auto-grow-width="false" draw:auto-grow-height="false"/>
      <style:paragraph-properties style:font-independent-line-spacing="fals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0000" draw:marker-end="a1949" svg:stroke-opacity="100%" draw:auto-grow-width="false" draw:auto-grow-height="false"/>
      <style:paragraph-properties style:font-independent-line-spacing="fals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0000" draw:marker-end="a1953" svg:stroke-opacity="100%" draw:auto-grow-width="false" draw:auto-grow-height="false"/>
      <style:paragraph-properties style:font-independent-line-spacing="fals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ff0000" draw:marker-end="a1965" svg:stroke-opacity="100%" draw:auto-grow-width="false" draw:auto-grow-height="false"/>
      <style:paragraph-properties style:font-independent-line-spacing="fals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1971" svg:stroke-opacity="100%" draw:auto-grow-width="false" draw:auto-grow-height="false"/>
      <style:paragraph-properties style:font-independent-line-spacing="fals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1977" svg:stroke-opacity="100%" draw:auto-grow-width="false" draw:auto-grow-height="false"/>
      <style:paragraph-properties style:font-independent-line-spacing="false" style:writing-mode="lr-tb"/>
    </style:style>
    <style:style style:family="graphic" style:name="a122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20" svg:stroke-opacity="100%" draw:auto-grow-width="false" draw:auto-grow-height="false"/>
      <style:paragraph-properties style:font-independent-line-spacing="fals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0000" draw:marker-end="a2206" svg:stroke-opacity="100%" draw:auto-grow-width="false" draw:auto-grow-height="false"/>
      <style:paragraph-properties style:font-independent-line-spacing="fals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ff0000" draw:marker-start="a1983" svg:stroke-opacity="100%" draw:auto-grow-width="false" draw:auto-grow-height="false"/>
      <style:paragraph-properties style:font-independent-line-spacing="fals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no-wrap" fo:padding-top="0in" fo:padding-bottom="0in" fo:padding-left="0in" fo:padding-right="0in" draw:textarea-vertical-align="middle" draw:textarea-horizontal-align="left" draw:fill="solid" draw:fill-color="#fffb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30" svg:stroke-opacity="100%" draw:auto-grow-width="false" draw:auto-grow-height="false"/>
      <style:paragraph-properties style:font-independent-line-spacing="fals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no-wrap" fo:padding-top="0.0689in" fo:padding-bottom="0.0689in" fo:padding-left="0.11811in" fo:padding-right="0.11811in" draw:textarea-vertical-align="middle" draw:textarea-horizontal-align="left" draw:fill="none" draw:stroke="solid" svg:stroke-width="0.03937in" svg:stroke-color="#ff0000" draw:marker-end="a2210" svg:stroke-opacity="100%" draw:auto-grow-width="false" draw:auto-grow-height="false"/>
      <style:paragraph-properties style:font-independent-line-spacing="fals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40" svg:stroke-opacity="100%" draw:auto-grow-width="false" draw:auto-grow-height="false"/>
      <style:paragraph-properties style:font-independent-line-spacing="false" style:writing-mode="lr-tb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500" svg:stroke-opacity="100%" draw:auto-grow-width="false" draw:auto-grow-height="false"/>
      <style:paragraph-properties style:font-independent-line-spacing="false" style:writing-mode="lr-tb"/>
    </style:style>
    <style:style style:family="graphic" style:name="a2224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ff0000" draw:marker-end="a2223" svg:stroke-opacity="100%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2231" svg:stroke-opacity="100%" draw:auto-grow-width="false" draw:auto-grow-height="false"/>
      <style:paragraph-properties style:font-independent-line-spacing="false" style:writing-mode="lr-tb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no-wrap" fo:padding-top="0in" fo:padding-bottom="0in" fo:padding-left="0in" fo:padding-right="0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in" svg:stroke-color="#000000" draw:marker-end="a2238" svg:stroke-opacity="100%" draw:auto-grow-width="false" draw:auto-grow-height="false"/>
      <style:paragraph-properties style:font-independent-line-spacing="false" style:writing-mode="lr-tb"/>
    </style:style>
    <style:style style:family="presentation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no-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ff0000" draw:marker-start="a2246" svg:stroke-opacity="100%" draw:auto-grow-width="false" draw:auto-grow-height="false"/>
      <style:paragraph-properties style:font-independent-line-spacing="fals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9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79" svg:stroke-opacity="100%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4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4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000000" draw:marker-start="a1289" svg:stroke-opacity="100%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Arial" style:font-family-generic="roman" style:font-family-generic-complex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5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3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1969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no-wrap" fo:padding-top="0.05in" fo:padding-bottom="0.05in" fo:padding-left="0.1in" fo:padding-right="0.1in" draw:textarea-vertical-align="middle" draw:textarea-horizontal-align="center" draw:fill="solid" draw:fill-color="#bbe0e3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1">
      <style:graphic-properties fo:wrap-option="no-wrap" fo:padding-top="0in" fo:padding-bottom="0in" fo:padding-left="0in" fo:padding-right="0in" draw:textarea-vertical-align="middle" draw:textarea-horizontal-align="center" draw:fill="solid" draw:fill-color="#ff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in" svg:stroke-color="#b2b2b2" draw:marker-start="a1574" svg:stroke-opacity="100%" draw:auto-grow-width="false" draw:auto-grow-height="false"/>
      <style:paragraph-properties style:font-independent-line-spacing="fals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in" fo:padding-bottom="0in" fo:padding-left="0in" fo:padding-right="0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1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9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.5in"/>
        <style:text-properties fo:font-family="StarSymbol" fo:font-size="75%"/>
      </text:list-level-style-bullet>
      <text:list-level-style-bullet text:level="6" text:bullet-char="–">
        <style:list-level-properties text:space-before="1in"/>
        <style:text-properties fo:font-family="StarSymbol" fo:font-size="75%"/>
      </text:list-level-style-bullet>
      <text:list-level-style-bullet text:level="7" text:bullet-char="–">
        <style:list-level-properties text:space-before="1.5in"/>
        <style:text-properties fo:font-family="StarSymbol" fo:font-size="75%"/>
      </text:list-level-style-bullet>
      <text:list-level-style-bullet text:level="8" text:bullet-char="–">
        <style:list-level-properties text:space-before="2in"/>
        <style:text-properties fo:font-family="StarSymbol" fo:font-size="75%"/>
      </text:list-level-style-bullet>
      <text:list-level-style-bullet text:level="9" text:bullet-char="–">
        <style:list-level-properties text:space-before="2.5in"/>
        <style:text-properties fo:font-family="StarSymbol" fo:font-size="75%"/>
      </text:list-level-style-bullet>
    </text:list-style>
    <text:list-style style:name="a23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120" draw:master-page-name="Master1-Layout7-blank-Blank" presentation:presentation-page-layout-name="Master1-PPL7" draw:id="Slide-256">
        <draw:frame draw:id="id137" presentation:style-name="a1123" draw:name="Title 1" svg:x="0.62953in" svg:y="2.99213in" svg:width="13.22677in" svg:height="1.38031in" presentation:class="title" presentation:placeholder="false">
          <draw:text-box>
            <text:p text:style-name="a1122" text:class-names="" text:cond-style-name=""><text:span text:style-name="a1121" text:class-names="">CRIKEY! 3<text:line-break/>Using Simple Temporal Networks</text:span></text:p>
          </draw:text-box>
          <svg:title/>
          <svg:desc/>
        </draw:frame>
        <draw:frame draw:id="id138" draw:style-name="a1130" draw:name="TextBox 2" svg:x="0in" svg:y="7.32283in" svg:width="14.69685in" svg:height="0.9878in">
          <draw:text-box>
            <text:p text:style-name="a1126" text:class-names="" text:cond-style-name=""><text:span text:style-name="a1124" text:class-names="">"Planning with Problems Requiring Temporal Coordination."</text:span><text:span text:style-name="a1125" text:class-names=""><text:s text:c="1"/>A. I. Coles, M. Fox, D. Long, and A. J. Smith. AAAI 08.</text:span></text:p>
            <text:p text:style-name="a1129" text:class-names="" text:cond-style-name=""><text:span text:style-name="a1127" text:class-names="">"Managing concurrency in temporal planning using planner-scheduler interaction."</text:span><text:span text:style-name="a1128" text:class-names=""><text:s text:c="1"/>A. I. Coles, M. Fox, K. Halsey, D. Long, and A. J. Smith. Artificial Intelligence. 173 (1). 2009.</text:span></text:p>
          </draw:text-box>
          <svg:title/>
          <svg:desc/>
        </draw:frame>
        <presentation:notes draw:style-name="a1136">
          <draw:frame draw:id="id139" draw:style-name="a1133" draw:name="Slide Number Placeholder 6" svg:x="4.67992in" svg:y="11.10827in" svg:width="3.5874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40" presentation:style-name="a1134" draw:name="Slide Image Placeholder 1">
            <svg:title/>
            <svg:desc/>
          </draw:page-thumbnail>
          <draw:frame draw:id="id141" presentation:style-name="a11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37" draw:master-page-name="Master1-Layout7-blank-Blank" presentation:presentation-page-layout-name="Master1-PPL7" draw:id="Slide-257">
        <draw:frame draw:id="id142" presentation:style-name="a1140" draw:name="Title 1" svg:x="0.41969in" svg:y="0.32953in" svg:width="13.9622in" svg:height="1.38031in" presentation:class="title" presentation:placeholder="false">
          <draw:text-box>
            <text:p text:style-name="a1139" text:class-names="" text:cond-style-name=""><text:span text:style-name="a1138" text:class-names="">Option 2: a Simple Temporal Problem</text:span></text:p>
          </draw:text-box>
          <svg:title/>
          <svg:desc/>
        </draw:frame>
        <draw:frame draw:id="id150" presentation:style-name="a1179" draw:name="Text Placeholder 2" svg:x="0.73465in" svg:y="2.17087in" svg:width="13.22677in" svg:height="5.62441in" presentation:class="outline" presentation:placeholder="false">
          <draw:text-box>
            <text:list text:style-name="a1143">
              <text:list-item>
                <text:p text:style-name="a1142" text:class-names="" text:cond-style-name="" text:id="id143"><text:span text:style-name="a1141" text:class-names="">All our constraints are of the form: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 text:id="id144"><text:span text:style-name="a1144" text:class-names="">ε</text:span><text:span text:style-name="a1145" text:class-names=""><text:s text:c="1"/></text:span><text:span text:style-name="a1146" text:class-names="">≤</text:span><text:span text:style-name="a1147" text:class-names=""><text:s text:c="1"/>t(i+1) – t(i) <text:s text:c="5"/></text:span><text:span text:style-name="a1148" text:class-names="">(c.f. sequence constraints)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 text:id="id145"><text:span text:style-name="a1151" text:class-names="">dur</text:span><text:span text:style-name="a1152" text:class-names="">min</text:span><text:span text:style-name="a1153" text:class-names="">(A)<text:s text:c="1"/></text:span><text:span text:style-name="a1154" text:class-names="">≤</text:span><text:span text:style-name="a1155" text:class-names=""><text:s text:c="1"/>t(A</text:span><text:span text:style-name="a1156" text:class-names=""><text:s text:c="4"/></text:span><text:span text:style-name="a1157" text:class-names="">) – t(A <text:s text:c="2"/>)<text:s text:c="1"/></text:span><text:span text:style-name="a1158" text:class-names="">≤<text:s text:c="1"/></text:span><text:span text:style-name="a1159" text:class-names="">dur</text:span><text:span text:style-name="a1160" text:class-names="">max</text:span><text:span text:style-name="a1161" text:class-names="">(A)</text:span></text:p>
                  </text:list-item>
                </text:list>
              </text:list-item>
            </text:list>
            <text:list text:style-name="a1167">
              <text:list-item>
                <text:p text:style-name="a1166" text:class-names="" text:cond-style-name="" text:id="id146"><text:span text:style-name="a1164" text:class-names="">Or, more generally,<text:s text:c="1"/></text:span><text:span text:style-name="a1165" text:class-names="">lb ≤ t(j) – t(i) ≤ ub</text:span></text:p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 text:id="id147"><text:span text:style-name="a1168" text:class-names="">Is a<text:s text:c="1"/></text:span><text:span text:style-name="a1169" text:class-names="">Simple Temporal Problem</text:span></text:p>
                  </text:list-item>
                </text:list>
              </text:list-item>
            </text:list>
            <text:list text:style-name="a1175">
              <text:list-item>
                <text:p text:style-name="a1174" text:class-names="" text:cond-style-name="" text:id="id148"><text:span text:style-name="a1172" text:class-names="">Good news – is<text:s text:c="1"/></text:span><text:span text:style-name="a1173" text:class-names="">polynomial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 text:id="id149"><text:span text:style-name="a1176" text:class-names="">Bad news – in planning, we need to solve it a lot....</text:span></text:p>
                  </text:list-item>
                </text:list>
              </text:list-item>
            </text:list>
          </draw:text-box>
          <svg:title/>
          <svg:desc/>
        </draw:frame>
        <draw:g draw:name="Group 3" draw:id="id151">
          <svg:title/>
          <svg:desc/>
          <draw:custom-shape svg:x="5.45669in" svg:y="3.69291in" svg:width="0in" svg:height="0.25197in" draw:id="id156" draw:style-name="a1192" draw:name="Straight Connector 4">
            <svg:title/>
            <svg:desc/>
            <text:p text:style-name="a1191" text:class-names="" text:cond-style-name=""><text:span text:style-name="a119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45669in" svg:y="3.8189in" svg:width="0.25197in" svg:height="0in" draw:id="id157" draw:style-name="a1195" draw:name="Straight Connector 5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" draw:id="id152">
          <svg:title/>
          <svg:desc/>
          <draw:custom-shape svg:x="4.34646in" svg:y="3.68504in" svg:width="0in" svg:height="0.25197in" draw:id="id154" draw:style-name="a1186" draw:name="Straight Connector 7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09449in" svg:y="3.81102in" svg:width="0.25197in" svg:height="0in" draw:id="id155" draw:style-name="a1189" draw:name="Straight Connector 8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153" draw:style-name="a1183" draw:name="TextBox 9" svg:x="0in" svg:y="7.32323in" svg:width="14.69685in" svg:height="0.9878in">
          <draw:text-box>
            <text:p text:style-name="a1182" text:class-names="" text:cond-style-name=""><text:span text:style-name="a1180" text:class-names="">“Temporal Constraint Networks."</text:span><text:span text:style-name="a1181" text:class-names=""><text:s text:c="1"/>R. Dechter, I. Meiri, J. Pearl. Artificial Intelligence. 49 (1). 1991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01">
          <draw:frame draw:id="id158" draw:style-name="a1198" draw:name="Slide Number Placeholder 6" svg:x="4.67992in" svg:y="11.10827in" svg:width="3.5874in" svg:height="0.58425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59" presentation:style-name="a1199" draw:name="Slide Image Placeholder 1">
            <svg:title/>
            <svg:desc/>
          </draw:page-thumbnail>
          <draw:frame draw:id="id160" presentation:style-name="a12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02" draw:master-page-name="Master1-Layout7-blank-Blank" presentation:presentation-page-layout-name="Master1-PPL7" draw:id="Slide-258">
        <draw:custom-shape svg:x="5.24843in" svg:y="5.86614in" svg:width="0.73583in" svg:height="0.70866in" draw:id="id161" draw:style-name="a1205" draw:name="Freeform: Shape 1">
          <svg:title/>
          <svg:desc/>
          <text:p text:style-name="a1204" text:class-names="" text:cond-style-name=""><text:span text:style-name="a1203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62" presentation:style-name="a1208" draw:name="Title 2" svg:x="0.73465in" svg:y="0.32953in" svg:width="13.22677in" svg:height="1.38031in" presentation:class="title" presentation:placeholder="false">
          <draw:text-box>
            <text:p text:style-name="a1207" text:class-names="" text:cond-style-name=""><text:span text:style-name="a1206" text:class-names="">Latest possible times?<text:line-break/>(Maximum Separation)</text:span></text:p>
          </draw:text-box>
          <svg:title/>
          <svg:desc/>
        </draw:frame>
        <draw:custom-shape svg:x="9.60748in" svg:y="1.77165in" svg:width="4.30394in" svg:height="1.31614in" draw:id="id163" draw:style-name="a1211" draw:name="Freeform: Shape 3">
          <svg:title/>
          <svg:desc/>
          <text:p text:style-name="a1210" text:class-names="" text:cond-style-name=""><text:span text:style-name="a1209" text:class-names="">('A comes no more than 4 time units after Z')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2580 614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5.24843in" svg:y="5.86614in" svg:width="0.73583in" svg:height="0.70866in" draw:id="id164" draw:style-name="a1214" draw:name="Freeform: Shape 4">
          <svg:title/>
          <svg:desc/>
          <text:p text:style-name="a1213" text:class-names="" text:cond-style-name=""><text:span text:style-name="a1212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14in" svg:width="0.73543in" svg:height="0.70866in" draw:id="id165" draw:style-name="a1217" draw:name="Freeform: Shape 5">
          <svg:title/>
          <svg:desc/>
          <text:p text:style-name="a1216" text:class-names="" text:cond-style-name=""><text:span text:style-name="a1215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167" draw:style-name="a1221" draw:transform="translate(-1.29902in -0.11791in) rotate(-3.14159) translate(4.05531in 5.86634in)" draw:name="Freeform: Shape 6">
          <svg:title/>
          <svg:desc/>
          <text:p text:style-name="a1219" text:class-names="" text:cond-style-name="" text:id="id166"><text:span text:style-name="a1218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14in" svg:width="0.73583in" svg:height="0.70866in" draw:id="id168" draw:style-name="a1224" draw:name="Freeform: Shape 7">
          <svg:title/>
          <svg:desc/>
          <text:p text:style-name="a1223" text:class-names="" text:cond-style-name=""><text:span text:style-name="a1222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14in" svg:width="0.73583in" svg:height="0.70866in" draw:id="id169" draw:style-name="a1227" draw:name="Freeform: Shape 8">
          <svg:title/>
          <svg:desc/>
          <text:p text:style-name="a1226" text:class-names="" text:cond-style-name=""><text:span text:style-name="a1225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9.13346in" svg:height="0.83031in" draw:id="id171" draw:style-name="a1231" draw:transform="translate(-4.56673in -0.41516in) rotate(-3.14159) translate(7.16555in 5.53366in)" draw:name="Freeform: Shape 9">
          <svg:title/>
          <svg:desc/>
          <text:p text:style-name="a1229" text:class-names="" text:cond-style-name="" text:id="id170"><text:span text:style-name="a1228" text:class-names=""/></text:p>
          <draw:enhanced-geometry xmlns:dr3d="urn:oasis:names:tc:opendocument:xmlns:dr3d:1.0" draw:type="non-primitive" svg:viewBox="0 0 23200 2110" draw:enhanced-path="M 0 0 C 0 0 5945 2103 10781 2110 15834 2119 23200 210 23200 21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00"/>
            <draw:equation draw:name="f7" draw:formula="?f4 / 211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3" draw:style-name="a1234" draw:name="TextBox 10" svg:x="4.01378in" svg:y="5.62913in" svg:width="0.13898in" svg:height="0.28031in">
          <draw:text-box>
            <text:p text:style-name="a1233" text:class-names="" text:cond-style-name="" text:id="id172"><text:span text:style-name="a1232" text:class-names="">4</text:span></text:p>
          </draw:text-box>
          <svg:title/>
          <svg:desc/>
        </draw:frame>
        <draw:frame draw:id="id175" draw:style-name="a1237" draw:name="TextBox 11" svg:x="7.28149in" svg:y="4.96063in" svg:width="0.27756in" svg:height="0.28031in">
          <draw:text-box>
            <text:p text:style-name="a1236" text:class-names="" text:cond-style-name="" text:id="id174"><text:span text:style-name="a1235" text:class-names="">10</text:span></text:p>
          </draw:text-box>
          <svg:title/>
          <svg:desc/>
        </draw:frame>
        <draw:custom-shape svg:width="5.90512in" svg:height="0.47205in" draw:id="id177" draw:style-name="a1241" draw:transform="translate(-2.95256in -0.23602in) rotate(-3.14159) translate(5.63012in 5.70886in)" draw:name="Freeform: Shape 12">
          <svg:title/>
          <svg:desc/>
          <text:p text:style-name="a1239" text:class-names="" text:cond-style-name="" text:id="id176"><text:span text:style-name="a1238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9" draw:style-name="a1244" draw:name="TextBox 13" svg:x="5.59055in" svg:y="5.35433in" svg:width="0.13898in" svg:height="0.28031in">
          <draw:text-box>
            <text:p text:style-name="a1243" text:class-names="" text:cond-style-name="" text:id="id178"><text:span text:style-name="a1242" text:class-names="">8</text:span></text:p>
          </draw:text-box>
          <svg:title/>
          <svg:desc/>
        </draw:frame>
        <draw:custom-shape svg:x="2.83465in" svg:y="1.71024in" svg:width="9.23819in" svg:height="3.01457in" draw:id="id180" draw:style-name="a1257" draw:name="Freeform: Shape 14">
          <svg:title/>
          <svg:desc/>
          <text:p text:style-name="a1246" text:class-names="" text:cond-style-name=""><text:span text:style-name="a1245" text:class-names="">t(A) – t(Z) &lt;= 4</text:span></text:p>
          <text:p text:style-name="a1248" text:class-names="" text:cond-style-name=""><text:span text:style-name="a1247" text:class-names="">t(B) – t(Z) &lt;= 8</text:span></text:p>
          <text:p text:style-name="a1250" text:class-names="" text:cond-style-name=""><text:span text:style-name="a1249" text:class-names="">t(C) – t(Z) &lt;= 10</text:span></text:p>
          <text:p text:style-name="a1252" text:class-names="" text:cond-style-name=""><text:span text:style-name="a1251" text:class-names=""/></text:p>
          <text:p text:style-name="a1254" text:class-names="" text:cond-style-name=""><text:span text:style-name="a1253" text:class-names=""/></text:p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63">
          <draw:frame draw:id="id181" draw:style-name="a1260" draw:name="Slide Number Placeholder 6" svg:x="4.67992in" svg:y="11.10827in" svg:width="3.5874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82" presentation:style-name="a1261" draw:name="Slide Image Placeholder 1">
            <svg:title/>
            <svg:desc/>
          </draw:page-thumbnail>
          <draw:frame draw:id="id183" presentation:style-name="a12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4" draw:master-page-name="Master1-Layout7-blank-Blank" presentation:presentation-page-layout-name="Master1-PPL7" draw:id="Slide-259">
        <draw:custom-shape svg:x="5.24843in" svg:y="5.86614in" svg:width="0.73583in" svg:height="0.70866in" draw:id="id184" draw:style-name="a1267" draw:name="Freeform: Shape 1">
          <svg:title/>
          <svg:desc/>
          <text:p text:style-name="a1266" text:class-names="" text:cond-style-name=""><text:span text:style-name="a1265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85" presentation:style-name="a1270" draw:name="Title 2" svg:x="0.73465in" svg:y="0.32953in" svg:width="13.22677in" svg:height="1.38031in" presentation:class="title" presentation:placeholder="false">
          <draw:text-box>
            <text:p text:style-name="a1269" text:class-names="" text:cond-style-name=""><text:span text:style-name="a1268" text:class-names="">Latest possible times?<text:line-break/>(Maximum Separation)</text:span></text:p>
          </draw:text-box>
          <svg:title/>
          <svg:desc/>
        </draw:frame>
        <draw:custom-shape svg:x="5.24843in" svg:y="5.86614in" svg:width="0.73583in" svg:height="0.70866in" draw:id="id186" draw:style-name="a1273" draw:name="Freeform: Shape 3">
          <svg:title/>
          <svg:desc/>
          <text:p text:style-name="a1272" text:class-names="" text:cond-style-name=""><text:span text:style-name="a1271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14in" svg:width="0.73543in" svg:height="0.70866in" draw:id="id187" draw:style-name="a1276" draw:name="Freeform: Shape 4">
          <svg:title/>
          <svg:desc/>
          <text:p text:style-name="a1275" text:class-names="" text:cond-style-name=""><text:span text:style-name="a1274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188" draw:style-name="a1280" draw:transform="translate(-1.29902in -0.11791in) rotate(-3.14159) translate(4.05531in 5.86634in)" draw:name="Freeform: Shape 5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14in" svg:width="0.73583in" svg:height="0.70866in" draw:id="id189" draw:style-name="a1283" draw:name="Freeform: Shape 6">
          <svg:title/>
          <svg:desc/>
          <text:p text:style-name="a1282" text:class-names="" text:cond-style-name=""><text:span text:style-name="a1281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14in" svg:width="0.73583in" svg:height="0.70866in" draw:id="id190" draw:style-name="a1286" draw:name="Freeform: Shape 7">
          <svg:title/>
          <svg:desc/>
          <text:p text:style-name="a1285" text:class-names="" text:cond-style-name=""><text:span text:style-name="a1284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9.13346in" svg:height="0.83031in" draw:id="id191" draw:style-name="a1290" draw:transform="translate(-4.56673in -0.41516in) rotate(-3.14159) translate(7.16555in 5.53366in)" draw:name="Freeform: Shape 8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3200 2110" draw:enhanced-path="M 0 0 C 0 0 5945 2103 10781 2110 15834 2119 23200 210 23200 21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00"/>
            <draw:equation draw:name="f7" draw:formula="?f4 / 211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2" draw:style-name="a1293" draw:name="TextBox 9" svg:x="4.01378in" svg:y="5.62913in" svg:width="0.13898in" svg:height="0.28031in">
          <draw:text-box>
            <text:p text:style-name="a1292" text:class-names="" text:cond-style-name=""><text:span text:style-name="a1291" text:class-names="">4</text:span></text:p>
          </draw:text-box>
          <svg:title/>
          <svg:desc/>
        </draw:frame>
        <draw:frame draw:id="id193" draw:style-name="a1296" draw:name="TextBox 10" svg:x="7.28149in" svg:y="4.96063in" svg:width="0.27756in" svg:height="0.28031in">
          <draw:text-box>
            <text:p text:style-name="a1295" text:class-names="" text:cond-style-name=""><text:span text:style-name="a1294" text:class-names="">10</text:span></text:p>
          </draw:text-box>
          <svg:title/>
          <svg:desc/>
        </draw:frame>
        <draw:custom-shape svg:width="5.90512in" svg:height="0.47205in" draw:id="id194" draw:style-name="a1300" draw:transform="translate(-2.95256in -0.23602in) rotate(-3.14159) translate(5.63012in 5.70886in)" draw:name="Freeform: Shape 11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5" draw:style-name="a1303" draw:name="TextBox 12" svg:x="5.59055in" svg:y="5.35433in" svg:width="0.13898in" svg:height="0.28031in">
          <draw:text-box>
            <text:p text:style-name="a1302" text:class-names="" text:cond-style-name=""><text:span text:style-name="a1301" text:class-names="">8</text:span></text:p>
          </draw:text-box>
          <svg:title/>
          <svg:desc/>
        </draw:frame>
        <draw:custom-shape svg:width="2.55866in" svg:height="0.3126in" draw:id="id197" draw:style-name="a1307" draw:transform="translate(-1.27933in -0.1563in) rotate(-3.14159) translate(7.14587in 5.90669in)" draw:name="Freeform: Shape 13">
          <svg:title/>
          <svg:desc/>
          <text:p text:style-name="a1305" text:class-names="" text:cond-style-name="" text:id="id196"><text:span text:style-name="a1304" text:class-names=""/></text:p>
          <draw:enhanced-geometry xmlns:dr3d="urn:oasis:names:tc:opendocument:xmlns:dr3d:1.0" draw:type="non-primitive" svg:viewBox="0 0 6500 795" draw:enhanced-path="M 0 0 C 0 0 2043 793 3400 795 4817 797 6500 295 650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9" draw:style-name="a1310" draw:name="TextBox 14" svg:x="7.08504in" svg:y="5.62913in" svg:width="0.13898in" svg:height="0.28031in">
          <draw:text-box>
            <text:p text:style-name="a1309" text:class-names="" text:cond-style-name="" text:id="id198"><text:span text:style-name="a1308" text:class-names="">2</text:span></text:p>
          </draw:text-box>
          <svg:title/>
          <svg:desc/>
        </draw:frame>
        <draw:custom-shape svg:x="2.83465in" svg:y="1.71024in" svg:width="9.23819in" svg:height="3.01457in" draw:id="id200" draw:style-name="a1323" draw:name="Freeform: Shape 15">
          <svg:title/>
          <svg:desc/>
          <text:p text:style-name="a1312" text:class-names="" text:cond-style-name=""><text:span text:style-name="a1311" text:class-names="">t(A) – t(Z) &lt;= 4</text:span></text:p>
          <text:p text:style-name="a1314" text:class-names="" text:cond-style-name=""><text:span text:style-name="a1313" text:class-names="">t(B) – t(Z) &lt;= 8</text:span></text:p>
          <text:p text:style-name="a1316" text:class-names="" text:cond-style-name=""><text:span text:style-name="a1315" text:class-names="">t(C) – t(Z) &lt;= 10</text:span></text:p>
          <text:p text:style-name="a1318" text:class-names="" text:cond-style-name=""><text:span text:style-name="a1317" text:class-names=""/></text:p>
          <text:p text:style-name="a1320" text:class-names="" text:cond-style-name=""><text:span text:style-name="a1319" text:class-names="">t(B) – t(A) &lt;= 2</text:span></text:p>
          <text:p text:style-name="a1322" text:class-names="" text:cond-style-name=""><text:span text:style-name="a1321" text:class-names="">t(C) – t(B) &lt;= 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7689in" svg:y="3.38583in" svg:width="4.30394in" svg:height="1.33937in" draw:id="id201" draw:style-name="a1326" draw:name="Freeform: Shape 16">
          <svg:title/>
          <svg:desc/>
          <text:p text:style-name="a1325" text:class-names="" text:cond-style-name=""><text:span text:style-name="a1324" text:class-names="">('B comes no more than 2 time units after A')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-2580 64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width="2.59803in" svg:height="0.23583in" draw:id="id203" draw:style-name="a1330" draw:transform="translate(-1.29902in -0.11791in) rotate(-3.14159) translate(10.35453in 5.90807in)" draw:name="Freeform: Shape 17">
          <svg:title/>
          <svg:desc/>
          <text:p text:style-name="a1328" text:class-names="" text:cond-style-name="" text:id="id202"><text:span text:style-name="a1327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05" draw:style-name="a1333" draw:name="TextBox 18" svg:x="10.31299in" svg:y="5.67087in" svg:width="0.13898in" svg:height="0.28031in">
          <draw:text-box>
            <text:p text:style-name="a1332" text:class-names="" text:cond-style-name="" text:id="id204"><text:span text:style-name="a1331" text:class-names="">1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39">
          <draw:frame draw:id="id206" draw:style-name="a1336" draw:name="Slide Number Placeholder 6" svg:x="4.67992in" svg:y="11.10827in" svg:width="3.5874in" svg:height="0.58425in">
            <draw:text-box>
              <text:p text:style-name="a1335" text:class-names="" text:cond-style-name=""><text:span text:style-name="a133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07" presentation:style-name="a1337" draw:name="Slide Image Placeholder 1">
            <svg:title/>
            <svg:desc/>
          </draw:page-thumbnail>
          <draw:frame draw:id="id208" presentation:style-name="a13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40" draw:master-page-name="Master1-Layout7-blank-Blank" presentation:presentation-page-layout-name="Master1-PPL7" draw:id="Slide-260">
        <draw:frame draw:id="id209" presentation:style-name="a1343" draw:name="Title 1" svg:x="0.73465in" svg:y="0.32953in" svg:width="13.22677in" svg:height="1.38031in" presentation:class="title" presentation:placeholder="false">
          <draw:text-box>
            <text:p text:style-name="a1342" text:class-names="" text:cond-style-name=""><text:span text:style-name="a1341" text:class-names="">Earliest possible times?<text:line-break/>(Minimum Separation)</text:span></text:p>
          </draw:text-box>
          <svg:title/>
          <svg:desc/>
        </draw:frame>
        <draw:frame draw:id="id210" presentation:style-name="a1354" draw:name="Text Placeholder 2" svg:x="0.73465in" svg:y="1.93465in" svg:width="12.93268in" svg:height="4.7952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4" text:class-names="">For latest possible time: find the<text:s text:c="1"/></text:span><text:span text:style-name="a1345" text:class-names="">shortest path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For earliest possible times...?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presentation:notes draw:style-name="a1360">
          <draw:frame draw:id="id211" draw:style-name="a1357" draw:name="Slide Number Placeholder 6" svg:x="4.67992in" svg:y="11.10827in" svg:width="3.5874in" svg:height="0.58425in">
            <draw:text-box>
              <text:p text:style-name="a1356" text:class-names="" text:cond-style-name=""><text:span text:style-name="a135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12" presentation:style-name="a1358" draw:name="Slide Image Placeholder 1">
            <svg:title/>
            <svg:desc/>
          </draw:page-thumbnail>
          <draw:frame draw:id="id213" presentation:style-name="a13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61" draw:master-page-name="Master1-Layout7-blank-Blank" presentation:presentation-page-layout-name="Master1-PPL7" draw:id="Slide-261">
        <draw:frame draw:id="id214" presentation:style-name="a1364" draw:name="Title 1" svg:x="0.73465in" svg:y="0.32953in" svg:width="13.22677in" svg:height="1.38031in" presentation:class="title" presentation:placeholder="false">
          <draw:text-box>
            <text:p text:style-name="a1363" text:class-names="" text:cond-style-name=""><text:span text:style-name="a1362" text:class-names="">Earliest possible times?</text:span></text:p>
          </draw:text-box>
          <svg:title/>
          <svg:desc/>
        </draw:frame>
        <draw:custom-shape svg:x="2.83425in" svg:y="1.70984in" svg:width="9.23819in" svg:height="3.01457in" draw:id="id215" draw:style-name="a1375" draw:name="Freeform: Shape 2">
          <svg:title/>
          <svg:desc/>
          <text:p text:style-name="a1366" text:class-names="" text:cond-style-name=""><text:span text:style-name="a1365" text:class-names="">2 &lt;= t(A) – t(Z)</text:span></text:p>
          <text:p text:style-name="a1368" text:class-names="" text:cond-style-name=""><text:span text:style-name="a1367" text:class-names="">4 &lt;= t(B) – t(Z)</text:span></text:p>
          <text:p text:style-name="a1370" text:class-names="" text:cond-style-name=""><text:span text:style-name="a1369" text:class-names=""/></text:p>
          <text:p text:style-name="a1372" text:class-names="" text:cond-style-name=""><text:span text:style-name="a1371" text:class-names="">3 &lt;= t(B) – t(A)</text:span></text:p>
          <text:p text:style-name="a1374" text:class-names="" text:cond-style-name=""><text:span text:style-name="a1373" text:class-names="">1&lt;= t(C) – t(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4843in" svg:y="5.86654in" svg:width="0.73583in" svg:height="0.70866in" draw:id="id216" draw:style-name="a1378" draw:name="Freeform: Shape 3">
          <svg:title/>
          <svg:desc/>
          <text:p text:style-name="a1377" text:class-names="" text:cond-style-name=""><text:span text:style-name="a1376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24843in" svg:y="5.86654in" svg:width="0.73583in" svg:height="0.70866in" draw:id="id217" draw:style-name="a1381" draw:name="Freeform: Shape 4">
          <svg:title/>
          <svg:desc/>
          <text:p text:style-name="a1380" text:class-names="" text:cond-style-name=""><text:span text:style-name="a1379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54in" svg:width="0.73543in" svg:height="0.70866in" draw:id="id218" draw:style-name="a1384" draw:name="Freeform: Shape 5">
          <svg:title/>
          <svg:desc/>
          <text:p text:style-name="a1383" text:class-names="" text:cond-style-name=""><text:span text:style-name="a1382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220" draw:style-name="a1388" draw:transform="translate(-1.29902in -0.11791in) rotate(-3.14159) translate(4.05531in 5.86673in)" draw:name="Freeform: Shape 6">
          <svg:title/>
          <svg:desc/>
          <text:p text:style-name="a1386" text:class-names="" text:cond-style-name="" text:id="id219"><text:span text:style-name="a1385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54in" svg:width="0.73583in" svg:height="0.70866in" draw:id="id221" draw:style-name="a1391" draw:name="Freeform: Shape 7">
          <svg:title/>
          <svg:desc/>
          <text:p text:style-name="a1390" text:class-names="" text:cond-style-name=""><text:span text:style-name="a1389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54in" svg:width="0.73583in" svg:height="0.70866in" draw:id="id222" draw:style-name="a1394" draw:name="Freeform: Shape 8">
          <svg:title/>
          <svg:desc/>
          <text:p text:style-name="a1393" text:class-names="" text:cond-style-name=""><text:span text:style-name="a1392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24" draw:style-name="a1397" draw:name="TextBox 9" svg:x="4.01378in" svg:y="5.62953in" svg:width="0.13898in" svg:height="0.28031in">
          <draw:text-box>
            <text:p text:style-name="a1396" text:class-names="" text:cond-style-name="" text:id="id223"><text:span text:style-name="a1395" text:class-names="">2</text:span></text:p>
          </draw:text-box>
          <svg:title/>
          <svg:desc/>
        </draw:frame>
        <draw:custom-shape svg:width="5.90512in" svg:height="0.47205in" draw:id="id226" draw:style-name="a1401" draw:transform="translate(-2.95256in -0.23602in) rotate(-3.14159) translate(5.63012in 5.70925in)" draw:name="Freeform: Shape 10">
          <svg:title/>
          <svg:desc/>
          <text:p text:style-name="a1399" text:class-names="" text:cond-style-name="" text:id="id225"><text:span text:style-name="a1398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28" draw:style-name="a1404" draw:name="TextBox 11" svg:x="5.59055in" svg:y="5.35472in" svg:width="0.13898in" svg:height="0.28031in">
          <draw:text-box>
            <text:p text:style-name="a1403" text:class-names="" text:cond-style-name="" text:id="id227"><text:span text:style-name="a1402" text:class-names="">4</text:span></text:p>
          </draw:text-box>
          <svg:title/>
          <svg:desc/>
        </draw:frame>
        <draw:custom-shape svg:width="2.55866in" svg:height="0.3126in" draw:id="id230" draw:style-name="a1408" draw:transform="translate(-1.27933in -0.1563in) rotate(-3.14159) translate(7.14587in 5.90709in)" draw:name="Freeform: Shape 12">
          <svg:title/>
          <svg:desc/>
          <text:p text:style-name="a1406" text:class-names="" text:cond-style-name="" text:id="id229"><text:span text:style-name="a1405" text:class-names=""/></text:p>
          <draw:enhanced-geometry xmlns:dr3d="urn:oasis:names:tc:opendocument:xmlns:dr3d:1.0" draw:type="non-primitive" svg:viewBox="0 0 6500 795" draw:enhanced-path="M 0 0 C 0 0 2043 793 3400 795 4817 797 6500 295 650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32" draw:style-name="a1411" draw:name="TextBox 13" svg:x="7.08504in" svg:y="5.62953in" svg:width="0.13898in" svg:height="0.28031in">
          <draw:text-box>
            <text:p text:style-name="a1410" text:class-names="" text:cond-style-name="" text:id="id231"><text:span text:style-name="a1409" text:class-names="">3</text:span></text:p>
          </draw:text-box>
          <svg:title/>
          <svg:desc/>
        </draw:frame>
        <draw:custom-shape svg:width="2.59803in" svg:height="0.23583in" draw:id="id234" draw:style-name="a1415" draw:transform="translate(-1.29902in -0.11791in) rotate(-3.14159) translate(10.35453in 5.90846in)" draw:name="Freeform: Shape 14">
          <svg:title/>
          <svg:desc/>
          <text:p text:style-name="a1413" text:class-names="" text:cond-style-name="" text:id="id233"><text:span text:style-name="a1412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36" draw:style-name="a1418" draw:name="TextBox 15" svg:x="10.31299in" svg:y="5.67126in" svg:width="0.13898in" svg:height="0.28031in">
          <draw:text-box>
            <text:p text:style-name="a1417" text:class-names="" text:cond-style-name="" text:id="id235"><text:span text:style-name="a1416" text:class-names="">1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24">
          <draw:frame draw:id="id237" draw:style-name="a1421" draw:name="Slide Number Placeholder 6" svg:x="4.67992in" svg:y="11.10827in" svg:width="3.5874in" svg:height="0.5842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38" presentation:style-name="a1422" draw:name="Slide Image Placeholder 1">
            <svg:title/>
            <svg:desc/>
          </draw:page-thumbnail>
          <draw:frame draw:id="id239" presentation:style-name="a14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25" draw:master-page-name="Master1-Layout7-blank-Blank" presentation:presentation-page-layout-name="Master1-PPL7" draw:id="Slide-262">
        <draw:frame draw:id="id240" presentation:style-name="a1428" draw:name="Title 1" svg:x="0.73465in" svg:y="0.32953in" svg:width="13.22677in" svg:height="1.38031in" presentation:class="title" presentation:placeholder="false">
          <draw:text-box>
            <text:p text:style-name="a1427" text:class-names="" text:cond-style-name=""><text:span text:style-name="a1426" text:class-names="">Hacking algorithms</text:span></text:p>
          </draw:text-box>
          <svg:title/>
          <svg:desc/>
        </draw:frame>
        <draw:frame draw:id="id241" presentation:style-name="a1440" draw:name="Text Placeholder 2" svg:x="0.73465in" svg:y="1.93465in" svg:width="12.93268in" svg:height="4.7952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9" text:class-names="">Longest path from Z to C?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2" text:class-names="">= Shortest<text:s text:c="1"/></text:span><text:span text:style-name="a1433" text:class-names="">negative</text:span><text:span text:style-name="a1434" text:class-names=""><text:s text:c="1"/>path from C to Z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  <presentation:notes draw:style-name="a1446">
          <draw:frame draw:id="id242" draw:style-name="a1443" draw:name="Slide Number Placeholder 6" svg:x="4.67992in" svg:y="11.10827in" svg:width="3.5874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43" presentation:style-name="a1444" draw:name="Slide Image Placeholder 1">
            <svg:title/>
            <svg:desc/>
          </draw:page-thumbnail>
          <draw:frame draw:id="id244" presentation:style-name="a14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47" draw:master-page-name="Master1-Layout7-blank-Blank" presentation:presentation-page-layout-name="Master1-PPL7" draw:id="Slide-263">
        <draw:frame draw:id="id245" presentation:style-name="a1450" draw:name="Title 1" svg:x="0.73465in" svg:y="0.32953in" svg:width="13.22677in" svg:height="1.38031in" presentation:class="title" presentation:placeholder="false">
          <draw:text-box>
            <text:p text:style-name="a1449" text:class-names="" text:cond-style-name=""><text:span text:style-name="a1448" text:class-names="">Earliest possible times?</text:span></text:p>
          </draw:text-box>
          <svg:title/>
          <svg:desc/>
        </draw:frame>
        <draw:custom-shape svg:x="2.83425in" svg:y="1.70984in" svg:width="9.23819in" svg:height="3.01457in" draw:id="id246" draw:style-name="a1461" draw:name="Freeform: Shape 2">
          <svg:title/>
          <svg:desc/>
          <text:p text:style-name="a1452" text:class-names="" text:cond-style-name=""><text:span text:style-name="a1451" text:class-names="">2 &lt;= t(A) – t(Z)</text:span></text:p>
          <text:p text:style-name="a1454" text:class-names="" text:cond-style-name=""><text:span text:style-name="a1453" text:class-names="">4 &lt;= t(B) – t(Z)</text:span></text:p>
          <text:p text:style-name="a1456" text:class-names="" text:cond-style-name=""><text:span text:style-name="a1455" text:class-names=""/></text:p>
          <text:p text:style-name="a1458" text:class-names="" text:cond-style-name=""><text:span text:style-name="a1457" text:class-names="">3 &lt;= t(B) – t(A)</text:span></text:p>
          <text:p text:style-name="a1460" text:class-names="" text:cond-style-name=""><text:span text:style-name="a1459" text:class-names="">1&lt;= t(C) – t(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24843in" svg:y="5.86654in" svg:width="0.73583in" svg:height="0.70866in" draw:id="id247" draw:style-name="a1464" draw:name="Freeform: Shape 3">
          <svg:title/>
          <svg:desc/>
          <text:p text:style-name="a1463" text:class-names="" text:cond-style-name=""><text:span text:style-name="a1462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24843in" svg:y="5.86654in" svg:width="0.73583in" svg:height="0.70866in" draw:id="id248" draw:style-name="a1467" draw:name="Freeform: Shape 4">
          <svg:title/>
          <svg:desc/>
          <text:p text:style-name="a1466" text:class-names="" text:cond-style-name=""><text:span text:style-name="a1465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54in" svg:width="0.73543in" svg:height="0.70866in" draw:id="id249" draw:style-name="a1470" draw:name="Freeform: Shape 5">
          <svg:title/>
          <svg:desc/>
          <text:p text:style-name="a1469" text:class-names="" text:cond-style-name=""><text:span text:style-name="a1468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250" draw:style-name="a1474" draw:transform="translate(-1.29902in -0.11791in) rotate(-3.14159) translate(4.05531in 5.86673in)" draw:name="Freeform: Shape 6">
          <svg:title/>
          <svg:desc/>
          <text:p text:style-name="a1472" text:class-names="" text:cond-style-name=""><text:span text:style-name="a1471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54in" svg:width="0.73583in" svg:height="0.70866in" draw:id="id251" draw:style-name="a1477" draw:name="Freeform: Shape 7">
          <svg:title/>
          <svg:desc/>
          <text:p text:style-name="a1476" text:class-names="" text:cond-style-name=""><text:span text:style-name="a1475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54in" svg:width="0.73583in" svg:height="0.70866in" draw:id="id252" draw:style-name="a1480" draw:name="Freeform: Shape 8">
          <svg:title/>
          <svg:desc/>
          <text:p text:style-name="a1479" text:class-names="" text:cond-style-name=""><text:span text:style-name="a1478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53" draw:style-name="a1483" draw:name="TextBox 9" svg:x="4.01378in" svg:y="5.62953in" svg:width="0.13898in" svg:height="0.28031in">
          <draw:text-box>
            <text:p text:style-name="a1482" text:class-names="" text:cond-style-name=""><text:span text:style-name="a1481" text:class-names="">2</text:span></text:p>
          </draw:text-box>
          <svg:title/>
          <svg:desc/>
        </draw:frame>
        <draw:custom-shape svg:width="5.90512in" svg:height="0.47205in" draw:id="id254" draw:style-name="a1487" draw:transform="translate(-2.95256in -0.23602in) rotate(-3.14159) translate(5.63012in 5.70925in)" draw:name="Freeform: Shape 10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55" draw:style-name="a1490" draw:name="TextBox 11" svg:x="5.59055in" svg:y="5.35472in" svg:width="0.13898in" svg:height="0.28031in">
          <draw:text-box>
            <text:p text:style-name="a1489" text:class-names="" text:cond-style-name=""><text:span text:style-name="a1488" text:class-names="">4</text:span></text:p>
          </draw:text-box>
          <svg:title/>
          <svg:desc/>
        </draw:frame>
        <draw:custom-shape svg:width="2.55866in" svg:height="0.3126in" draw:id="id256" draw:style-name="a1494" draw:transform="translate(-1.27933in -0.1563in) rotate(-3.14159) translate(7.14587in 5.90709in)" draw:name="Freeform: Shape 12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6500 795" draw:enhanced-path="M 0 0 C 0 0 2043 793 3400 795 4817 797 6500 295 650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57" draw:style-name="a1497" draw:name="TextBox 13" svg:x="7.08504in" svg:y="5.62953in" svg:width="0.13898in" svg:height="0.28031in">
          <draw:text-box>
            <text:p text:style-name="a1496" text:class-names="" text:cond-style-name=""><text:span text:style-name="a1495" text:class-names="">3</text:span></text:p>
          </draw:text-box>
          <svg:title/>
          <svg:desc/>
        </draw:frame>
        <draw:custom-shape svg:width="2.59803in" svg:height="0.23583in" draw:id="id258" draw:style-name="a1501" draw:transform="translate(-1.29902in -0.11791in) rotate(-3.14159) translate(10.35453in 5.90846in)" draw:name="Freeform: Shape 14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59" draw:style-name="a1504" draw:name="TextBox 15" svg:x="10.31299in" svg:y="5.67126in" svg:width="0.13898in" svg:height="0.28031in">
          <draw:text-box>
            <text:p text:style-name="a1503" text:class-names="" text:cond-style-name=""><text:span text:style-name="a1502" text:class-names="">1</text:span></text:p>
          </draw:text-box>
          <svg:title/>
          <svg:desc/>
        </draw:frame>
        <presentation:notes draw:style-name="a1510">
          <draw:frame draw:id="id260" draw:style-name="a1507" draw:name="Slide Number Placeholder 6" svg:x="4.67992in" svg:y="11.10827in" svg:width="3.5874in" svg:height="0.58425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61" presentation:style-name="a1508" draw:name="Slide Image Placeholder 1">
            <svg:title/>
            <svg:desc/>
          </draw:page-thumbnail>
          <draw:frame draw:id="id262" presentation:style-name="a15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11" draw:master-page-name="Master1-Layout7-blank-Blank" presentation:presentation-page-layout-name="Master1-PPL7" draw:id="Slide-264">
        <draw:custom-shape svg:x="6.14094in" svg:y="4.76378in" svg:width="0.73504in" svg:height="0.55118in" draw:id="id264" draw:style-name="a1514" draw:name="Freeform: Shape 1">
          <svg:title/>
          <svg:desc/>
          <text:p text:style-name="a1513" text:class-names="" text:cond-style-name="" text:id="id263"><text:span text:style-name="a1512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65" presentation:style-name="a1517" draw:name="Title 2" svg:x="0.73465in" svg:y="0.32953in" svg:width="13.22677in" svg:height="1.38031in" presentation:class="title" presentation:placeholder="false">
          <draw:text-box>
            <text:p text:style-name="a1516" text:class-names="" text:cond-style-name=""><text:span text:style-name="a1515" text:class-names="">Hacking algorithms</text:span></text:p>
          </draw:text-box>
          <svg:title/>
          <svg:desc/>
        </draw:frame>
        <draw:frame draw:id="id266" presentation:style-name="a1529" draw:name="Text Placeholder 3" svg:x="0.73465in" svg:y="1.93465in" svg:width="12.93268in" svg:height="4.7952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Longest path from Z to C?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1" text:class-names="">= Shortest<text:s text:c="1"/></text:span><text:span text:style-name="a1522" text:class-names="">negative</text:span><text:span text:style-name="a1523" text:class-names=""><text:s text:c="1"/>path from C to Z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  <draw:frame draw:id="id277" draw:style-name="a1552" draw:name="TextBox 4" svg:x="3.98898in" svg:y="3.55079in" svg:width="7.02126in" svg:height="4.24449in">
          <draw:text-box>
            <text:p text:style-name="a1531" text:class-names="" text:cond-style-name="" text:id="id267"><text:span text:style-name="a1530" text:class-names="">2 &lt;= t(A) – t(Z)</text:span></text:p>
            <text:p text:style-name="a1533" text:class-names="" text:cond-style-name="" text:id="id268"><text:span text:style-name="a1532" text:class-names=""/></text:p>
            <text:p text:style-name="a1535" text:class-names="" text:cond-style-name="" text:id="id269"><text:span text:style-name="a1534" text:class-names="">Multiply both sides by -1:</text:span></text:p>
            <text:p text:style-name="a1539" text:class-names="" text:cond-style-name="" text:id="id270"><text:span text:style-name="a1536" text:class-names="">-2</text:span><text:span text:style-name="a1537" text:class-names=""><text:s text:c="1"/>&gt;<text:s text:c="1"/></text:span><text:span text:style-name="a1538" text:class-names=""><text:s text:c="1"/>- t(A) + t(Z)</text:span></text:p>
            <text:p text:style-name="a1541" text:class-names="" text:cond-style-name="" text:id="id271"><text:span text:style-name="a1540" text:class-names=""/></text:p>
            <text:p text:style-name="a1543" text:class-names="" text:cond-style-name="" text:id="id272"><text:span text:style-name="a1542" text:class-names="">p &gt;= q is the same as q &lt;= p:</text:span></text:p>
            <text:p text:style-name="a1545" text:class-names="" text:cond-style-name="" text:id="id273"><text:span text:style-name="a1544" text:class-names="">- t(A) + t(Z) &lt; -2</text:span></text:p>
            <text:p text:style-name="a1547" text:class-names="" text:cond-style-name="" text:id="id274"><text:span text:style-name="a1546" text:class-names=""/></text:p>
            <text:p text:style-name="a1549" text:class-names="" text:cond-style-name="" text:id="id275"><text:span text:style-name="a1548" text:class-names="">Rearrange LHS:</text:span></text:p>
            <text:p text:style-name="a1551" text:class-names="" text:cond-style-name="" text:id="id276"><text:span text:style-name="a1550" text:class-names="">t(Z) – t(A) &lt; -2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58">
          <draw:frame draw:id="id278" draw:style-name="a1555" draw:name="Slide Number Placeholder 6" svg:x="4.67992in" svg:y="11.10827in" svg:width="3.5874in" svg:height="0.58425in">
            <draw:text-box>
              <text:p text:style-name="a1554" text:class-names="" text:cond-style-name=""><text:span text:style-name="a155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79" presentation:style-name="a1556" draw:name="Slide Image Placeholder 1">
            <svg:title/>
            <svg:desc/>
          </draw:page-thumbnail>
          <draw:frame draw:id="id280" presentation:style-name="a15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59" draw:master-page-name="Master1-Layout7-blank-Blank" presentation:presentation-page-layout-name="Master1-PPL7" draw:id="Slide-265">
        <draw:custom-shape svg:x="5.24843in" svg:y="5.86614in" svg:width="0.73583in" svg:height="0.70866in" draw:id="id281" draw:style-name="a1562" draw:name="Freeform: Shape 1">
          <svg:title/>
          <svg:desc/>
          <text:p text:style-name="a1561" text:class-names="" text:cond-style-name=""><text:span text:style-name="a1560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82" presentation:style-name="a1565" draw:name="Title 2" svg:x="0.73465in" svg:y="0.32953in" svg:width="13.22677in" svg:height="1.38031in" presentation:class="title" presentation:placeholder="false">
          <draw:text-box>
            <text:p text:style-name="a1564" text:class-names="" text:cond-style-name=""><text:span text:style-name="a1563" text:class-names="">Earliest Possible Times?</text:span></text:p>
          </draw:text-box>
          <svg:title/>
          <svg:desc/>
        </draw:frame>
        <draw:custom-shape svg:x="5.24843in" svg:y="5.86614in" svg:width="0.73583in" svg:height="0.70866in" draw:id="id283" draw:style-name="a1568" draw:name="Freeform: Shape 3">
          <svg:title/>
          <svg:desc/>
          <text:p text:style-name="a1567" text:class-names="" text:cond-style-name=""><text:span text:style-name="a1566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14in" svg:width="0.73543in" svg:height="0.70866in" draw:id="id284" draw:style-name="a1571" draw:name="Freeform: Shape 4">
          <svg:title/>
          <svg:desc/>
          <text:p text:style-name="a1570" text:class-names="" text:cond-style-name=""><text:span text:style-name="a1569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285" draw:style-name="a1575" draw:transform="translate(-1.29902in -0.11791in) rotate(-3.14159) translate(4.05531in 5.86634in)" draw:name="Freeform: Shape 5">
          <svg:title/>
          <svg:desc/>
          <text:p text:style-name="a1573" text:class-names="" text:cond-style-name=""><text:span text:style-name="a1572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14in" svg:width="0.73583in" svg:height="0.70866in" draw:id="id286" draw:style-name="a1578" draw:name="Freeform: Shape 6">
          <svg:title/>
          <svg:desc/>
          <text:p text:style-name="a1577" text:class-names="" text:cond-style-name=""><text:span text:style-name="a1576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14in" svg:width="0.73583in" svg:height="0.70866in" draw:id="id287" draw:style-name="a1581" draw:name="Freeform: Shape 7">
          <svg:title/>
          <svg:desc/>
          <text:p text:style-name="a1580" text:class-names="" text:cond-style-name=""><text:span text:style-name="a1579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9.13346in" svg:height="0.83031in" draw:id="id288" draw:style-name="a1585" draw:transform="translate(-4.56673in -0.41516in) rotate(-3.14159) translate(7.16555in 5.53366in)" draw:name="Freeform: Shape 8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type="non-primitive" svg:viewBox="0 0 23200 2110" draw:enhanced-path="M 0 0 C 0 0 5945 2103 10781 2110 15834 2119 23200 210 23200 21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00"/>
            <draw:equation draw:name="f7" draw:formula="?f4 / 211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89" draw:style-name="a1588" draw:name="TextBox 9" svg:x="4.01378in" svg:y="5.62913in" svg:width="0.13898in" svg:height="0.28031in">
          <draw:text-box>
            <text:p text:style-name="a1587" text:class-names="" text:cond-style-name=""><text:span text:style-name="a1586" text:class-names="">4</text:span></text:p>
          </draw:text-box>
          <svg:title/>
          <svg:desc/>
        </draw:frame>
        <draw:frame draw:id="id290" draw:style-name="a1591" draw:name="TextBox 10" svg:x="7.28149in" svg:y="4.96063in" svg:width="0.27756in" svg:height="0.28031in">
          <draw:text-box>
            <text:p text:style-name="a1590" text:class-names="" text:cond-style-name=""><text:span text:style-name="a1589" text:class-names="">10</text:span></text:p>
          </draw:text-box>
          <svg:title/>
          <svg:desc/>
        </draw:frame>
        <draw:custom-shape svg:width="5.90512in" svg:height="0.47205in" draw:id="id291" draw:style-name="a1595" draw:transform="translate(-2.95256in -0.23602in) rotate(-3.14159) translate(5.63012in 5.70886in)" draw:name="Freeform: Shape 11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92" draw:style-name="a1598" draw:name="TextBox 12" svg:x="5.59055in" svg:y="5.35433in" svg:width="0.13898in" svg:height="0.28031in">
          <draw:text-box>
            <text:p text:style-name="a1597" text:class-names="" text:cond-style-name=""><text:span text:style-name="a1596" text:class-names="">8</text:span></text:p>
          </draw:text-box>
          <svg:title/>
          <svg:desc/>
        </draw:frame>
        <draw:custom-shape svg:width="2.55866in" svg:height="0.3126in" draw:id="id293" draw:style-name="a1602" draw:transform="translate(-1.27933in -0.1563in) rotate(-3.14159) translate(7.14587in 5.90669in)" draw:name="Freeform: Shape 13">
          <svg:title/>
          <svg:desc/>
          <text:p text:style-name="a1600" text:class-names="" text:cond-style-name=""><text:span text:style-name="a1599" text:class-names=""/></text:p>
          <draw:enhanced-geometry xmlns:dr3d="urn:oasis:names:tc:opendocument:xmlns:dr3d:1.0" draw:type="non-primitive" svg:viewBox="0 0 6500 795" draw:enhanced-path="M 0 0 C 0 0 2043 793 3400 795 4817 797 6500 295 650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94" draw:style-name="a1605" draw:name="TextBox 14" svg:x="7.08504in" svg:y="5.62913in" svg:width="0.13898in" svg:height="0.28031in">
          <draw:text-box>
            <text:p text:style-name="a1604" text:class-names="" text:cond-style-name=""><text:span text:style-name="a1603" text:class-names="">2</text:span></text:p>
          </draw:text-box>
          <svg:title/>
          <svg:desc/>
        </draw:frame>
        <draw:custom-shape svg:width="2.59803in" svg:height="0.23583in" draw:id="id295" draw:style-name="a1609" draw:transform="translate(-1.29902in -0.11791in) rotate(-3.14159) translate(10.35453in 5.90807in)" draw:name="Freeform: Shape 15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96" draw:style-name="a1612" draw:name="TextBox 16" svg:x="10.31299in" svg:y="5.67087in" svg:width="0.13898in" svg:height="0.28031in">
          <draw:text-box>
            <text:p text:style-name="a1611" text:class-names="" text:cond-style-name=""><text:span text:style-name="a1610" text:class-names="">1</text:span></text:p>
          </draw:text-box>
          <svg:title/>
          <svg:desc/>
        </draw:frame>
        <draw:custom-shape svg:x="3.10984in" svg:y="1.73189in" svg:width="3.35945in" svg:height="3.01457in" draw:id="id297" draw:style-name="a1623" draw:name="Freeform: Shape 17">
          <svg:title/>
          <svg:desc/>
          <text:p text:style-name="a1614" text:class-names="" text:cond-style-name=""><text:span text:style-name="a1613" text:class-names="">2 &lt;= t(A) – t(Z)</text:span></text:p>
          <text:p text:style-name="a1616" text:class-names="" text:cond-style-name=""><text:span text:style-name="a1615" text:class-names="">4 &lt;= t(B) – t(Z)</text:span></text:p>
          <text:p text:style-name="a1618" text:class-names="" text:cond-style-name=""><text:span text:style-name="a1617" text:class-names=""/></text:p>
          <text:p text:style-name="a1620" text:class-names="" text:cond-style-name=""><text:span text:style-name="a1619" text:class-names="">3 &lt;= t(B) – t(A)</text:span></text:p>
          <text:p text:style-name="a1622" text:class-names="" text:cond-style-name=""><text:span text:style-name="a1621" text:class-names="">1&lt;= t(C) – t(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53189in" svg:y="1.70945in" svg:width="3.35945in" svg:height="3.01457in" draw:id="id298" draw:style-name="a1634" draw:name="Freeform: Shape 18">
          <svg:title/>
          <svg:desc/>
          <text:p text:style-name="a1625" text:class-names="" text:cond-style-name=""><text:span text:style-name="a1624" text:class-names="">t(Z) – t(A) &lt;= -2</text:span></text:p>
          <text:p text:style-name="a1627" text:class-names="" text:cond-style-name=""><text:span text:style-name="a1626" text:class-names="">t(Z) – t(B) &lt;= -4</text:span></text:p>
          <text:p text:style-name="a1629" text:class-names="" text:cond-style-name=""><text:span text:style-name="a1628" text:class-names=""/></text:p>
          <text:p text:style-name="a1631" text:class-names="" text:cond-style-name=""><text:span text:style-name="a1630" text:class-names="">t(A) – t(B) &lt;= -3</text:span></text:p>
          <text:p text:style-name="a1633" text:class-names="" text:cond-style-name=""><text:span text:style-name="a1632" text:class-names="">t(B) – t(C) &lt;= -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6614in" svg:y="6.37953in" svg:width="2.55866in" svg:height="0.3126in" draw:id="id300" draw:style-name="a1638" draw:name="Freeform: Shape 19">
          <svg:title/>
          <svg:desc/>
          <text:p text:style-name="a1636" text:class-names="" text:cond-style-name="" text:id="id299"><text:span text:style-name="a1635" text:class-names=""/></text:p>
          <draw:enhanced-geometry xmlns:dr3d="urn:oasis:names:tc:opendocument:xmlns:dr3d:1.0" draw:type="non-primitive" svg:viewBox="0 0 6500 795" draw:enhanced-path="M 6500 0 C 6500 0 4457 793 3100 795 1683 797 0 295 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02" draw:style-name="a1641" draw:name="TextBox 20" svg:x="7.04606in" svg:y="6.57402in" svg:width="0.22244in" svg:height="0.28031in">
          <draw:text-box>
            <text:p text:style-name="a1640" text:class-names="" text:cond-style-name="" text:id="id301"><text:span text:style-name="a1639" text:class-names="">-3</text:span></text:p>
          </draw:text-box>
          <svg:title/>
          <svg:desc/>
        </draw:frame>
        <draw:custom-shape svg:x="9.05551in" svg:y="6.37953in" svg:width="2.55866in" svg:height="0.3126in" draw:id="id304" draw:style-name="a1645" draw:name="Freeform: Shape 21">
          <svg:title/>
          <svg:desc/>
          <text:p text:style-name="a1643" text:class-names="" text:cond-style-name="" text:id="id303"><text:span text:style-name="a1642" text:class-names=""/></text:p>
          <draw:enhanced-geometry xmlns:dr3d="urn:oasis:names:tc:opendocument:xmlns:dr3d:1.0" draw:type="non-primitive" svg:viewBox="0 0 6500 795" draw:enhanced-path="M 6500 0 C 6500 0 4457 793 3100 795 1683 797 0 295 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06" draw:style-name="a1648" draw:name="TextBox 22" svg:x="10.23543in" svg:y="6.57402in" svg:width="0.22244in" svg:height="0.28031in">
          <draw:text-box>
            <text:p text:style-name="a1647" text:class-names="" text:cond-style-name="" text:id="id305"><text:span text:style-name="a1646" text:class-names="">-1</text:span></text:p>
          </draw:text-box>
          <svg:title/>
          <svg:desc/>
        </draw:frame>
        <draw:custom-shape svg:x="2.75591in" svg:y="6.37953in" svg:width="2.51969in" svg:height="0.3126in" draw:id="id308" draw:style-name="a1652" draw:name="Freeform: Shape 23">
          <svg:title/>
          <svg:desc/>
          <text:p text:style-name="a1650" text:class-names="" text:cond-style-name="" text:id="id307"><text:span text:style-name="a1649" text:class-names=""/></text:p>
          <draw:enhanced-geometry xmlns:dr3d="urn:oasis:names:tc:opendocument:xmlns:dr3d:1.0" draw:type="non-primitive" svg:viewBox="0 0 6401 795" draw:enhanced-path="M 6401 0 C 6401 0 4358 793 3001 795 1584 797 0 196 0 19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01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10" draw:style-name="a1655" draw:name="TextBox 24" svg:x="3.89685in" svg:y="6.57402in" svg:width="0.22244in" svg:height="0.28031in">
          <draw:text-box>
            <text:p text:style-name="a1654" text:class-names="" text:cond-style-name="" text:id="id309"><text:span text:style-name="a1653" text:class-names="">-2</text:span></text:p>
          </draw:text-box>
          <svg:title/>
          <svg:desc/>
        </draw:frame>
        <draw:custom-shape svg:x="2.6378in" svg:y="6.53937in" svg:width="5.90512in" svg:height="0.47205in" draw:id="id312" draw:style-name="a1659" draw:name="Freeform: Shape 25">
          <svg:title/>
          <svg:desc/>
          <text:p text:style-name="a1657" text:class-names="" text:cond-style-name="" text:id="id311"><text:span text:style-name="a1656" text:class-names=""/></text:p>
          <draw:enhanced-geometry xmlns:dr3d="urn:oasis:names:tc:opendocument:xmlns:dr3d:1.0" draw:type="non-primitive" svg:viewBox="0 0 15000 1200" draw:enhanced-path="M 15000 0 C 15000 0 11105 1196 7936 1200 4626 1205 0 100 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14" draw:style-name="a1662" draw:name="TextBox 26" svg:x="5.59055in" svg:y="6.8937in" svg:width="0.22244in" svg:height="0.28031in">
          <draw:text-box>
            <text:p text:style-name="a1661" text:class-names="" text:cond-style-name="" text:id="id313"><text:span text:style-name="a1660" text:class-names="">-4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0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68">
          <draw:frame draw:id="id315" draw:style-name="a1665" draw:name="Slide Number Placeholder 6" svg:x="4.67992in" svg:y="11.10827in" svg:width="3.5874in" svg:height="0.58425in">
            <draw:text-box>
              <text:p text:style-name="a1664" text:class-names="" text:cond-style-name=""><text:span text:style-name="a166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16" presentation:style-name="a1666" draw:name="Slide Image Placeholder 1">
            <svg:title/>
            <svg:desc/>
          </draw:page-thumbnail>
          <draw:frame draw:id="id317" presentation:style-name="a16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69" draw:master-page-name="Master1-Layout7-blank-Blank" presentation:presentation-page-layout-name="Master1-PPL7" draw:id="Slide-266">
        <draw:custom-shape svg:x="5.24843in" svg:y="5.86614in" svg:width="0.73583in" svg:height="0.70866in" draw:id="id318" draw:style-name="a1672" draw:name="Freeform: Shape 1">
          <svg:title/>
          <svg:desc/>
          <text:p text:style-name="a1671" text:class-names="" text:cond-style-name=""><text:span text:style-name="a1670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319" presentation:style-name="a1675" draw:name="Title 2" svg:x="0.73465in" svg:y="0.32953in" svg:width="13.22677in" svg:height="1.38031in" presentation:class="title" presentation:placeholder="false">
          <draw:text-box>
            <text:p text:style-name="a1674" text:class-names="" text:cond-style-name=""><text:span text:style-name="a1673" text:class-names="">Earliest Possible Times?</text:span></text:p>
          </draw:text-box>
          <svg:title/>
          <svg:desc/>
        </draw:frame>
        <draw:custom-shape svg:x="5.24843in" svg:y="5.86614in" svg:width="0.73583in" svg:height="0.70866in" draw:id="id320" draw:style-name="a1678" draw:name="Freeform: Shape 3">
          <svg:title/>
          <svg:desc/>
          <text:p text:style-name="a1677" text:class-names="" text:cond-style-name=""><text:span text:style-name="a1676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.13858in" svg:y="5.86614in" svg:width="0.73543in" svg:height="0.70866in" draw:id="id321" draw:style-name="a1681" draw:name="Freeform: Shape 4">
          <svg:title/>
          <svg:desc/>
          <text:p text:style-name="a1680" text:class-names="" text:cond-style-name=""><text:span text:style-name="a1679" text:class-names="">Z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2.59803in" svg:height="0.23583in" draw:id="id322" draw:style-name="a1685" draw:transform="translate(-1.29902in -0.11791in) rotate(-3.14159) translate(4.05531in 5.86634in)" draw:name="Freeform: Shape 5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9803in" svg:y="5.86614in" svg:width="0.73583in" svg:height="0.70866in" draw:id="id323" draw:style-name="a1688" draw:name="Freeform: Shape 6">
          <svg:title/>
          <svg:desc/>
          <text:p text:style-name="a1687" text:class-names="" text:cond-style-name=""><text:span text:style-name="a1686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1.54764in" svg:y="5.86614in" svg:width="0.73583in" svg:height="0.70866in" draw:id="id324" draw:style-name="a1691" draw:name="Freeform: Shape 7">
          <svg:title/>
          <svg:desc/>
          <text:p text:style-name="a1690" text:class-names="" text:cond-style-name=""><text:span text:style-name="a1689" text:class-names="">C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width="9.13346in" svg:height="0.83031in" draw:id="id325" draw:style-name="a1695" draw:transform="translate(-4.56673in -0.41516in) rotate(-3.14159) translate(7.16555in 5.53366in)" draw:name="Freeform: Shape 8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type="non-primitive" svg:viewBox="0 0 23200 2110" draw:enhanced-path="M 0 0 C 0 0 5945 2103 10781 2110 15834 2119 23200 210 23200 21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00"/>
            <draw:equation draw:name="f7" draw:formula="?f4 / 211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26" draw:style-name="a1698" draw:name="TextBox 9" svg:x="4.01378in" svg:y="5.62913in" svg:width="0.13898in" svg:height="0.28031in">
          <draw:text-box>
            <text:p text:style-name="a1697" text:class-names="" text:cond-style-name=""><text:span text:style-name="a1696" text:class-names="">4</text:span></text:p>
          </draw:text-box>
          <svg:title/>
          <svg:desc/>
        </draw:frame>
        <draw:frame draw:id="id327" draw:style-name="a1701" draw:name="TextBox 10" svg:x="7.28149in" svg:y="4.96063in" svg:width="0.27756in" svg:height="0.28031in">
          <draw:text-box>
            <text:p text:style-name="a1700" text:class-names="" text:cond-style-name=""><text:span text:style-name="a1699" text:class-names="">10</text:span></text:p>
          </draw:text-box>
          <svg:title/>
          <svg:desc/>
        </draw:frame>
        <draw:custom-shape svg:width="5.90512in" svg:height="0.47205in" draw:id="id328" draw:style-name="a1705" draw:transform="translate(-2.95256in -0.23602in) rotate(-3.14159) translate(5.63012in 5.70886in)" draw:name="Freeform: Shape 11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15000 1200" draw:enhanced-path="M 0 0 C 0 0 3895 1196 7064 1200 10374 1205 15000 100 150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29" draw:style-name="a1708" draw:name="TextBox 12" svg:x="5.59055in" svg:y="5.35433in" svg:width="0.13898in" svg:height="0.28031in">
          <draw:text-box>
            <text:p text:style-name="a1707" text:class-names="" text:cond-style-name=""><text:span text:style-name="a1706" text:class-names="">8</text:span></text:p>
          </draw:text-box>
          <svg:title/>
          <svg:desc/>
        </draw:frame>
        <draw:custom-shape svg:width="2.55866in" svg:height="0.3126in" draw:id="id330" draw:style-name="a1712" draw:transform="translate(-1.27933in -0.1563in) rotate(-3.14159) translate(7.14587in 5.90669in)" draw:name="Freeform: Shape 13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type="non-primitive" svg:viewBox="0 0 6500 795" draw:enhanced-path="M 0 0 C 0 0 2043 793 3400 795 4817 797 6500 295 650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31" draw:style-name="a1715" draw:name="TextBox 14" svg:x="7.08504in" svg:y="5.62913in" svg:width="0.13898in" svg:height="0.28031in">
          <draw:text-box>
            <text:p text:style-name="a1714" text:class-names="" text:cond-style-name=""><text:span text:style-name="a1713" text:class-names="">2</text:span></text:p>
          </draw:text-box>
          <svg:title/>
          <svg:desc/>
        </draw:frame>
        <draw:custom-shape svg:width="2.59803in" svg:height="0.23583in" draw:id="id332" draw:style-name="a1719" draw:transform="translate(-1.29902in -0.11791in) rotate(-3.14159) translate(10.35453in 5.90807in)" draw:name="Freeform: Shape 15">
          <svg:title/>
          <svg:desc/>
          <text:p text:style-name="a1717" text:class-names="" text:cond-style-name=""><text:span text:style-name="a1716" text:class-names=""/></text:p>
          <draw:enhanced-geometry xmlns:dr3d="urn:oasis:names:tc:opendocument:xmlns:dr3d:1.0" draw:type="non-primitive" svg:viewBox="0 0 6600 600" draw:enhanced-path="M 0 0 C 0 0 1760 598 3117 600 4534 602 6600 100 660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600"/>
            <draw:equation draw:name="f7" draw:formula="?f4 / 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33" draw:style-name="a1722" draw:name="TextBox 16" svg:x="10.31299in" svg:y="5.67087in" svg:width="0.13898in" svg:height="0.28031in">
          <draw:text-box>
            <text:p text:style-name="a1721" text:class-names="" text:cond-style-name=""><text:span text:style-name="a1720" text:class-names="">1</text:span></text:p>
          </draw:text-box>
          <svg:title/>
          <svg:desc/>
        </draw:frame>
        <draw:custom-shape svg:x="3.10984in" svg:y="1.73189in" svg:width="3.35945in" svg:height="3.01457in" draw:id="id334" draw:style-name="a1733" draw:name="Freeform: Shape 17">
          <svg:title/>
          <svg:desc/>
          <text:p text:style-name="a1724" text:class-names="" text:cond-style-name=""><text:span text:style-name="a1723" text:class-names="">2 &lt;= t(A) – t(Z)</text:span></text:p>
          <text:p text:style-name="a1726" text:class-names="" text:cond-style-name=""><text:span text:style-name="a1725" text:class-names="">4 &lt;= t(B) – t(Z)</text:span></text:p>
          <text:p text:style-name="a1728" text:class-names="" text:cond-style-name=""><text:span text:style-name="a1727" text:class-names=""/></text:p>
          <text:p text:style-name="a1730" text:class-names="" text:cond-style-name=""><text:span text:style-name="a1729" text:class-names="">3 &lt;= t(B) – t(A)</text:span></text:p>
          <text:p text:style-name="a1732" text:class-names="" text:cond-style-name=""><text:span text:style-name="a1731" text:class-names="">1&lt;= t(C) – t(B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53189in" svg:y="1.70945in" svg:width="3.35945in" svg:height="3.01457in" draw:id="id335" draw:style-name="a1744" draw:name="Freeform: Shape 18">
          <svg:title/>
          <svg:desc/>
          <text:p text:style-name="a1735" text:class-names="" text:cond-style-name=""><text:span text:style-name="a1734" text:class-names="">t(Z) – t(A) &lt;= -2</text:span></text:p>
          <text:p text:style-name="a1737" text:class-names="" text:cond-style-name=""><text:span text:style-name="a1736" text:class-names="">t(Z) – t(B) &lt;= -4</text:span></text:p>
          <text:p text:style-name="a1739" text:class-names="" text:cond-style-name=""><text:span text:style-name="a1738" text:class-names=""/></text:p>
          <text:p text:style-name="a1741" text:class-names="" text:cond-style-name=""><text:span text:style-name="a1740" text:class-names="">t(A) – t(B) &lt;= -3</text:span></text:p>
          <text:p text:style-name="a1743" text:class-names="" text:cond-style-name=""><text:span text:style-name="a1742" text:class-names="">t(B) – t(C) &lt;= -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6614in" svg:y="6.37953in" svg:width="2.55866in" svg:height="0.3126in" draw:id="id336" draw:style-name="a1748" draw:name="Freeform: Shape 19">
          <svg:title/>
          <svg:desc/>
          <text:p text:style-name="a1746" text:class-names="" text:cond-style-name=""><text:span text:style-name="a1745" text:class-names=""/></text:p>
          <draw:enhanced-geometry xmlns:dr3d="urn:oasis:names:tc:opendocument:xmlns:dr3d:1.0" draw:type="non-primitive" svg:viewBox="0 0 6500 795" draw:enhanced-path="M 6500 0 C 6500 0 4457 793 3100 795 1683 797 0 295 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37" draw:style-name="a1751" draw:name="TextBox 20" svg:x="7.04606in" svg:y="6.57402in" svg:width="0.22244in" svg:height="0.28031in">
          <draw:text-box>
            <text:p text:style-name="a1750" text:class-names="" text:cond-style-name=""><text:span text:style-name="a1749" text:class-names="">-3</text:span></text:p>
          </draw:text-box>
          <svg:title/>
          <svg:desc/>
        </draw:frame>
        <draw:custom-shape svg:x="9.05551in" svg:y="6.37953in" svg:width="2.55866in" svg:height="0.3126in" draw:id="id338" draw:style-name="a1755" draw:name="Freeform: Shape 21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6500 795" draw:enhanced-path="M 6500 0 C 6500 0 4457 793 3100 795 1683 797 0 295 0 29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00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39" draw:style-name="a1758" draw:name="TextBox 22" svg:x="10.23543in" svg:y="6.57402in" svg:width="0.22244in" svg:height="0.28031in">
          <draw:text-box>
            <text:p text:style-name="a1757" text:class-names="" text:cond-style-name=""><text:span text:style-name="a1756" text:class-names="">-1</text:span></text:p>
          </draw:text-box>
          <svg:title/>
          <svg:desc/>
        </draw:frame>
        <draw:custom-shape svg:x="2.75591in" svg:y="6.37953in" svg:width="2.51969in" svg:height="0.3126in" draw:id="id340" draw:style-name="a1762" draw:name="Freeform: Shape 23">
          <svg:title/>
          <svg:desc/>
          <text:p text:style-name="a1760" text:class-names="" text:cond-style-name=""><text:span text:style-name="a1759" text:class-names=""/></text:p>
          <draw:enhanced-geometry xmlns:dr3d="urn:oasis:names:tc:opendocument:xmlns:dr3d:1.0" draw:type="non-primitive" svg:viewBox="0 0 6401 795" draw:enhanced-path="M 6401 0 C 6401 0 4358 793 3001 795 1584 797 0 196 0 19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01"/>
            <draw:equation draw:name="f7" draw:formula="?f4 / 79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41" draw:style-name="a1765" draw:name="TextBox 24" svg:x="3.89685in" svg:y="6.57402in" svg:width="0.22244in" svg:height="0.28031in">
          <draw:text-box>
            <text:p text:style-name="a1764" text:class-names="" text:cond-style-name=""><text:span text:style-name="a1763" text:class-names="">-2</text:span></text:p>
          </draw:text-box>
          <svg:title/>
          <svg:desc/>
        </draw:frame>
        <draw:custom-shape svg:x="2.6378in" svg:y="6.53937in" svg:width="5.90512in" svg:height="0.47205in" draw:id="id342" draw:style-name="a1769" draw:name="Freeform: Shape 25">
          <svg:title/>
          <svg:desc/>
          <text:p text:style-name="a1767" text:class-names="" text:cond-style-name=""><text:span text:style-name="a1766" text:class-names=""/></text:p>
          <draw:enhanced-geometry xmlns:dr3d="urn:oasis:names:tc:opendocument:xmlns:dr3d:1.0" draw:type="non-primitive" svg:viewBox="0 0 15000 1200" draw:enhanced-path="M 15000 0 C 15000 0 11105 1196 7936 1200 4626 1205 0 100 0 1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00"/>
            <draw:equation draw:name="f7" draw:formula="?f4 / 1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43" draw:style-name="a1772" draw:name="TextBox 26" svg:x="5.59055in" svg:y="6.8937in" svg:width="0.22244in" svg:height="0.28031in">
          <draw:text-box>
            <text:p text:style-name="a1771" text:class-names="" text:cond-style-name=""><text:span text:style-name="a1770" text:class-names="">-4</text:span></text:p>
          </draw:text-box>
          <svg:title/>
          <svg:desc/>
        </draw:frame>
        <presentation:notes draw:style-name="a1778">
          <draw:frame draw:id="id344" draw:style-name="a1775" draw:name="Slide Number Placeholder 6" svg:x="4.67992in" svg:y="11.10827in" svg:width="3.5874in" svg:height="0.58425in">
            <draw:text-box>
              <text:p text:style-name="a1774" text:class-names="" text:cond-style-name=""><text:span text:style-name="a177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345" presentation:style-name="a1776" draw:name="Slide Image Placeholder 1">
            <svg:title/>
            <svg:desc/>
          </draw:page-thumbnail>
          <draw:frame draw:id="id346" presentation:style-name="a17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779" draw:master-page-name="Master1-Layout7-blank-Blank" presentation:presentation-page-layout-name="Master1-PPL7" draw:id="Slide-267">
        <draw:frame draw:id="id347" presentation:style-name="a1782" draw:name="Title 1" svg:x="0.73465in" svg:y="0.32953in" svg:width="13.22677in" svg:height="1.38031in" presentation:class="title" presentation:placeholder="false">
          <draw:text-box>
            <text:p text:style-name="a1781" text:class-names="" text:cond-style-name=""><text:span text:style-name="a1780" text:class-names="">Simple Temporal Networks (i)</text:span></text:p>
          </draw:text-box>
          <svg:title/>
          <svg:desc/>
        </draw:frame>
        <draw:frame draw:id="id348" presentation:style-name="a1807" draw:name="Text Placeholder 2" svg:x="0.73465in" svg:y="1.93465in" svg:width="13.22677in" svg:height="4.7952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Can map STPs to an equivalent digraph:</text:span></text:p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One vertex per time-point (and one for 'time zero');</text:span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89" text:class-names="">For</text:span><text:span text:style-name="a1790" text:class-names=""><text:s text:c="1"/></text:span><text:span text:style-name="a1791" text:class-names="">lb ≤ t(j) – t(i) ≤ ub:</text:span></text:p>
                  </text:list-item>
                </text:list>
              </text:list-item>
            </text:list>
            <text:list text:style-name="a1798">
              <text:list-item>
                <text:list text:style-name="a1798">
                  <text:list-item>
                    <text:list text:style-name="a1798">
                      <text:list-item>
                        <text:p text:style-name="a1797" text:class-names="" text:cond-style-name=""><text:span text:style-name="a1794" text:class-names="">An edge (i → j) with weight<text:s text:c="1"/></text:span><text:span text:style-name="a1795" text:class-names="">ub</text:span><text:span text:style-name="a1796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list text:style-name="a1802">
                      <text:list-item>
                        <text:p text:style-name="a1801" text:class-names="" text:cond-style-name=""><text:span text:style-name="a1799" text:class-names="">An edge (j → i), with weight<text:s text:c="1"/></text:span><text:span text:style-name="a1800" text:class-names="">-lb</text:span></text:p>
                      </text:list-item>
                    </text:list>
                  </text:list-item>
                </text:list>
              </text:list-item>
            </text:list>
            <text:list text:style-name="a1806">
              <text:list-item>
                <text:list text:style-name="a1806">
                  <text:list-item>
                    <text:list text:style-name="a1806">
                      <text:list-item>
                        <text:list text:style-name="a1806">
                          <text:list-item>
                            <text:p text:style-name="a1805" text:class-names="" text:cond-style-name=""><text:span text:style-name="a1803" text:class-names="">(c.f.<text:s text:c="1"/></text:span><text:span text:style-name="a1804" text:class-names="">lb ≤ t(j) – t(i) <text:s text:c="4"/>→ <text:s text:c="4"/>t(j) – t(i) ≤ -l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813">
          <draw:frame draw:id="id349" draw:style-name="a1810" draw:name="Slide Number Placeholder 6" svg:x="4.67992in" svg:y="11.10827in" svg:width="3.5874in" svg:height="0.58425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350" presentation:style-name="a1811" draw:name="Slide Image Placeholder 1">
            <svg:title/>
            <svg:desc/>
          </draw:page-thumbnail>
          <draw:frame draw:id="id351" presentation:style-name="a18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14" draw:master-page-name="Master1-Layout7-blank-Blank" presentation:presentation-page-layout-name="Master1-PPL7" draw:id="Slide-268">
        <draw:frame draw:id="id352" presentation:style-name="a1817" draw:name="Title 1" svg:x="0.73465in" svg:y="0.32953in" svg:width="13.22677in" svg:height="1.38031in" presentation:class="title" presentation:placeholder="false">
          <draw:text-box>
            <text:p text:style-name="a1816" text:class-names="" text:cond-style-name=""><text:span text:style-name="a1815" text:class-names="">Example STN</text:span></text:p>
          </draw:text-box>
          <svg:title/>
          <svg:desc/>
        </draw:frame>
        <draw:custom-shape svg:x="1.36457in" svg:y="2.11024in" svg:width="1.2063in" svg:height="1.02402in" draw:id="id353" draw:style-name="a1820" draw:name="Freeform: Shape 2">
          <svg:title/>
          <svg:desc/>
          <text:p text:style-name="a1819" text:class-names="" text:cond-style-name=""><text:span text:style-name="a1818" text:class-names="">A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3" draw:id="id354">
          <svg:title/>
          <svg:desc/>
          <draw:custom-shape svg:x="2.09961in" svg:y="2.57283in" svg:width="0in" svg:height="0.31496in" draw:id="id401" draw:style-name="a1909" draw:name="Straight Connector 4">
            <svg:title/>
            <svg:desc/>
            <text:p text:style-name="a1908" text:class-names="" text:cond-style-name=""><text:span text:style-name="a19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09961in" svg:y="2.73031in" svg:width="0.31496in" svg:height="0in" draw:id="id402" draw:style-name="a1912" draw:name="Straight Connector 5">
            <svg:title/>
            <svg:desc/>
            <text:p text:style-name="a1911" text:class-names="" text:cond-style-name=""><text:span text:style-name="a19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" draw:id="id355">
          <svg:title/>
          <svg:desc/>
          <draw:custom-shape svg:x="5.77362in" svg:y="2.11063in" svg:width="1.2063in" svg:height="1.02402in" draw:id="id397" draw:style-name="a1900" draw:name="Freeform: Shape 7">
            <svg:title/>
            <svg:desc/>
            <text:p text:style-name="a1899" text:class-names="" text:cond-style-name=""><text:span text:style-name="a1898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8" draw:id="id398">
            <svg:title/>
            <svg:desc/>
            <draw:custom-shape svg:x="6.77008in" svg:y="2.57323in" svg:width="0in" svg:height="0.31496in" draw:id="id399" draw:style-name="a1903" draw:name="Straight Connector 9">
              <svg:title/>
              <svg:desc/>
              <text:p text:style-name="a1902" text:class-names="" text:cond-style-name=""><text:span text:style-name="a190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45512in" svg:y="2.73071in" svg:width="0.31496in" svg:height="0in" draw:id="id400" draw:style-name="a1906" draw:name="Straight Connector 10">
              <svg:title/>
              <svg:desc/>
              <text:p text:style-name="a1905" text:class-names="" text:cond-style-name=""><text:span text:style-name="a190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3.5689in" svg:y="2.11024in" svg:width="1.2063in" svg:height="1.02402in" draw:id="id357" draw:style-name="a1823" draw:name="Freeform: Shape 11">
          <svg:title/>
          <svg:desc/>
          <text:p text:style-name="a1822" text:class-names="" text:cond-style-name="" text:id="id356"><text:span text:style-name="a1821" text:class-names="">B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2" draw:id="id358">
          <svg:title/>
          <svg:desc/>
          <draw:custom-shape svg:x="4.30433in" svg:y="2.57283in" svg:width="0in" svg:height="0.31496in" draw:id="id395" draw:style-name="a1894" draw:name="Straight Connector 13">
            <svg:title/>
            <svg:desc/>
            <text:p text:style-name="a1893" text:class-names="" text:cond-style-name=""><text:span text:style-name="a189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30433in" svg:y="2.73031in" svg:width="0.31496in" svg:height="0in" draw:id="id396" draw:style-name="a1897" draw:name="Straight Connector 14">
            <svg:title/>
            <svg:desc/>
            <text:p text:style-name="a1896" text:class-names="" text:cond-style-name=""><text:span text:style-name="a189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1.36457in" svg:y="2.11024in" svg:width="1.2063in" svg:height="1.02402in" draw:id="id359" draw:style-name="a1826" draw:name="Freeform: Shape 15">
          <svg:title/>
          <svg:desc/>
          <text:p text:style-name="a1825" text:class-names="" text:cond-style-name=""><text:span text:style-name="a1824" text:class-names="">A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6" draw:id="id360">
          <svg:title/>
          <svg:desc/>
          <draw:custom-shape svg:x="2.09961in" svg:y="2.57283in" svg:width="0in" svg:height="0.31496in" draw:id="id393" draw:style-name="a1888" draw:name="Straight Connector 17">
            <svg:title/>
            <svg:desc/>
            <text:p text:style-name="a1887" text:class-names="" text:cond-style-name=""><text:span text:style-name="a18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09961in" svg:y="2.73031in" svg:width="0.31496in" svg:height="0in" draw:id="id394" draw:style-name="a1891" draw:name="Straight Connector 18">
            <svg:title/>
            <svg:desc/>
            <text:p text:style-name="a1890" text:class-names="" text:cond-style-name=""><text:span text:style-name="a18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19" draw:id="id361">
          <svg:title/>
          <svg:desc/>
          <draw:custom-shape svg:x="7.97795in" svg:y="2.12559in" svg:width="1.2063in" svg:height="1.02402in" draw:id="id389" draw:style-name="a1879" draw:name="Freeform: Shape 20">
            <svg:title/>
            <svg:desc/>
            <text:p text:style-name="a1878" text:class-names="" text:cond-style-name=""><text:span text:style-name="a1877" text:class-names="">B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21" draw:id="id390">
            <svg:title/>
            <svg:desc/>
            <draw:custom-shape svg:x="8.97441in" svg:y="2.58819in" svg:width="0in" svg:height="0.31496in" draw:id="id391" draw:style-name="a1882" draw:name="Straight Connector 22">
              <svg:title/>
              <svg:desc/>
              <text:p text:style-name="a1881" text:class-names="" text:cond-style-name=""><text:span text:style-name="a188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8.65945in" svg:y="2.74567in" svg:width="0.31496in" svg:height="0in" draw:id="id392" draw:style-name="a1885" draw:name="Straight Connector 23">
              <svg:title/>
              <svg:desc/>
              <text:p text:style-name="a1884" text:class-names="" text:cond-style-name=""><text:span text:style-name="a188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2.57087in" svg:y="2.99213in" svg:width="0.99803in" svg:height="1.18071in" draw:id="id363" draw:style-name="a1830" draw:name="Freeform: Shape 24">
          <svg:title/>
          <svg:desc/>
          <text:p text:style-name="a1828" text:class-names="" text:cond-style-name="" text:id="id362"><text:span text:style-name="a1827" text:class-names=""/></text:p>
          <draw:enhanced-geometry xmlns:dr3d="urn:oasis:names:tc:opendocument:xmlns:dr3d:1.0" draw:type="non-primitive" svg:viewBox="0 0 2536 3000" draw:enhanced-path="F M 2536 3000 L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36"/>
            <draw:equation draw:name="f7" draw:formula="?f4 / 3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72362in" svg:y="2.99213in" svg:width="1.04921in" svg:height="1.18071in" draw:id="id365" draw:style-name="a1834" draw:name="Freeform: Shape 25">
          <svg:title/>
          <svg:desc/>
          <text:p text:style-name="a1832" text:class-names="" text:cond-style-name="" text:id="id364"><text:span text:style-name="a1831" text:class-names=""/></text:p>
          <draw:enhanced-geometry xmlns:dr3d="urn:oasis:names:tc:opendocument:xmlns:dr3d:1.0" draw:type="non-primitive" svg:viewBox="0 0 2666 3000" draw:enhanced-path="F M 2666 0 L 0 30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6"/>
            <draw:equation draw:name="f7" draw:formula="?f4 / 3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97992in" svg:y="2.99213in" svg:width="0.99803in" svg:height="1.18071in" draw:id="id367" draw:style-name="a1838" draw:name="Freeform: Shape 26">
          <svg:title/>
          <svg:desc/>
          <text:p text:style-name="a1836" text:class-names="" text:cond-style-name="" text:id="id366"><text:span text:style-name="a1835" text:class-names=""/></text:p>
          <draw:enhanced-geometry xmlns:dr3d="urn:oasis:names:tc:opendocument:xmlns:dr3d:1.0" draw:type="non-primitive" svg:viewBox="0 0 2536 3000" draw:enhanced-path="F M 2536 3000 L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36"/>
            <draw:equation draw:name="f7" draw:formula="?f4 / 3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69" draw:style-name="a1841" draw:name="TextBox 27" svg:x="2.43425in" svg:y="3.43701in" svg:width="0.34764in" svg:height="0.37559in">
          <draw:text-box>
            <text:p text:style-name="a1840" text:class-names="" text:cond-style-name="" text:id="id368"><text:span text:style-name="a1839" text:class-names="">-ε</text:span></text:p>
          </draw:text-box>
          <svg:title/>
          <svg:desc/>
        </draw:frame>
        <draw:frame draw:id="id371" draw:style-name="a1844" draw:name="TextBox 28" svg:x="4.63858in" svg:y="3.35827in" svg:width="0.34764in" svg:height="0.37559in">
          <draw:text-box>
            <text:p text:style-name="a1843" text:class-names="" text:cond-style-name="" text:id="id370"><text:span text:style-name="a1842" text:class-names="">-ε</text:span></text:p>
          </draw:text-box>
          <svg:title/>
          <svg:desc/>
        </draw:frame>
        <draw:frame draw:id="id373" draw:style-name="a1847" draw:name="TextBox 29" svg:x="7.45315in" svg:y="3.27953in" svg:width="0.34764in" svg:height="0.37559in">
          <draw:text-box>
            <text:p text:style-name="a1846" text:class-names="" text:cond-style-name="" text:id="id372"><text:span text:style-name="a1845" text:class-names="">-ε</text:span></text:p>
          </draw:text-box>
          <svg:title/>
          <svg:desc/>
        </draw:frame>
        <draw:custom-shape svg:x="2.57047in" svg:y="2.3622in" svg:width="3.20236in" svg:height="0in" draw:id="id376" draw:style-name="a1853" draw:name="Freeform: Shape 30">
          <svg:title/>
          <svg:desc/>
          <text:p text:style-name="a1849" text:class-names="" text:cond-style-name="" text:id="id374"><text:span text:style-name="a1848" text:class-names="">3</text:span></text:p>
          <text:p text:style-name="a1851" text:class-names="" text:cond-style-name="" text:id="id375"><text:span text:style-name="a1850" text:class-names=""/></text:p>
          <draw:enhanced-geometry xmlns:dr3d="urn:oasis:names:tc:opendocument:xmlns:dr3d:1.0" draw:type="non-primitive" svg:viewBox="0 0 2928239 0" draw:enhanced-path="F M 0 0 L 2928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28239"/>
            <draw:equation draw:name="f7" draw:formula="?f4 / 0"/>
            <draw:equation draw:name="f8" draw:formula="1464120 / ?f6"/>
            <draw:equation draw:name="f9" draw:formula="0 / ?f7"/>
            <draw:equation draw:name="f10" draw:formula="0 / ?f6"/>
            <draw:equation draw:name="f11" draw:formula="1 / ?f7"/>
            <draw:equation draw:name="f12" draw:formula="2928239 / ?f6"/>
          </draw:enhanced-geometry>
        </draw:custom-shape>
        <draw:custom-shape svg:x="2.57087in" svg:y="2.83465in" svg:width="3.20236in" svg:height="0in" draw:id="id379" draw:style-name="a1859" draw:name="Freeform: Shape 31">
          <svg:title/>
          <svg:desc/>
          <text:p text:style-name="a1855" text:class-names="" text:cond-style-name="" text:id="id377"><text:span text:style-name="a1854" text:class-names=""/></text:p>
          <text:p text:style-name="a1857" text:class-names="" text:cond-style-name="" text:id="id378"><text:span text:style-name="a1856" text:class-names="">-3</text:span></text:p>
          <draw:enhanced-geometry xmlns:dr3d="urn:oasis:names:tc:opendocument:xmlns:dr3d:1.0" draw:type="non-primitive" svg:viewBox="0 0 2928239 0" draw:enhanced-path="F M 0 0 L 2928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28239"/>
            <draw:equation draw:name="f7" draw:formula="?f4 / 0"/>
            <draw:equation draw:name="f8" draw:formula="1464120 / ?f6"/>
            <draw:equation draw:name="f9" draw:formula="0 / ?f7"/>
            <draw:equation draw:name="f10" draw:formula="0 / ?f6"/>
            <draw:equation draw:name="f11" draw:formula="1 / ?f7"/>
            <draw:equation draw:name="f12" draw:formula="2928239 / ?f6"/>
          </draw:enhanced-geometry>
        </draw:custom-shape>
        <draw:custom-shape svg:x="4.7752in" svg:y="4.25197in" svg:width="3.20236in" svg:height="0in" draw:id="id382" draw:style-name="a1865" draw:name="Freeform: Shape 32">
          <svg:title/>
          <svg:desc/>
          <text:p text:style-name="a1861" text:class-names="" text:cond-style-name="" text:id="id380"><text:span text:style-name="a1860" text:class-names="">5</text:span></text:p>
          <text:p text:style-name="a1863" text:class-names="" text:cond-style-name="" text:id="id381"><text:span text:style-name="a1862" text:class-names=""/></text:p>
          <draw:enhanced-geometry xmlns:dr3d="urn:oasis:names:tc:opendocument:xmlns:dr3d:1.0" draw:type="non-primitive" svg:viewBox="0 0 2928239 0" draw:enhanced-path="F M 0 0 L 2928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28239"/>
            <draw:equation draw:name="f7" draw:formula="?f4 / 0"/>
            <draw:equation draw:name="f8" draw:formula="1464120 / ?f6"/>
            <draw:equation draw:name="f9" draw:formula="0 / ?f7"/>
            <draw:equation draw:name="f10" draw:formula="0 / ?f6"/>
            <draw:equation draw:name="f11" draw:formula="1 / ?f7"/>
            <draw:equation draw:name="f12" draw:formula="2928239 / ?f6"/>
          </draw:enhanced-geometry>
        </draw:custom-shape>
        <draw:custom-shape svg:x="4.7752in" svg:y="4.40945in" svg:width="3.20236in" svg:height="0in" draw:id="id385" draw:style-name="a1871" draw:name="Freeform: Shape 33">
          <svg:title/>
          <svg:desc/>
          <text:p text:style-name="a1867" text:class-names="" text:cond-style-name="" text:id="id383"><text:span text:style-name="a1866" text:class-names=""/></text:p>
          <text:p text:style-name="a1869" text:class-names="" text:cond-style-name="" text:id="id384"><text:span text:style-name="a1868" text:class-names="">-5</text:span></text:p>
          <draw:enhanced-geometry xmlns:dr3d="urn:oasis:names:tc:opendocument:xmlns:dr3d:1.0" draw:type="non-primitive" svg:viewBox="0 0 2928239 0" draw:enhanced-path="F M 0 0 L 2928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28239"/>
            <draw:equation draw:name="f7" draw:formula="?f4 / 0"/>
            <draw:equation draw:name="f8" draw:formula="1464120 / ?f6"/>
            <draw:equation draw:name="f9" draw:formula="0 / ?f7"/>
            <draw:equation draw:name="f10" draw:formula="0 / ?f6"/>
            <draw:equation draw:name="f11" draw:formula="1 / ?f7"/>
            <draw:equation draw:name="f12" draw:formula="2928239 / ?f6"/>
          </draw:enhanced-geometry>
        </draw:custom-shape>
        <draw:frame draw:id="id388" draw:style-name="a1876" draw:name="TextBox 34" svg:x="0.83976in" svg:y="6.23543in" svg:width="4.04528in" svg:height="0.88071in">
          <draw:text-box>
            <text:p text:style-name="a1873" text:class-names="" text:cond-style-name="" text:id="id386"><text:span text:style-name="a1872" text:class-names="">0.00: (A) [3]</text:span></text:p>
            <text:p text:style-name="a1875" text:class-names="" text:cond-style-name="" text:id="id387"><text:span text:style-name="a1874" text:class-names="">0.01: (B) [5]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0.5" smil:decelerate="0.5" presentation:node-type="on-click" presentation:preset-class="motion-path" smil:begin="0.0s" smil:fill="hold">
                  <anim:animateMotion svg:path="m0-0.00555743624464005v0.203517259083728" svg:origin="layout" smil:targetElement="id357" smil:dur="1.0s" smil:fill="hold"/>
                </anim:par>
                <anim:par smil:accelerate="0.5" smil:decelerate="0.5" presentation:node-type="with-previous" presentation:preset-class="motion-path" smil:begin="0.0s" smil:fill="hold">
                  <anim:animateMotion svg:path="m0-0.00532423079816445v0.2089549104792" svg:origin="layout" smil:targetElement="id358" smil:dur="1.0s" smil:fill="hold"/>
                </anim:par>
                <anim:par smil:accelerate="0.5" smil:decelerate="0.5" presentation:node-type="with-previous" presentation:preset-class="motion-path" smil:begin="0.0s" smil:fill="hold">
                  <anim:animateMotion svg:path="m0-0.00569601694180087v0.196796212648161" svg:origin="layout" smil:targetElement="id361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6" smil:attributeName="visibility" smil:to="visible" smil:begin="0.0s" smil:dur="0.000500000023748726s" smil:fill="hold"/>
                  <anim:transitionFilter smil:targetElement="id376" smil:type="fade" smil:subtype="crossfade" smil:dur="1.0s"/>
                </anim:par>
                <anim:par presentation:node-type="with-previous" presentation:preset-class="entrance" smil:begin="0.0s" smil:fill="hold">
                  <anim:set smil:targetElement="id379" smil:attributeName="visibility" smil:to="visible" smil:begin="0.0s" smil:dur="0.000500000023748726s" smil:fill="hold"/>
                  <anim:transitionFilter smil:targetElement="id379" smil:type="fade" smil:subtype="crossfade" smil:dur="1.0s"/>
                </anim:par>
                <anim:par presentation:node-type="with-previous" presentation:preset-class="entrance" smil:begin="0.0s" smil:fill="hold">
                  <anim:set smil:targetElement="id382" smil:attributeName="visibility" smil:to="visible" smil:begin="0.0s" smil:dur="0.00100000004749745s" smil:fill="hold"/>
                  <anim:transitionFilter smil:targetElement="id382" smil:type="fade" smil:subtype="crossfade" smil:dur="2.0s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  <anim:transitionFilter smil:targetElement="id385" smil:type="fade" smil:subtype="crossfad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386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3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918">
          <draw:frame draw:id="id403" draw:style-name="a1915" draw:name="Slide Number Placeholder 6" svg:x="4.67992in" svg:y="11.10827in" svg:width="3.5874in" svg:height="0.58425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404" presentation:style-name="a1916" draw:name="Slide Image Placeholder 1">
            <svg:title/>
            <svg:desc/>
          </draw:page-thumbnail>
          <draw:frame draw:id="id405" presentation:style-name="a19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919" draw:master-page-name="Master1-Layout7-blank-Blank" presentation:presentation-page-layout-name="Master1-PPL7" draw:id="Slide-269">
        <draw:frame draw:id="id406" presentation:style-name="a1922" draw:name="Title 1" svg:x="0.73465in" svg:y="0.32953in" svg:width="13.22677in" svg:height="1.38031in" presentation:class="title" presentation:placeholder="false">
          <draw:text-box>
            <text:p text:style-name="a1921" text:class-names="" text:cond-style-name=""><text:span text:style-name="a1920" text:class-names="">Simple Temporal Networks (ii)</text:span></text:p>
          </draw:text-box>
          <svg:title/>
          <svg:desc/>
        </draw:frame>
        <draw:frame draw:id="id411" presentation:style-name="a1937" draw:name="Text Placeholder 2" svg:x="0.78701in" svg:y="1.5748in" svg:width="13.22677in" svg:height="2.83465in" presentation:class="outline" presentation:placeholder="false">
          <draw:text-box>
            <text:list text:style-name="a1925">
              <text:list-item>
                <text:p text:style-name="a1924" text:class-names="" text:cond-style-name="" text:id="id407"><text:span text:style-name="a1923" text:class-names="">Solve the shortest path problem (e.g. using Bellman-Ford) from/to zero</text:span></text:p>
              </text:list-item>
            </text:list>
            <text:list text:style-name="a1928">
              <text:list-item>
                <text:list text:style-name="a1928">
                  <text:list-item>
                    <text:p text:style-name="a1927" text:class-names="" text:cond-style-name="" text:id="id408"><text:span text:style-name="a1926" text:class-names="">dist(0,j)=x → maximum timestamp of j = x</text:span></text:p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 text:id="id409"><text:span text:style-name="a1929" text:class-names="">dist(j,0)=y → minimum timestamp of j = -y</text:span></text:p>
                  </text:list-item>
                </text:list>
              </text:list-item>
            </text:list>
            <text:list text:style-name="a1936">
              <text:list-item>
                <text:p text:style-name="a1935" text:class-names="" text:cond-style-name="" text:id="id410"><text:span text:style-name="a1932" text:class-names="">If we find a<text:s text:c="1"/></text:span><text:span text:style-name="a1933" text:class-names="">negative cycle</text:span><text:span text:style-name="a1934" text:class-names=""><text:s text:c="1"/>then the temporal constraints are inconsistent:</text:span></text:p>
              </text:list-item>
            </text:list>
          </draw:text-box>
          <svg:title/>
          <svg:desc/>
        </draw:frame>
        <draw:custom-shape svg:x="3.09764in" svg:y="4.48504in" svg:width="1.2063in" svg:height="1.02402in" draw:id="id413" draw:style-name="a1940" draw:name="Freeform: Shape 3">
          <svg:title/>
          <svg:desc/>
          <text:p text:style-name="a1939" text:class-names="" text:cond-style-name="" text:id="id412"><text:span text:style-name="a1938" text:class-names="">A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4" draw:id="id414">
          <svg:title/>
          <svg:desc/>
          <draw:custom-shape svg:x="3.83307in" svg:y="4.94764in" svg:width="0in" svg:height="0.31496in" draw:id="id456" draw:style-name="a2021" draw:name="Straight Connector 5">
            <svg:title/>
            <svg:desc/>
            <text:p text:style-name="a2020" text:class-names="" text:cond-style-name=""><text:span text:style-name="a201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83307in" svg:y="5.10512in" svg:width="0.31496in" svg:height="0in" draw:id="id457" draw:style-name="a2024" draw:name="Straight Connector 6">
            <svg:title/>
            <svg:desc/>
            <text:p text:style-name="a2023" text:class-names="" text:cond-style-name=""><text:span text:style-name="a20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7" draw:id="id415">
          <svg:title/>
          <svg:desc/>
          <draw:custom-shape svg:x="9.71102in" svg:y="4.46142in" svg:width="1.2063in" svg:height="1.02402in" draw:id="id452" draw:style-name="a2012" draw:name="Freeform: Shape 8">
            <svg:title/>
            <svg:desc/>
            <text:p text:style-name="a2011" text:class-names="" text:cond-style-name=""><text:span text:style-name="a2010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9" draw:id="id453">
            <svg:title/>
            <svg:desc/>
            <draw:custom-shape svg:x="10.70748in" svg:y="4.92402in" svg:width="0in" svg:height="0.31496in" draw:id="id454" draw:style-name="a2015" draw:name="Straight Connector 10">
              <svg:title/>
              <svg:desc/>
              <text:p text:style-name="a2014" text:class-names="" text:cond-style-name=""><text:span text:style-name="a201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39252in" svg:y="5.0815in" svg:width="0.31496in" svg:height="0in" draw:id="id455" draw:style-name="a2018" draw:name="Straight Connector 11">
              <svg:title/>
              <svg:desc/>
              <text:p text:style-name="a2017" text:class-names="" text:cond-style-name=""><text:span text:style-name="a20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5.30197in" svg:y="6.17835in" svg:width="1.2063in" svg:height="1.02402in" draw:id="id417" draw:style-name="a1943" draw:name="Freeform: Shape 12">
          <svg:title/>
          <svg:desc/>
          <text:p text:style-name="a1942" text:class-names="" text:cond-style-name="" text:id="id416"><text:span text:style-name="a1941" text:class-names="">B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3" draw:id="id418">
          <svg:title/>
          <svg:desc/>
          <draw:custom-shape svg:x="6.0374in" svg:y="6.64094in" svg:width="0in" svg:height="0.31496in" draw:id="id450" draw:style-name="a2006" draw:name="Straight Connector 14">
            <svg:title/>
            <svg:desc/>
            <text:p text:style-name="a2005" text:class-names="" text:cond-style-name=""><text:span text:style-name="a20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374in" svg:y="6.79842in" svg:width="0.31496in" svg:height="0in" draw:id="id451" draw:style-name="a2009" draw:name="Straight Connector 15">
            <svg:title/>
            <svg:desc/>
            <text:p text:style-name="a2008" text:class-names="" text:cond-style-name=""><text:span text:style-name="a20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3.09764in" svg:y="4.48504in" svg:width="1.2063in" svg:height="1.02402in" draw:id="id420" draw:style-name="a1946" draw:name="Freeform: Shape 16">
          <svg:title/>
          <svg:desc/>
          <text:p text:style-name="a1945" text:class-names="" text:cond-style-name="" text:id="id419"><text:span text:style-name="a1944" text:class-names="">A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7" draw:id="id421">
          <svg:title/>
          <svg:desc/>
          <draw:custom-shape svg:x="3.83307in" svg:y="4.94764in" svg:width="0in" svg:height="0.31496in" draw:id="id448" draw:style-name="a2000" draw:name="Straight Connector 18">
            <svg:title/>
            <svg:desc/>
            <text:p text:style-name="a1999" text:class-names="" text:cond-style-name=""><text:span text:style-name="a19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83307in" svg:y="5.10512in" svg:width="0.31496in" svg:height="0in" draw:id="id449" draw:style-name="a2003" draw:name="Straight Connector 19">
            <svg:title/>
            <svg:desc/>
            <text:p text:style-name="a2002" text:class-names="" text:cond-style-name=""><text:span text:style-name="a200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0" draw:id="id422">
          <svg:title/>
          <svg:desc/>
          <draw:custom-shape svg:x="7.50669in" svg:y="6.15433in" svg:width="1.2063in" svg:height="1.02402in" draw:id="id444" draw:style-name="a1991" draw:name="Freeform: Shape 21">
            <svg:title/>
            <svg:desc/>
            <text:p text:style-name="a1990" text:class-names="" text:cond-style-name=""><text:span text:style-name="a1989" text:class-names="">B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22" draw:id="id445">
            <svg:title/>
            <svg:desc/>
            <draw:custom-shape svg:x="8.50315in" svg:y="6.61693in" svg:width="0in" svg:height="0.31496in" draw:id="id446" draw:style-name="a1994" draw:name="Straight Connector 23">
              <svg:title/>
              <svg:desc/>
              <text:p text:style-name="a1993" text:class-names="" text:cond-style-name=""><text:span text:style-name="a199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8.18819in" svg:y="6.77441in" svg:width="0.31496in" svg:height="0in" draw:id="id447" draw:style-name="a1997" draw:name="Straight Connector 24">
              <svg:title/>
              <svg:desc/>
              <text:p text:style-name="a1996" text:class-names="" text:cond-style-name=""><text:span text:style-name="a199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4.30394in" svg:y="5.36693in" svg:width="0.99803in" svg:height="1.18071in" draw:id="id424" draw:style-name="a1950" draw:name="Freeform: Shape 25">
          <svg:title/>
          <svg:desc/>
          <text:p text:style-name="a1948" text:class-names="" text:cond-style-name="" text:id="id423"><text:span text:style-name="a1947" text:class-names=""/></text:p>
          <draw:enhanced-geometry xmlns:dr3d="urn:oasis:names:tc:opendocument:xmlns:dr3d:1.0" draw:type="non-primitive" svg:viewBox="0 0 2536 3000" draw:enhanced-path="F M 2536 3000 L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36"/>
            <draw:equation draw:name="f7" draw:formula="?f4 / 3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71299in" svg:y="5.36693in" svg:width="0.99803in" svg:height="1.25945in" draw:id="id426" draw:style-name="a1954" draw:name="Freeform: Shape 26">
          <svg:title/>
          <svg:desc/>
          <text:p text:style-name="a1952" text:class-names="" text:cond-style-name="" text:id="id425"><text:span text:style-name="a1951" text:class-names=""/></text:p>
          <draw:enhanced-geometry xmlns:dr3d="urn:oasis:names:tc:opendocument:xmlns:dr3d:1.0" draw:type="non-primitive" svg:viewBox="0 0 2536 3200" draw:enhanced-path="F M 2536 0 L 0 32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36"/>
            <draw:equation draw:name="f7" draw:formula="?f4 / 3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428" draw:style-name="a1957" draw:name="TextBox 27" svg:x="4.16732in" svg:y="5.81181in" svg:width="0.34764in" svg:height="0.37559in">
          <draw:text-box>
            <text:p text:style-name="a1956" text:class-names="" text:cond-style-name="" text:id="id427"><text:span text:style-name="a1955" text:class-names="">-ε</text:span></text:p>
          </draw:text-box>
          <svg:title/>
          <svg:desc/>
        </draw:frame>
        <draw:frame draw:id="id430" draw:style-name="a1960" draw:name="TextBox 28" svg:x="8.66378in" svg:y="5.49685in" svg:width="0.34764in" svg:height="0.37559in">
          <draw:text-box>
            <text:p text:style-name="a1959" text:class-names="" text:cond-style-name="" text:id="id429"><text:span text:style-name="a1958" text:class-names="">-ε</text:span></text:p>
          </draw:text-box>
          <svg:title/>
          <svg:desc/>
        </draw:frame>
        <draw:custom-shape svg:x="4.30394in" svg:y="4.73701in" svg:width="5.40709in" svg:height="0in" draw:id="id433" draw:style-name="a1966" draw:name="Freeform: Shape 29">
          <svg:title/>
          <svg:desc/>
          <text:p text:style-name="a1962" text:class-names="" text:cond-style-name="" text:id="id431"><text:span text:style-name="a1961" text:class-names="">3</text:span></text:p>
          <text:p text:style-name="a1964" text:class-names="" text:cond-style-name="" text:id="id432"><text:span text:style-name="a1963" text:class-names=""/></text:p>
          <draw:enhanced-geometry xmlns:dr3d="urn:oasis:names:tc:opendocument:xmlns:dr3d:1.0" draw:type="non-primitive" svg:viewBox="0 0 4944239 0" draw:enhanced-path="F M 0 0 L 4944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44239"/>
            <draw:equation draw:name="f7" draw:formula="?f4 / 0"/>
            <draw:equation draw:name="f8" draw:formula="2472120 / ?f6"/>
            <draw:equation draw:name="f9" draw:formula="0 / ?f7"/>
            <draw:equation draw:name="f10" draw:formula="0 / ?f6"/>
            <draw:equation draw:name="f11" draw:formula="1 / ?f7"/>
            <draw:equation draw:name="f12" draw:formula="4944239 / ?f6"/>
          </draw:enhanced-geometry>
        </draw:custom-shape>
        <draw:custom-shape svg:x="4.30394in" svg:y="5.20945in" svg:width="5.40709in" svg:height="0in" draw:id="id436" draw:style-name="a1972" draw:name="Freeform: Shape 30">
          <svg:title/>
          <svg:desc/>
          <text:p text:style-name="a1968" text:class-names="" text:cond-style-name="" text:id="id434"><text:span text:style-name="a1967" text:class-names=""/></text:p>
          <text:p text:style-name="a1970" text:class-names="" text:cond-style-name="" text:id="id435"><text:span text:style-name="a1969" text:class-names="">-3</text:span></text:p>
          <draw:enhanced-geometry xmlns:dr3d="urn:oasis:names:tc:opendocument:xmlns:dr3d:1.0" draw:type="non-primitive" svg:viewBox="0 0 4944239 0" draw:enhanced-path="F M 0 0 L 494423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44239"/>
            <draw:equation draw:name="f7" draw:formula="?f4 / 0"/>
            <draw:equation draw:name="f8" draw:formula="2472120 / ?f6"/>
            <draw:equation draw:name="f9" draw:formula="0 / ?f7"/>
            <draw:equation draw:name="f10" draw:formula="0 / ?f6"/>
            <draw:equation draw:name="f11" draw:formula="1 / ?f7"/>
            <draw:equation draw:name="f12" draw:formula="4944239 / ?f6"/>
          </draw:enhanced-geometry>
        </draw:custom-shape>
        <draw:custom-shape svg:x="6.50827in" svg:y="6.62677in" svg:width="0.99803in" svg:height="0in" draw:id="id439" draw:style-name="a1978" draw:name="Freeform: Shape 31">
          <svg:title/>
          <svg:desc/>
          <text:p text:style-name="a1974" text:class-names="" text:cond-style-name="" text:id="id437"><text:span text:style-name="a1973" text:class-names="">5</text:span></text:p>
          <text:p text:style-name="a1976" text:class-names="" text:cond-style-name="" text:id="id438"><text:span text:style-name="a1975" text:class-names=""/></text:p>
          <draw:enhanced-geometry xmlns:dr3d="urn:oasis:names:tc:opendocument:xmlns:dr3d:1.0" draw:type="non-primitive" svg:viewBox="0 0 912599 0" draw:enhanced-path="F M 0 0 L 91259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2599"/>
            <draw:equation draw:name="f7" draw:formula="?f4 / 0"/>
            <draw:equation draw:name="f8" draw:formula="456300 / ?f6"/>
            <draw:equation draw:name="f9" draw:formula="0 / ?f7"/>
            <draw:equation draw:name="f10" draw:formula="0 / ?f6"/>
            <draw:equation draw:name="f11" draw:formula="1 / ?f7"/>
            <draw:equation draw:name="f12" draw:formula="912599 / ?f6"/>
          </draw:enhanced-geometry>
        </draw:custom-shape>
        <draw:custom-shape svg:x="6.50827in" svg:y="6.78425in" svg:width="0.99803in" svg:height="0in" draw:id="id442" draw:style-name="a1984" draw:name="Freeform: Shape 32">
          <svg:title/>
          <svg:desc/>
          <text:p text:style-name="a1980" text:class-names="" text:cond-style-name="" text:id="id440"><text:span text:style-name="a1979" text:class-names=""/></text:p>
          <text:p text:style-name="a1982" text:class-names="" text:cond-style-name="" text:id="id441"><text:span text:style-name="a1981" text:class-names="">-5</text:span></text:p>
          <draw:enhanced-geometry xmlns:dr3d="urn:oasis:names:tc:opendocument:xmlns:dr3d:1.0" draw:type="non-primitive" svg:viewBox="0 0 912599 0" draw:enhanced-path="F M 0 0 L 912599 0 N" draw:text-areas="?f10 ?f9 ?f12 ?f11" draw:glue-points="?f8 ?f9 ?f10 ?f11 ?f8 ?f11 ?f12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2599"/>
            <draw:equation draw:name="f7" draw:formula="?f4 / 0"/>
            <draw:equation draw:name="f8" draw:formula="456300 / ?f6"/>
            <draw:equation draw:name="f9" draw:formula="0 / ?f7"/>
            <draw:equation draw:name="f10" draw:formula="0 / ?f6"/>
            <draw:equation draw:name="f11" draw:formula="1 / ?f7"/>
            <draw:equation draw:name="f12" draw:formula="912599 / ?f6"/>
          </draw:enhanced-geometry>
        </draw:custom-shape>
        <draw:frame draw:id="id443" draw:style-name="a1988" draw:name="TextBox 33" svg:x="0in" svg:y="7.38189in" svg:width="14.97835in" svg:height="0.9878in">
          <draw:text-box>
            <text:p text:style-name="a1987" text:class-names="" text:cond-style-name=""><text:span text:style-name="a1985" text:class-names="">"Incremental Constraint-Posting Algorithms in Interleaved Planning and Scheduling."</text:span><text:span text:style-name="a1986" text:class-names=""><text:s text:c="1"/>A. J. Coles, A. I. Coles, <text:s text:c="1"/>M. Fox, and D. Long. Proceedings of the Workshop on Constraint Satisfaction Techniques for Planning and Scheduling, ICAPS09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4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30">
          <draw:frame draw:id="id458" draw:style-name="a2027" draw:name="Slide Number Placeholder 6" svg:x="4.67992in" svg:y="11.10827in" svg:width="3.5874in" svg:height="0.58425in">
            <draw:text-box>
              <text:p text:style-name="a2026" text:class-names="" text:cond-style-name=""><text:span text:style-name="a2025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459" presentation:style-name="a2028" draw:name="Slide Image Placeholder 1">
            <svg:title/>
            <svg:desc/>
          </draw:page-thumbnail>
          <draw:frame draw:id="id460" presentation:style-name="a20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031" draw:master-page-name="Master1-Layout7-blank-Blank" presentation:presentation-page-layout-name="Master1-PPL7" draw:id="Slide-270">
        <draw:custom-shape svg:x="6.82323in" svg:y="0.07874in" svg:width="0.94488in" svg:height="0.70866in" draw:id="id461" draw:style-name="a2034" draw:name="Freeform: Shape 1">
          <svg:title/>
          <svg:desc/>
          <text:p text:style-name="a2033" text:class-names="" text:cond-style-name=""><text:span text:style-name="a2032" text:class-names="">I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82874in" svg:y="1.65354in" svg:width="0.94488in" svg:height="0.70866in" draw:id="id462" draw:style-name="a2037" draw:name="Freeform: Shape 2">
          <svg:title/>
          <svg:desc/>
          <text:p text:style-name="a2036" text:class-names="" text:cond-style-name=""><text:span text:style-name="a2035" text:class-names="">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8.92283in" svg:y="1.65354in" svg:width="0.94488in" svg:height="0.70866in" draw:id="id463" draw:style-name="a2040" draw:name="Freeform: Shape 3">
          <svg:title/>
          <svg:desc/>
          <text:p text:style-name="a2039" text:class-names="" text:cond-style-name=""><text:span text:style-name="a2038" text:class-names="">...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82323in" svg:y="0.07874in" svg:width="0.94488in" svg:height="0.70866in" draw:id="id464" draw:style-name="a2043" draw:name="Freeform: Shape 4">
          <svg:title/>
          <svg:desc/>
          <text:p text:style-name="a2042" text:class-names="" text:cond-style-name=""><text:span text:style-name="a2041" text:class-names="">I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82323in" svg:y="1.65354in" svg:width="0.94488in" svg:height="0.70866in" draw:id="id465" draw:style-name="a2046" draw:name="Freeform: Shape 5">
          <svg:title/>
          <svg:desc/>
          <text:p text:style-name="a2045" text:class-names="" text:cond-style-name=""><text:span text:style-name="a2044" text:class-names="">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24882in" svg:y="0.62992in" svg:width="1.67953in" svg:height="1.02362in" draw:id="id466" draw:style-name="a2050" draw:name="Straight Connector 6">
          <svg:title/>
          <svg:desc/>
          <text:p text:style-name="a2048" text:class-names="" text:cond-style-name=""><text:span text:style-name="a20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34843in" svg:y="0.7874in" svg:width="0in" svg:height="0.86614in" draw:id="id467" draw:style-name="a2054" draw:name="Straight Connector 7">
          <svg:title/>
          <svg:desc/>
          <text:p text:style-name="a2052" text:class-names="" text:cond-style-name=""><text:span text:style-name="a20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66299in" svg:y="0.62992in" svg:width="1.46969in" svg:height="1.10236in" draw:id="id468" draw:style-name="a2058" draw:name="Straight Connector 8">
          <svg:title/>
          <svg:desc/>
          <text:p text:style-name="a2056" text:class-names="" text:cond-style-name=""><text:span text:style-name="a20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843in" svg:y="4.17323in" svg:width="1.46969in" svg:height="0.70866in" draw:id="id470" draw:style-name="a2061" draw:name="Freeform: Shape 9">
          <svg:title/>
          <svg:desc/>
          <text:p text:style-name="a2060" text:class-names="" text:cond-style-name="" text:id="id469"><text:span text:style-name="a2059" text:class-names="">AB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82874in" svg:y="2.91339in" svg:width="0.94488in" svg:height="0.70866in" draw:id="id472" draw:style-name="a2064" draw:name="Freeform: Shape 10">
          <svg:title/>
          <svg:desc/>
          <text:p text:style-name="a2063" text:class-names="" text:cond-style-name="" text:id="id471"><text:span text:style-name="a2062" text:class-names="">A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24882in" svg:y="2.3622in" svg:width="0in" svg:height="0.55079in" draw:id="id474" draw:style-name="a2068" draw:name="Freeform: Shape 11">
          <svg:title/>
          <svg:desc/>
          <text:p text:style-name="a2066" text:class-names="" text:cond-style-name="" text:id="id473"><text:span text:style-name="a2065" text:class-names=""/></text:p>
          <draw:enhanced-geometry xmlns:dr3d="urn:oasis:names:tc:opendocument:xmlns:dr3d:1.0" draw:type="non-primitive" svg:viewBox="0 0 0 503640" draw:enhanced-path="F M 0 0 L 0 503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503640"/>
            <draw:equation draw:name="f8" draw:formula="1 / ?f6"/>
            <draw:equation draw:name="f9" draw:formula="0 / ?f7"/>
            <draw:equation draw:name="f10" draw:formula="0 / ?f6"/>
            <draw:equation draw:name="f11" draw:formula="251820 / ?f7"/>
            <draw:equation draw:name="f12" draw:formula="503640 / ?f7"/>
          </draw:enhanced-geometry>
        </draw:custom-shape>
        <draw:custom-shape svg:x="2.83425in" svg:y="4.17323in" svg:width="1.15472in" svg:height="0.70866in" draw:id="id476" draw:style-name="a2071" draw:name="Freeform: Shape 12">
          <svg:title/>
          <svg:desc/>
          <text:p text:style-name="a2070" text:class-names="" text:cond-style-name="" text:id="id475"><text:span text:style-name="a2069" text:class-names="">AB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77913in" svg:y="3.54331in" svg:width="1.15433in" svg:height="0.70827in" draw:id="id478" draw:style-name="a2075" draw:name="Freeform: Shape 13">
          <svg:title/>
          <svg:desc/>
          <text:p text:style-name="a2073" text:class-names="" text:cond-style-name="" text:id="id477"><text:span text:style-name="a2072" text:class-names=""/></text:p>
          <draw:enhanced-geometry xmlns:dr3d="urn:oasis:names:tc:opendocument:xmlns:dr3d:1.0" draw:type="non-primitive" svg:viewBox="0 0 2933 1800" draw:enhanced-path="F M 2933 0 L 0 1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33"/>
            <draw:equation draw:name="f7" draw:formula="?f4 / 1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6685in" svg:y="3.54331in" svg:width="0.83937in" svg:height="0.70827in" draw:id="id480" draw:style-name="a2079" draw:name="Freeform: Shape 14">
          <svg:title/>
          <svg:desc/>
          <text:p text:style-name="a2077" text:class-names="" text:cond-style-name="" text:id="id479"><text:span text:style-name="a2076" text:class-names=""/></text:p>
          <draw:enhanced-geometry xmlns:dr3d="urn:oasis:names:tc:opendocument:xmlns:dr3d:1.0" draw:type="non-primitive" svg:viewBox="0 0 2133 1800" draw:enhanced-path="F M 0 0 L 2133 1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"/>
            <draw:equation draw:name="f7" draw:formula="?f4 / 1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51929in" svg:y="5.66929in" svg:width="1.5748in" svg:height="0.70866in" draw:id="id482" draw:style-name="a2082" draw:name="Freeform: Shape 15">
          <svg:title/>
          <svg:desc/>
          <text:p text:style-name="a2081" text:class-names="" text:cond-style-name="" text:id="id481"><text:span text:style-name="a2080" text:class-names="">ABAB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35906in" svg:y="4.88189in" svg:width="0in" svg:height="0.78701in" draw:id="id484" draw:style-name="a2086" draw:name="Freeform: Shape 16">
          <svg:title/>
          <svg:desc/>
          <text:p text:style-name="a2084" text:class-names="" text:cond-style-name="" text:id="id483"><text:span text:style-name="a2083" text:class-names=""/></text:p>
          <draw:enhanced-geometry xmlns:dr3d="urn:oasis:names:tc:opendocument:xmlns:dr3d:1.0" draw:type="non-primitive" svg:viewBox="0 0 0 719640" draw:enhanced-path="F M 0 0 L 0 719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719640"/>
            <draw:equation draw:name="f8" draw:formula="1 / ?f6"/>
            <draw:equation draw:name="f9" draw:formula="0 / ?f7"/>
            <draw:equation draw:name="f10" draw:formula="0 / ?f6"/>
            <draw:equation draw:name="f11" draw:formula="359820 / ?f7"/>
            <draw:equation draw:name="f12" draw:formula="719640 / ?f7"/>
          </draw:enhanced-geometry>
        </draw:custom-shape>
        <draw:custom-shape svg:x="6.29843in" svg:y="5.66929in" svg:width="1.46969in" svg:height="0.70866in" draw:id="id486" draw:style-name="a2089" draw:name="Freeform: Shape 17">
          <svg:title/>
          <svg:desc/>
          <text:p text:style-name="a2088" text:class-names="" text:cond-style-name="" text:id="id485"><text:span text:style-name="a2087" text:class-names="">ABBA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03346in" svg:y="4.88189in" svg:width="0in" svg:height="0.78701in" draw:id="id488" draw:style-name="a2093" draw:name="Freeform: Shape 18">
          <svg:title/>
          <svg:desc/>
          <text:p text:style-name="a2091" text:class-names="" text:cond-style-name="" text:id="id487"><text:span text:style-name="a2090" text:class-names=""/></text:p>
          <draw:enhanced-geometry xmlns:dr3d="urn:oasis:names:tc:opendocument:xmlns:dr3d:1.0" draw:type="non-primitive" svg:viewBox="0 0 0 719640" draw:enhanced-path="F M 0 0 L 0 719640 N" draw:text-areas="?f10 ?f9 ?f8 ?f12" draw:glue-points="?f8 ?f9 ?f10 ?f11 ?f8 ?f12 ?f8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0"/>
            <draw:equation draw:name="f7" draw:formula="?f4 / 719640"/>
            <draw:equation draw:name="f8" draw:formula="1 / ?f6"/>
            <draw:equation draw:name="f9" draw:formula="0 / ?f7"/>
            <draw:equation draw:name="f10" draw:formula="0 / ?f6"/>
            <draw:equation draw:name="f11" draw:formula="359820 / ?f7"/>
            <draw:equation draw:name="f12" draw:formula="719640 / ?f7"/>
          </draw:enhanced-geometry>
        </draw:custom-shape>
        <draw:g draw:name="Group 19" draw:id="id489">
          <svg:title/>
          <svg:desc/>
          <draw:custom-shape svg:x="8.25164in" svg:y="6.52598in" svg:width="0.56693in" svg:height="0.4811in" draw:id="id524" draw:style-name="a2197" draw:name="Freeform: Shape 20">
            <svg:title/>
            <svg:desc/>
            <text:p text:style-name="a2196" text:class-names="" text:cond-style-name=""><text:span text:style-name="a2195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21" draw:id="id525">
            <svg:title/>
            <svg:desc/>
            <draw:custom-shape svg:x="8.59691in" svg:y="6.74331in" svg:width="0in" svg:height="0.14803in" draw:id="id552" draw:style-name="a2280" draw:name="Straight Connector 22">
              <svg:title/>
              <svg:desc/>
              <text:p text:style-name="a2279" text:class-names="" text:cond-style-name=""><text:span text:style-name="a227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8.59691in" svg:y="6.81732in" svg:width="0.14803in" svg:height="0in" draw:id="id553" draw:style-name="a2283" draw:name="Straight Connector 23">
              <svg:title/>
              <svg:desc/>
              <text:p text:style-name="a2282" text:class-names="" text:cond-style-name=""><text:span text:style-name="a22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24" draw:id="id526">
            <svg:title/>
            <svg:desc/>
            <draw:custom-shape svg:x="11.35872in" svg:y="6.51496in" svg:width="0.56693in" svg:height="0.4811in" draw:id="id548" draw:style-name="a2271" draw:name="Freeform: Shape 25">
              <svg:title/>
              <svg:desc/>
              <text:p text:style-name="a2270" text:class-names="" text:cond-style-name=""><text:span text:style-name="a2269" text:class-names="">A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 26" draw:id="id549">
              <svg:title/>
              <svg:desc/>
              <draw:custom-shape svg:x="11.82723in" svg:y="6.73228in" svg:width="0in" svg:height="0.14803in" draw:id="id550" draw:style-name="a2274" draw:name="Straight Connector 27">
                <svg:title/>
                <svg:desc/>
                <text:p text:style-name="a2273" text:class-names="" text:cond-style-name=""><text:span text:style-name="a227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11.6792in" svg:y="6.8063in" svg:width="0.14803in" svg:height="0in" draw:id="id551" draw:style-name="a2277" draw:name="Straight Connector 28">
                <svg:title/>
                <svg:desc/>
                <text:p text:style-name="a2276" text:class-names="" text:cond-style-name=""><text:span text:style-name="a227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custom-shape svg:x="9.28707in" svg:y="7.32126in" svg:width="0.56693in" svg:height="0.4811in" draw:id="id527" draw:style-name="a2200" draw:name="Freeform: Shape 29">
            <svg:title/>
            <svg:desc/>
            <text:p text:style-name="a2199" text:class-names="" text:cond-style-name=""><text:span text:style-name="a2198" text:class-names="">B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30" draw:id="id528">
            <svg:title/>
            <svg:desc/>
            <draw:custom-shape svg:x="9.63313in" svg:y="7.53858in" svg:width="0in" svg:height="0.14803in" draw:id="id546" draw:style-name="a2265" draw:name="Straight Connector 31">
              <svg:title/>
              <svg:desc/>
              <text:p text:style-name="a2264" text:class-names="" text:cond-style-name=""><text:span text:style-name="a226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9.63313in" svg:y="7.6126in" svg:width="0.14803in" svg:height="0in" draw:id="id547" draw:style-name="a2268" draw:name="Straight Connector 32">
              <svg:title/>
              <svg:desc/>
              <text:p text:style-name="a2267" text:class-names="" text:cond-style-name=""><text:span text:style-name="a226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8.25164in" svg:y="6.52598in" svg:width="0.56693in" svg:height="0.4811in" draw:id="id529" draw:style-name="a2203" draw:name="Freeform: Shape 33">
            <svg:title/>
            <svg:desc/>
            <text:p text:style-name="a2202" text:class-names="" text:cond-style-name=""><text:span text:style-name="a2201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34" draw:id="id530">
            <svg:title/>
            <svg:desc/>
            <draw:custom-shape svg:x="8.59691in" svg:y="6.74331in" svg:width="0in" svg:height="0.14803in" draw:id="id544" draw:style-name="a2259" draw:name="Straight Connector 35">
              <svg:title/>
              <svg:desc/>
              <text:p text:style-name="a2258" text:class-names="" text:cond-style-name=""><text:span text:style-name="a225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8.59691in" svg:y="6.81732in" svg:width="0.14803in" svg:height="0in" draw:id="id545" draw:style-name="a2262" draw:name="Straight Connector 36">
              <svg:title/>
              <svg:desc/>
              <text:p text:style-name="a2261" text:class-names="" text:cond-style-name=""><text:span text:style-name="a226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37" draw:id="id531">
            <svg:title/>
            <svg:desc/>
            <draw:custom-shape svg:x="10.32329in" svg:y="7.31024in" svg:width="0.56693in" svg:height="0.48071in" draw:id="id540" draw:style-name="a2250" draw:name="Freeform: Shape 38">
              <svg:title/>
              <svg:desc/>
              <text:p text:style-name="a2249" text:class-names="" text:cond-style-name=""><text:span text:style-name="a2248" text:class-names="">B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 39" draw:id="id541">
              <svg:title/>
              <svg:desc/>
              <draw:custom-shape svg:x="10.7914in" svg:y="7.52756in" svg:width="0in" svg:height="0.14803in" draw:id="id542" draw:style-name="a2253" draw:name="Straight Connector 40">
                <svg:title/>
                <svg:desc/>
                <text:p text:style-name="a2252" text:class-names="" text:cond-style-name=""><text:span text:style-name="a225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10.64337in" svg:y="7.60118in" svg:width="0.14803in" svg:height="0in" draw:id="id543" draw:style-name="a2256" draw:name="Straight Connector 41">
                <svg:title/>
                <svg:desc/>
                <text:p text:style-name="a2255" text:class-names="" text:cond-style-name=""><text:span text:style-name="a225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custom-shape svg:x="8.81857in" svg:y="6.94016in" svg:width="0.46929in" svg:height="0.55472in" draw:id="id532" draw:style-name="a2207" draw:name="Straight Connector 42">
            <svg:title/>
            <svg:desc/>
            <text:p text:style-name="a2205" text:class-names="" text:cond-style-name=""><text:span text:style-name="a22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0.89022in" svg:y="6.94016in" svg:width="0.46929in" svg:height="0.59173in" draw:id="id533" draw:style-name="a2211" draw:name="Straight Connector 43">
            <svg:title/>
            <svg:desc/>
            <text:p text:style-name="a2209" text:class-names="" text:cond-style-name=""><text:span text:style-name="a220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534" draw:style-name="a2214" draw:name="TextBox 44" svg:x="8.75439in" svg:y="7.1752in" svg:width="0.34724in" svg:height="0.37559in">
            <draw:text-box>
              <text:p text:style-name="a2213" text:class-names="" text:cond-style-name=""><text:span text:style-name="a2212" text:class-names="">-ε</text:span></text:p>
            </draw:text-box>
            <svg:title/>
            <svg:desc/>
          </draw:frame>
          <draw:frame draw:id="id535" draw:style-name="a2217" draw:name="TextBox 45" svg:x="11.08589in" svg:y="7.18622in" svg:width="0.34724in" svg:height="0.37559in">
            <draw:text-box>
              <text:p text:style-name="a2216" text:class-names="" text:cond-style-name=""><text:span text:style-name="a2215" text:class-names="">-ε</text:span></text:p>
            </draw:text-box>
            <svg:title/>
            <svg:desc/>
          </draw:frame>
          <draw:custom-shape svg:x="8.81857in" svg:y="6.64449in" svg:width="2.54094in" svg:height="0in" draw:id="id536" draw:style-name="a2224" draw:name="Straight Connector 46">
            <svg:title/>
            <svg:desc/>
            <text:p text:style-name="a2220" text:class-names="" text:cond-style-name=""><text:span text:style-name="a2218" text:class-names=""><text:s text:c="39"/>3</text:span><text:span text:style-name="a2219" text:class-names=""/></text:p>
            <text:p text:style-name="a2222" text:class-names="" text:cond-style-name=""><text:span text:style-name="a22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81857in" svg:y="6.86614in" svg:width="2.54094in" svg:height="0in" draw:id="id537" draw:style-name="a2232" draw:name="Straight Connector 47">
            <svg:title/>
            <svg:desc/>
            <text:p text:style-name="a2226" text:class-names="" text:cond-style-name=""><text:span text:style-name="a2225" text:class-names=""/></text:p>
            <text:p text:style-name="a2230" text:class-names="" text:cond-style-name=""><text:span text:style-name="a2227" text:class-names=""><text:s text:c="34"/></text:span><text:span text:style-name="a2228" text:class-names="">-3</text:span><text:span text:style-name="a222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854in" svg:y="7.53189in" svg:width="0.46929in" svg:height="0in" draw:id="id538" draw:style-name="a2239" draw:name="Straight Connector 48">
            <svg:title/>
            <svg:desc/>
            <text:p text:style-name="a2235" text:class-names="" text:cond-style-name=""><text:span text:style-name="a2233" text:class-names=""><text:s text:c="7"/>5</text:span><text:span text:style-name="a2234" text:class-names=""/></text:p>
            <text:p text:style-name="a2237" text:class-names="" text:cond-style-name=""><text:span text:style-name="a22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9.854in" svg:y="7.60591in" svg:width="0.46929in" svg:height="0in" draw:id="id539" draw:style-name="a2247" draw:name="Straight Connector 49">
            <svg:title/>
            <svg:desc/>
            <text:p text:style-name="a2242" text:class-names="" text:cond-style-name=""><text:span text:style-name="a2240" text:class-names=""><text:s text:c="3"/></text:span><text:span text:style-name="a2241" text:class-names=""/></text:p>
            <text:p text:style-name="a2245" text:class-names="" text:cond-style-name=""><text:span text:style-name="a2243" text:class-names=""><text:s text:c="6"/>-5</text:span><text:span text:style-name="a22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50" draw:id="id490">
          <svg:title/>
          <svg:desc/>
          <draw:custom-shape svg:x="0.83976in" svg:y="6.68898in" svg:width="0.56693in" svg:height="0.48149in" draw:id="id492" draw:style-name="a2103" draw:name="Freeform: Shape 51">
            <svg:title/>
            <svg:desc/>
            <text:p text:style-name="a2102" text:class-names="" text:cond-style-name=""><text:span text:style-name="a2101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52" draw:id="id493">
            <svg:title/>
            <svg:desc/>
            <draw:custom-shape svg:x="1.18504in" svg:y="6.9063in" svg:width="0in" svg:height="0.14803in" draw:id="id522" draw:style-name="a2191" draw:name="Straight Connector 53">
              <svg:title/>
              <svg:desc/>
              <text:p text:style-name="a2190" text:class-names="" text:cond-style-name=""><text:span text:style-name="a218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.18504in" svg:y="6.98071in" svg:width="0.14803in" svg:height="0in" draw:id="id523" draw:style-name="a2194" draw:name="Straight Connector 54">
              <svg:title/>
              <svg:desc/>
              <text:p text:style-name="a2193" text:class-names="" text:cond-style-name=""><text:span text:style-name="a219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55" draw:id="id494">
            <svg:title/>
            <svg:desc/>
            <draw:custom-shape svg:x="2.91142in" svg:y="6.68898in" svg:width="0.56693in" svg:height="0.48149in" draw:id="id518" draw:style-name="a2182" draw:name="Freeform: Shape 56">
              <svg:title/>
              <svg:desc/>
              <text:p text:style-name="a2181" text:class-names="" text:cond-style-name=""><text:span text:style-name="a2180" text:class-names="">A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 57" draw:id="id519">
              <svg:title/>
              <svg:desc/>
              <draw:custom-shape svg:x="3.37953in" svg:y="6.90669in" svg:width="0in" svg:height="0.14803in" draw:id="id520" draw:style-name="a2185" draw:name="Straight Connector 58">
                <svg:title/>
                <svg:desc/>
                <text:p text:style-name="a2184" text:class-names="" text:cond-style-name=""><text:span text:style-name="a218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3.23149in" svg:y="6.98071in" svg:width="0.14803in" svg:height="0in" draw:id="id521" draw:style-name="a2188" draw:name="Straight Connector 59">
                <svg:title/>
                <svg:desc/>
                <text:p text:style-name="a2187" text:class-names="" text:cond-style-name=""><text:span text:style-name="a218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custom-shape svg:x="1.8752in" svg:y="7.48504in" svg:width="0.56693in" svg:height="0.48149in" draw:id="id495" draw:style-name="a2106" draw:name="Freeform: Shape 60">
            <svg:title/>
            <svg:desc/>
            <text:p text:style-name="a2105" text:class-names="" text:cond-style-name=""><text:span text:style-name="a2104" text:class-names="">B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61" draw:id="id496">
            <svg:title/>
            <svg:desc/>
            <draw:custom-shape svg:x="2.22126in" svg:y="7.73937in" svg:width="0in" svg:height="0.14803in" draw:id="id516" draw:style-name="a2176" draw:name="Straight Connector 62">
              <svg:title/>
              <svg:desc/>
              <text:p text:style-name="a2175" text:class-names="" text:cond-style-name=""><text:span text:style-name="a217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2.22126in" svg:y="7.81339in" svg:width="0.14803in" svg:height="0in" draw:id="id517" draw:style-name="a2179" draw:name="Straight Connector 63">
              <svg:title/>
              <svg:desc/>
              <text:p text:style-name="a2178" text:class-names="" text:cond-style-name=""><text:span text:style-name="a217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0.83976in" svg:y="6.68898in" svg:width="0.56693in" svg:height="0.48149in" draw:id="id497" draw:style-name="a2109" draw:name="Freeform: Shape 64">
            <svg:title/>
            <svg:desc/>
            <text:p text:style-name="a2108" text:class-names="" text:cond-style-name=""><text:span text:style-name="a2107" text:class-names="">A <text:s text:c="1"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g draw:name="Group 65" draw:id="id498">
            <svg:title/>
            <svg:desc/>
            <draw:custom-shape svg:x="1.18504in" svg:y="6.9063in" svg:width="0in" svg:height="0.14803in" draw:id="id514" draw:style-name="a2170" draw:name="Straight Connector 66">
              <svg:title/>
              <svg:desc/>
              <text:p text:style-name="a2169" text:class-names="" text:cond-style-name=""><text:span text:style-name="a216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.18504in" svg:y="6.98071in" svg:width="0.14803in" svg:height="0in" draw:id="id515" draw:style-name="a2173" draw:name="Straight Connector 67">
              <svg:title/>
              <svg:desc/>
              <text:p text:style-name="a2172" text:class-names="" text:cond-style-name=""><text:span text:style-name="a217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g draw:name="Group 68" draw:id="id499">
            <svg:title/>
            <svg:desc/>
            <draw:custom-shape svg:x="3.94685in" svg:y="7.51063in" svg:width="0.56693in" svg:height="0.48149in" draw:id="id510" draw:style-name="a2161" draw:name="Freeform: Shape 69">
              <svg:title/>
              <svg:desc/>
              <text:p text:style-name="a2160" text:class-names="" text:cond-style-name=""><text:span text:style-name="a2159" text:class-names="">B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g draw:name="Group 70" draw:id="id511">
              <svg:title/>
              <svg:desc/>
              <draw:custom-shape svg:x="4.41535in" svg:y="7.72835in" svg:width="0in" svg:height="0.14803in" draw:id="id512" draw:style-name="a2164" draw:name="Straight Connector 71">
                <svg:title/>
                <svg:desc/>
                <text:p text:style-name="a2163" text:class-names="" text:cond-style-name=""><text:span text:style-name="a216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4.26732in" svg:y="7.80236in" svg:width="0.14803in" svg:height="0in" draw:id="id513" draw:style-name="a2167" draw:name="Straight Connector 72">
                <svg:title/>
                <svg:desc/>
                <text:p text:style-name="a2166" text:class-names="" text:cond-style-name=""><text:span text:style-name="a216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</draw:g>
          </draw:g>
          <draw:custom-shape svg:x="1.40669in" svg:y="7.10354in" svg:width="0.46929in" svg:height="0.55551in" draw:id="id500" draw:style-name="a2113" draw:name="Straight Connector 73">
            <svg:title/>
            <svg:desc/>
            <text:p text:style-name="a2111" text:class-names="" text:cond-style-name=""><text:span text:style-name="a21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41811in" svg:y="7.10354in" svg:width="0.49331in" svg:height="0.55551in" draw:id="id501" draw:style-name="a2117" draw:name="Straight Connector 74">
            <svg:title/>
            <svg:desc/>
            <text:p text:style-name="a2115" text:class-names="" text:cond-style-name=""><text:span text:style-name="a21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47835in" svg:y="7.10354in" svg:width="0.46929in" svg:height="0.55551in" draw:id="id502" draw:style-name="a2121" draw:name="Straight Connector 75">
            <svg:title/>
            <svg:desc/>
            <text:p text:style-name="a2119" text:class-names="" text:cond-style-name=""><text:span text:style-name="a21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503" draw:style-name="a2124" draw:name="TextBox 76" svg:x="1.34252in" svg:y="7.33898in" svg:width="0.34724in" svg:height="0.37559in">
            <draw:text-box>
              <text:p text:style-name="a2123" text:class-names="" text:cond-style-name=""><text:span text:style-name="a2122" text:class-names="">-ε</text:span></text:p>
            </draw:text-box>
            <svg:title/>
            <svg:desc/>
          </draw:frame>
          <draw:frame draw:id="id504" draw:style-name="a2127" draw:name="TextBox 77" svg:x="2.61437in" svg:y="7.15118in" svg:width="0.34764in" svg:height="0.37559in">
            <draw:text-box>
              <text:p text:style-name="a2126" text:class-names="" text:cond-style-name=""><text:span text:style-name="a2125" text:class-names="">-ε</text:span></text:p>
            </draw:text-box>
            <svg:title/>
            <svg:desc/>
          </draw:frame>
          <draw:frame draw:id="id505" draw:style-name="a2130" draw:name="TextBox 78" svg:x="3.7387in" svg:y="7.09322in" svg:width="0.34724in" svg:height="0.37559in">
            <draw:text-box>
              <text:p text:style-name="a2129" text:class-names="" text:cond-style-name=""><text:span text:style-name="a2128" text:class-names="">-ε</text:span></text:p>
            </draw:text-box>
            <svg:title/>
            <svg:desc/>
          </draw:frame>
          <draw:custom-shape svg:x="1.40669in" svg:y="6.80748in" svg:width="1.50472in" svg:height="0in" draw:id="id506" draw:style-name="a2137" draw:name="Straight Connector 79">
            <svg:title/>
            <svg:desc/>
            <text:p text:style-name="a2133" text:class-names="" text:cond-style-name=""><text:span text:style-name="a2131" text:class-names=""><text:s text:c="22"/>3</text:span><text:span text:style-name="a2132" text:class-names=""/></text:p>
            <text:p text:style-name="a2135" text:class-names="" text:cond-style-name=""><text:span text:style-name="a21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40669in" svg:y="7.02953in" svg:width="1.50472in" svg:height="0in" draw:id="id507" draw:style-name="a2144" draw:name="Straight Connector 80">
            <svg:title/>
            <svg:desc/>
            <text:p text:style-name="a2139" text:class-names="" text:cond-style-name=""><text:span text:style-name="a2138" text:class-names=""/></text:p>
            <text:p text:style-name="a2142" text:class-names="" text:cond-style-name=""><text:span text:style-name="a2140" text:class-names=""><text:s text:c="21"/>-</text:span><text:span text:style-name="a2141" text:class-names="">3</text:span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44213in" svg:y="7.69606in" svg:width="1.50472in" svg:height="0in" draw:id="id508" draw:style-name="a2151" draw:name="Straight Connector 81">
            <svg:title/>
            <svg:desc/>
            <text:p text:style-name="a2147" text:class-names="" text:cond-style-name=""><text:span text:style-name="a2145" text:class-names=""><text:s text:c="18"/>5</text:span><text:span text:style-name="a2146" text:class-names=""/></text:p>
            <text:p text:style-name="a2149" text:class-names="" text:cond-style-name=""><text:span text:style-name="a21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44213in" svg:y="7.77008in" svg:width="1.50472in" svg:height="0in" draw:id="id509" draw:style-name="a2158" draw:name="Straight Connector 82">
            <svg:title/>
            <svg:desc/>
            <text:p text:style-name="a2153" text:class-names="" text:cond-style-name=""><text:span text:style-name="a2152" text:class-names=""/></text:p>
            <text:p text:style-name="a2156" text:class-names="" text:cond-style-name=""><text:span text:style-name="a2154" text:class-names=""><text:s text:c="17"/>-</text:span><text:span text:style-name="a2155" text:class-names="">5</text:span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491" draw:style-name="a2100" draw:name="TextBox 83" svg:x="14.35161in" svg:y="0.95315in" svg:width="3.04449in" svg:height="1.95984in">
          <draw:text-box>
            <text:p text:style-name="a2095" text:class-names="" text:cond-style-name=""><text:span text:style-name="a2094" text:class-names="">(Coles, Fox, Long and Smith, AAAI 2008);</text:span></text:p>
            <text:p text:style-name="a2097" text:class-names="" text:cond-style-name=""><text:span text:style-name="a2096" text:class-names=""/></text:p>
            <text:p text:style-name="a2099" text:class-names="" text:cond-style-name=""><text:span text:style-name="a2098" text:class-names="">(See also Halsey, Fox and Long, ECAI 2004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7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7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7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7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9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289">
          <draw:frame draw:id="id554" draw:style-name="a2286" draw:name="Slide Number Placeholder 6" svg:x="4.67992in" svg:y="11.10827in" svg:width="3.5874in" svg:height="0.58425in">
            <draw:text-box>
              <text:p text:style-name="a2285" text:class-names="" text:cond-style-name=""><text:span text:style-name="a2284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555" presentation:style-name="a2287" draw:name="Slide Image Placeholder 1">
            <svg:title/>
            <svg:desc/>
          </draw:page-thumbnail>
          <draw:frame draw:id="id556" presentation:style-name="a22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290" draw:master-page-name="Master1-Layout7-blank-Blank" presentation:presentation-page-layout-name="Master1-PPL7" draw:id="Slide-271">
        <draw:frame draw:id="id557" presentation:style-name="a2293" draw:name="Title 1" svg:x="0.73465in" svg:y="0.32953in" svg:width="13.22677in" svg:height="1.38031in" presentation:class="title" presentation:placeholder="false">
          <draw:text-box>
            <text:p text:style-name="a2292" text:class-names="" text:cond-style-name=""><text:span text:style-name="a2291" text:class-names="">Memoisation in Temporal Planning</text:span></text:p>
          </draw:text-box>
          <svg:title/>
          <svg:desc/>
        </draw:frame>
        <draw:frame draw:id="id558" presentation:style-name="a2316" draw:name="Text Placeholder 2" svg:x="0.73465in" svg:y="1.93465in" svg:width="13.22677in" svg:height="5.54567in" presentation:class="outline" presentation:placeholder="false">
          <draw:text-box>
            <text:list text:style-name="a2297">
              <text:list-item>
                <text:p text:style-name="a2296" text:class-names="" text:cond-style-name=""><text:span text:style-name="a2294" text:class-names="">The closed list</text:span><text:span text:style-name="a2295" text:class-names=""><text:s text:c="1"/>is a headache;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Classical planning:</text:span></text:p>
              </text:list-item>
            </text:list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1" text:class-names="">Discard states that are the same (in terms of facts, or same/worse cost) as states already seen.</text:span></text:p>
                  </text:list-item>
                </text:list>
              </text:list-item>
            </text:list>
            <text:list text:style-name="a2306">
              <text:list-item>
                <text:p text:style-name="a2305" text:class-names="" text:cond-style-name=""><text:span text:style-name="a2304" text:class-names="">Temporal planning:</text:span></text:p>
              </text:list-item>
            </text:list>
            <text:list text:style-name="a2310">
              <text:list-item>
                <text:list text:style-name="a2310">
                  <text:list-item>
                    <text:p text:style-name="a2309" text:class-names="" text:cond-style-name=""><text:span text:style-name="a2307" text:class-names="">Facts don't tell us everything</text:span><text:span text:style-name="a2308" text:class-names=""><text:s text:c="1"/>– due to the temporal constraints, the plan steps matter too.</text:span></text:p>
                  </text:list-item>
                </text:list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11" text:class-names="">...as does their order – plans with different<text:s text:c="1"/></text:span><text:span text:style-name="a2312" text:class-names="">permutations<text:s text:c="1"/></text:span><text:span text:style-name="a2313" text:class-names="">of actions are interestingly different</text:span></text:p>
                  </text:list-item>
                </text:list>
              </text:list-item>
            </text:list>
          </draw:text-box>
          <svg:title/>
          <svg:desc/>
        </draw:frame>
        <draw:frame draw:id="id559" draw:style-name="a2323" draw:name="TextBox 3" svg:x="0in" svg:y="7.49882in" svg:width="14.69685in" svg:height="0.74094in">
          <draw:text-box>
            <text:p text:style-name="a2319" text:class-names="" text:cond-style-name=""><text:span text:style-name="a2317" text:class-names="">“Have I Been Here Before? State Memoization in Temporal Planning”</text:span><text:span text:style-name="a2318" text:class-names="">, A.J. Coles &amp; A.I. Coles ICAPS 2016.</text:span></text:p>
            <text:p text:style-name="a2322" text:class-names="" text:cond-style-name=""><text:span text:style-name="a2320" text:class-names="">Talk Video:<text:s text:c="1"/></text:span><text:span text:style-name="a2321" text:class-names=""><text:a xlink:href="https://youtu.be/AwL1A25tjYo?list=PLj-ZdQ5rfSEpnsOfJeG7UfheAuZ42tEOM&amp;t=928" text:style-name="" text:visited-style-name="">https://youtu.be/AwL1A25tjYo?list=PLj-ZdQ5rfSEpnsOfJeG7UfheAuZ42tEOM&amp;t=928</text:a></text:span></text:p>
          </draw:text-box>
          <svg:title/>
          <svg:desc/>
        </draw:frame>
        <presentation:notes draw:style-name="a2329">
          <draw:frame draw:id="id560" draw:style-name="a2326" draw:name="Slide Number Placeholder 6" svg:x="4.67992in" svg:y="11.10827in" svg:width="3.5874in" svg:height="0.58425in">
            <draw:text-box>
              <text:p text:style-name="a2325" text:class-names="" text:cond-style-name=""><text:span text:style-name="a2324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561" presentation:style-name="a2327" draw:name="Slide Image Placeholder 1">
            <svg:title/>
            <svg:desc/>
          </draw:page-thumbnail>
          <draw:frame draw:id="id562" presentation:style-name="a2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83681in" svg:y="1.35243in" svg:width="11.02257in" svg:height="2.87847in"/>
      <presentation:placeholder presentation:object="subtitle" svg:x="1.83681in" svg:y="4.34201in" svg:width="11.02257in" svg:height="1.99653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2" style:display-name="Title and Content">
      <presentation:placeholder presentation:object="title" svg:x="0.73465in" svg:y="0.32953in" svg:width="13.22677in" svg:height="1.38031in"/>
      <presentation:placeholder presentation:object="object" svg:x="0.73465in" svg:y="1.93465in" svg:width="12.93268in" svg:height="4.79528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3" style:display-name="Section Header">
      <presentation:placeholder presentation:object="title" svg:x="1.00347in" svg:y="2.06076in" svg:width="12.67535in" svg:height="3.43924in"/>
      <presentation:placeholder presentation:object="outline" svg:x="1.00347in" svg:y="5.53299in" svg:width="12.67535in" svg:height="1.80729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4" style:display-name="Two Content">
      <presentation:placeholder presentation:object="title" svg:x="0.73465in" svg:y="0.32953in" svg:width="13.22677in" svg:height="1.38031in"/>
      <presentation:placeholder presentation:object="object" svg:x="0.73438in" svg:y="1.93403in" svg:width="6.38194in" svg:height="4.79514in"/>
      <presentation:placeholder presentation:object="object" svg:x="7.28299in" svg:y="1.93403in" svg:width="6.38368in" svg:height="4.79514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5" style:display-name="Comparison">
      <presentation:placeholder presentation:object="title" svg:x="1.01215in" svg:y="0.44097in" svg:width="12.67535in" svg:height="1.59722in"/>
      <presentation:placeholder presentation:object="outline" svg:x="1.01215in" svg:y="2.02604in" svg:width="6.21701in" svg:height="0.99306in"/>
      <presentation:placeholder presentation:object="object" svg:x="1.01215in" svg:y="3.0191in" svg:width="6.21701in" svg:height="4.44271in"/>
      <presentation:placeholder presentation:object="outline" svg:x="7.43924in" svg:y="2.02604in" svg:width="6.24826in" svg:height="0.99306in"/>
      <presentation:placeholder presentation:object="object" svg:x="7.43924in" svg:y="3.0191in" svg:width="6.24826in" svg:height="4.44271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6" style:display-name="Title Only">
      <presentation:placeholder presentation:object="title" svg:x="0.73465in" svg:y="0.32953in" svg:width="13.22677in" svg:height="1.38031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7" style:display-name="Blank"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8" style:display-name="Content with Caption">
      <presentation:placeholder presentation:object="title" svg:x="1.01215in" svg:y="0.55035in" svg:width="4.73958in" svg:height="1.93056in"/>
      <presentation:placeholder presentation:object="object" svg:x="6.24826in" svg:y="1.19097in" svg:width="7.43924in" svg:height="5.875in"/>
      <presentation:placeholder presentation:object="outline" svg:x="1.01215in" svg:y="2.4809in" svg:width="4.73958in" svg:height="4.59375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9" style:display-name="Picture with Caption">
      <presentation:placeholder presentation:object="title" svg:x="1.01215in" svg:y="0.55035in" svg:width="4.73958in" svg:height="1.93056in"/>
      <presentation:placeholder presentation:object="graphic" svg:x="6.24826in" svg:y="1.19097in" svg:width="7.43924in" svg:height="5.875in"/>
      <presentation:placeholder presentation:object="outline" svg:x="1.01215in" svg:y="2.4809in" svg:width="4.73958in" svg:height="4.59375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10" style:display-name="Title and Vertical Text">
      <presentation:placeholder presentation:object="title" svg:x="0.73465in" svg:y="0.32953in" svg:width="13.22677in" svg:height="1.38031in"/>
      <presentation:placeholder presentation:object="outline" svg:x="0.73465in" svg:y="1.93465in" svg:width="12.93268in" svg:height="4.79528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1-PPL11" style:display-name="Vertical Title and Text">
      <presentation:placeholder presentation:object="title" svg:x="10.65625in" svg:y="0.32986in" svg:width="3.30556in" svg:height="6.39931in"/>
      <presentation:placeholder presentation:object="outline" svg:x="0.73438in" svg:y="0.32986in" svg:width="9.75521in" svg:height="6.39931in"/>
      <presentation:placeholder presentation:object="date-time" svg:x="0.73465in" svg:y="7.53189in" svg:width="3.42401in" svg:height="0.57008in"/>
      <presentation:placeholder presentation:object="footer" svg:x="5.02598in" svg:y="7.53189in" svg:width="4.65827in" svg:height="0.57008in"/>
      <presentation:placeholder presentation:object="page-number" svg:x="10.53701in" svg:y="7.53189in" svg:width="3.42401in" svg:height="0.57008in"/>
    </style:presentation-page-layout>
    <style:presentation-page-layout style:name="Master2-PPL1" style:display-name="Title Slide">
      <presentation:placeholder presentation:object="title" svg:x="1.83681in" svg:y="1.35243in" svg:width="11.02257in" svg:height="2.87847in"/>
      <presentation:placeholder presentation:object="subtitle" svg:x="1.83681in" svg:y="4.34201in" svg:width="11.02257in" svg:height="1.99653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2" style:display-name="Title and Content">
      <presentation:placeholder presentation:object="title" svg:x="1.10197in" svg:y="2.22362in" svg:width="12.49016in" svg:height="2.09173in"/>
      <presentation:placeholder presentation:object="object" svg:x="0.73465in" svg:y="1.93425in" svg:width="13.22677in" svg:height="4.79488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3" style:display-name="Section Header">
      <presentation:placeholder presentation:object="title" svg:x="1.00347in" svg:y="2.06076in" svg:width="12.67535in" svg:height="3.43924in"/>
      <presentation:placeholder presentation:object="outline" svg:x="1.00347in" svg:y="5.53299in" svg:width="12.67535in" svg:height="1.80729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4" style:display-name="Two Content">
      <presentation:placeholder presentation:object="title" svg:x="1.10197in" svg:y="2.22362in" svg:width="12.49016in" svg:height="2.09173in"/>
      <presentation:placeholder presentation:object="object" svg:x="0.73438in" svg:y="1.93403in" svg:width="6.52951in" svg:height="4.79514in"/>
      <presentation:placeholder presentation:object="object" svg:x="7.43056in" svg:y="1.93403in" svg:width="6.53125in" svg:height="4.79514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5" style:display-name="Comparison">
      <presentation:placeholder presentation:object="title" svg:x="1.01215in" svg:y="0.44097in" svg:width="12.67535in" svg:height="1.59722in"/>
      <presentation:placeholder presentation:object="outline" svg:x="1.01215in" svg:y="2.02604in" svg:width="6.21701in" svg:height="0.99306in"/>
      <presentation:placeholder presentation:object="object" svg:x="1.01215in" svg:y="3.0191in" svg:width="6.21701in" svg:height="4.44271in"/>
      <presentation:placeholder presentation:object="outline" svg:x="7.43924in" svg:y="2.02604in" svg:width="6.24826in" svg:height="0.99306in"/>
      <presentation:placeholder presentation:object="object" svg:x="7.43924in" svg:y="3.0191in" svg:width="6.24826in" svg:height="4.44271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6" style:display-name="Title Only">
      <presentation:placeholder presentation:object="title" svg:x="1.10197in" svg:y="2.22362in" svg:width="12.49016in" svg:height="2.09173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7" style:display-name="Blank"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8" style:display-name="Content with Caption">
      <presentation:placeholder presentation:object="title" svg:x="1.01215in" svg:y="0.55035in" svg:width="4.73958in" svg:height="1.93056in"/>
      <presentation:placeholder presentation:object="object" svg:x="6.24826in" svg:y="1.19097in" svg:width="7.43924in" svg:height="5.875in"/>
      <presentation:placeholder presentation:object="outline" svg:x="1.01215in" svg:y="2.4809in" svg:width="4.73958in" svg:height="4.59375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9" style:display-name="Picture with Caption">
      <presentation:placeholder presentation:object="title" svg:x="1.01215in" svg:y="0.55035in" svg:width="4.73958in" svg:height="1.93056in"/>
      <presentation:placeholder presentation:object="graphic" svg:x="6.24826in" svg:y="1.19097in" svg:width="7.43924in" svg:height="5.875in"/>
      <presentation:placeholder presentation:object="outline" svg:x="1.01215in" svg:y="2.4809in" svg:width="4.73958in" svg:height="4.59375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10" style:display-name="Title and Vertical Text">
      <presentation:placeholder presentation:object="title" svg:x="1.10197in" svg:y="2.22362in" svg:width="12.49016in" svg:height="2.09173in"/>
      <presentation:placeholder presentation:object="outline" svg:x="0.73465in" svg:y="1.93425in" svg:width="13.22677in" svg:height="4.79488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presentation-page-layout style:name="Master2-PPL11" style:display-name="Vertical Title and Text">
      <presentation:placeholder presentation:object="title" svg:x="10.65625in" svg:y="1.93403in" svg:width="3.30556in" svg:height="4.79514in"/>
      <presentation:placeholder presentation:object="outline" svg:x="0.73438in" svg:y="1.93403in" svg:width="9.75521in" svg:height="4.79514in"/>
      <presentation:placeholder presentation:object="date-time" svg:x="0.73465in" svg:y="7.52677in" svg:width="3.42638in" svg:height="0.54961in"/>
      <presentation:placeholder presentation:object="footer" svg:x="5.02047in" svg:y="7.53228in" svg:width="4.65157in" svg:height="0.54882in"/>
      <presentation:placeholder presentation:object="page-number" svg:x="10.5315in" svg:y="7.52677in" svg:width="3.42717in" svg:height="0.5496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87" svg:viewBox="0 0 20 30" svg:d="m10 0-10 30h20z"/>
    <draw:marker draw:name="a1651" svg:viewBox="0 0 20 30" svg:d="m10 0-10 30h20z"/>
    <draw:marker draw:name="a1608" svg:viewBox="0 0 20 30" svg:d="m10 0-10 30h20z"/>
    <draw:marker draw:name="a1230" svg:viewBox="0 0 20 30" svg:d="m10 0-10 30h20z"/>
    <draw:marker draw:name="a2238" svg:viewBox="0 0 20 30" svg:d="m10 0-10 30h20z"/>
    <draw:marker draw:name="a1864" svg:viewBox="0 0 20 30" svg:d="m10 0-10 30h20z"/>
    <draw:marker draw:name="a1949" svg:viewBox="0 0 20 30" svg:d="m10 0-10 30h20z"/>
    <draw:marker draw:name="a2157" svg:viewBox="0 0 20 30" svg:d="m10 0-10 30h20z"/>
    <draw:marker draw:name="a2074" svg:viewBox="0 0 20 30" svg:d="m10 0-10 30h20z"/>
    <draw:marker draw:name="a2210" svg:viewBox="0 0 20 30" svg:d="m10 0-10 30h20z"/>
    <draw:marker draw:name="a1574" svg:viewBox="0 0 20 30" svg:d="m10 0-10 30h20z"/>
    <draw:marker draw:name="a1658" svg:viewBox="0 0 20 30" svg:d="m10 0-10 30h20z"/>
    <draw:marker draw:name="a1711" svg:viewBox="0 0 20 30" svg:d="m10 0-10 30h20z"/>
    <draw:marker draw:name="a2078" svg:viewBox="0 0 20 30" svg:d="m10 0-10 30h20z"/>
    <draw:marker draw:name="a1500" svg:viewBox="0 0 20 30" svg:d="m10 0-10 30h20z"/>
    <draw:marker draw:name="a1493" svg:viewBox="0 0 20 30" svg:d="m10 0-10 30h20z"/>
    <draw:marker draw:name="a1971" svg:viewBox="0 0 20 30" svg:d="m10 0-10 30h20z"/>
    <draw:marker draw:name="a1761" svg:viewBox="0 0 20 30" svg:d="m10 0-10 30h20z"/>
    <draw:marker draw:name="a2136" svg:viewBox="0 0 20 30" svg:d="m10 0-10 30h20z"/>
    <draw:marker draw:name="a1718" svg:viewBox="0 0 20 30" svg:d="m10 0-10 30h20z"/>
    <draw:marker draw:name="a1289" svg:viewBox="0 0 20 30" svg:d="m10 0-10 30h20z"/>
    <draw:marker draw:name="a2053" svg:viewBox="0 0 20 30" svg:d="m10 0-10 30h20z"/>
    <draw:marker draw:name="a1637" svg:viewBox="0 0 20 30" svg:d="m10 0-10 30h20z"/>
    <draw:marker draw:name="a1977" svg:viewBox="0 0 20 30" svg:d="m10 0-10 30h20z"/>
    <draw:marker draw:name="a2057" svg:viewBox="0 0 20 30" svg:d="m10 0-10 30h20z"/>
    <draw:marker draw:name="a1684" svg:viewBox="0 0 20 30" svg:d="m10 0-10 30h20z"/>
    <draw:marker draw:name="a1768" svg:viewBox="0 0 20 30" svg:d="m10 0-10 30h20z"/>
    <draw:marker draw:name="a1473" svg:viewBox="0 0 20 30" svg:d="m10 0-10 30h20z"/>
    <draw:marker draw:name="a2112" svg:viewBox="0 0 20 30" svg:d="m10 0-10 30h20z"/>
    <draw:marker draw:name="a1400" svg:viewBox="0 0 20 30" svg:d="m10 0-10 30h20z"/>
    <draw:marker draw:name="a2116" svg:viewBox="0 0 20 30" svg:d="m10 0-10 30h20z"/>
    <draw:marker draw:name="a1953" svg:viewBox="0 0 20 30" svg:d="m10 0-10 30h20z"/>
    <draw:marker draw:name="a1870" svg:viewBox="0 0 20 30" svg:d="m10 0-10 30h20z"/>
    <draw:marker draw:name="a2246" svg:viewBox="0 0 20 30" svg:d="m10 0-10 30h20z"/>
    <draw:marker draw:name="a1407" svg:viewBox="0 0 20 30" svg:d="m10 0-10 30h20z"/>
    <draw:marker draw:name="a1829" svg:viewBox="0 0 20 30" svg:d="m10 0-10 30h20z"/>
    <draw:marker draw:name="a1240" svg:viewBox="0 0 20 30" svg:d="m10 0-10 30h20z"/>
    <draw:marker draw:name="a1747" svg:viewBox="0 0 20 30" svg:d="m10 0-10 30h20z"/>
    <draw:marker draw:name="a1329" svg:viewBox="0 0 20 30" svg:d="m10 0-10 30h20z"/>
    <draw:marker draw:name="a2085" svg:viewBox="0 0 20 30" svg:d="m10 0-10 30h20z"/>
    <draw:marker draw:name="a1584" svg:viewBox="0 0 20 30" svg:d="m10 0-10 30h20z"/>
    <draw:marker draw:name="a2223" svg:viewBox="0 0 20 30" svg:d="m10 0-10 30h20z"/>
    <draw:marker draw:name="a1852" svg:viewBox="0 0 20 30" svg:d="m10 0-10 30h20z"/>
    <draw:marker draw:name="a2143" svg:viewBox="0 0 20 30" svg:d="m10 0-10 30h20z"/>
    <draw:marker draw:name="a1220" svg:viewBox="0 0 20 30" svg:d="m10 0-10 30h20z"/>
    <draw:marker draw:name="a1306" svg:viewBox="0 0 20 30" svg:d="m10 0-10 30h20z"/>
    <draw:marker draw:name="a1644" svg:viewBox="0 0 20 30" svg:d="m10 0-10 30h20z"/>
    <draw:marker draw:name="a1299" svg:viewBox="0 0 20 30" svg:d="m10 0-10 30h20z"/>
    <draw:marker draw:name="a1983" svg:viewBox="0 0 20 30" svg:d="m10 0-10 30h20z"/>
    <draw:marker draw:name="a1858" svg:viewBox="0 0 20 30" svg:d="m10 0-10 30h20z"/>
    <draw:marker draw:name="a2067" svg:viewBox="0 0 20 30" svg:d="m10 0-10 30h20z"/>
    <draw:marker draw:name="a1694" svg:viewBox="0 0 20 30" svg:d="m10 0-10 30h20z"/>
    <draw:marker draw:name="a2120" svg:viewBox="0 0 20 30" svg:d="m10 0-10 30h20z"/>
    <draw:marker draw:name="a1704" svg:viewBox="0 0 20 30" svg:d="m10 0-10 30h20z"/>
    <draw:marker draw:name="a2206" svg:viewBox="0 0 20 30" svg:d="m10 0-10 30h20z"/>
    <draw:marker draw:name="a1486" svg:viewBox="0 0 20 30" svg:d="m10 0-10 30h20z"/>
    <draw:marker draw:name="a1833" svg:viewBox="0 0 20 30" svg:d="m10 0-10 30h20z"/>
    <draw:marker draw:name="a1279" svg:viewBox="0 0 20 30" svg:d="m10 0-10 30h20z"/>
    <draw:marker draw:name="a1414" svg:viewBox="0 0 20 30" svg:d="m10 0-10 30h20z"/>
    <draw:marker draw:name="a1837" svg:viewBox="0 0 20 30" svg:d="m10 0-10 30h20z"/>
    <draw:marker draw:name="a1754" svg:viewBox="0 0 20 30" svg:d="m10 0-10 30h20z"/>
    <draw:marker draw:name="a1965" svg:viewBox="0 0 20 30" svg:d="m10 0-10 30h20z"/>
    <draw:marker draw:name="a2049" svg:viewBox="0 0 20 30" svg:d="m10 0-10 30h20z"/>
    <draw:marker draw:name="a2092" svg:viewBox="0 0 20 30" svg:d="m10 0-10 30h20z"/>
    <draw:marker draw:name="a1601" svg:viewBox="0 0 20 30" svg:d="m10 0-10 30h20z"/>
    <draw:marker draw:name="a1594" svg:viewBox="0 0 20 30" svg:d="m10 0-10 30h20z"/>
    <draw:marker draw:name="a2231" svg:viewBox="0 0 20 30" svg:d="m10 0-10 30h20z"/>
    <draw:marker draw:name="a2150" svg:viewBox="0 0 20 30" svg:d="m10 0-10 30h20z"/>
  </office:styles>
  <office:automatic-styles>
    <style:page-layout style:name="pageLayout1">
      <style:page-layout-properties fo:page-width="14.69618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83333in" style:font-size-asian="0.83333in" style:font-size-complex="0.8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83333in" style:font-size-asian="0.83333in" style:font-size-complex="0.83333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33333in" style:font-size-asian="0.33333in" style:font-size-complex="0.33333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none" draw:stroke="non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draw:fill="none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83333in" style:font-size-asian="0.83333in" style:font-size-complex="0.8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83333in" style:font-size-asian="0.83333in" style:font-size-complex="0.83333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none" draw:stroke="non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non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5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 PL New Sung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none" draw:stroke="non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draw:fill="none" draw:stroke="non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non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96667in" style:font-size-asian="0.96667in" style:font-size-complex="0.9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9028in" style:font-size-asian="0.49028in" style:font-size-complex="0.4902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fo:text-align="center" style:tab-stop-distance="1in" fo:margin-left="0.4126in" fo:margin-right="0in" fo:text-indent="-0.4126in" fo:margin-top="0.12222in" fo:margin-bottom="0in" style:punctuation-wrap="hanging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dfdef6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44444in" style:font-size-asian="0.44444in" style:font-size-complex="0.44444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fo:text-align="center" style:tab-stop-distance="1in" fo:margin-left="0in" fo:margin-right="0in" fo:text-indent="0in" fo:margin-top="0.12222in" fo:margin-bottom="0in" style:punctuation-wrap="hanging" style:vertical-align="auto" style:writing-mode="lr-tb">
        <style:tab-stops>
          <style:tab-stop style:position="0.4126in"/>
          <style:tab-stop style:position="0.52874in"/>
          <style:tab-stop style:position="1.02008in"/>
          <style:tab-stop style:position="1.51142in"/>
          <style:tab-stop style:position="2.00276in"/>
          <style:tab-stop style:position="2.49409in"/>
          <style:tab-stop style:position="2.98543in"/>
          <style:tab-stop style:position="3.47677in"/>
          <style:tab-stop style:position="3.96811in"/>
          <style:tab-stop style:position="4.45945in"/>
          <style:tab-stop style:position="4.95079in"/>
          <style:tab-stop style:position="5.44173in"/>
          <style:tab-stop style:position="5.93307in"/>
          <style:tab-stop style:position="6.42441in"/>
          <style:tab-stop style:position="6.91575in"/>
          <style:tab-stop style:position="7.40709in"/>
          <style:tab-stop style:position="7.89843in"/>
          <style:tab-stop style:position="8.38976in"/>
          <style:tab-stop style:position="8.8811in"/>
          <style:tab-stop style:position="9.37244in"/>
          <style:tab-stop style:position="9.86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right" style:tab-stop-distance="1in" fo:margin-left="0.23583in" fo:margin-right="0in" fo:text-indent="-0.2358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draw:fill="none" draw:stroke="non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in" text:min-label-width="0.4126in"/>
      </text:list-level-style-number>
      <text:list-level-style-number text:level="2" style:num-format="">
        <style:list-level-properties text:space-before="0.3374in" text:min-label-width="0.4126in"/>
      </text:list-level-style-number>
      <text:list-level-style-number text:level="3" style:num-format="">
        <style:list-level-properties text:space-before="0.8374in" text:min-label-width="0.4126in"/>
      </text:list-level-style-number>
      <text:list-level-style-number text:level="4" style:num-format="">
        <style:list-level-properties text:space-before="1.3374in" text:min-label-width="0.4126in"/>
      </text:list-level-style-number>
      <text:list-level-style-number text:level="5" style:num-format="">
        <style:list-level-properties text:space-before="1.8374in" text:min-label-width="0.4126in"/>
      </text:list-level-style-number>
      <text:list-level-style-number text:level="6" style:num-format="">
        <style:list-level-properties text:space-before="2.3374in" text:min-label-width="0.4126in"/>
      </text:list-level-style-number>
      <text:list-level-style-number text:level="7" style:num-format="">
        <style:list-level-properties text:space-before="2.8374in" text:min-label-width="0.4126in"/>
      </text:list-level-style-number>
      <text:list-level-style-number text:level="8" style:num-format="">
        <style:list-level-properties text:space-before="3.3374in" text:min-label-width="0.4126in"/>
      </text:list-level-style-number>
      <text:list-level-style-number text:level="9" style:num-format="">
        <style:list-level-properties text:space-before="3.8374in" text:min-label-width="0.4126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 text:min-label-width="0.4126in"/>
      </text:list-level-style-number>
      <text:list-level-style-number text:level="2" style:num-format="">
        <style:list-level-properties text:space-before="0.3374in" text:min-label-width="0.4126in"/>
      </text:list-level-style-number>
      <text:list-level-style-number text:level="3" style:num-format="">
        <style:list-level-properties text:space-before="0.8374in" text:min-label-width="0.4126in"/>
      </text:list-level-style-number>
      <text:list-level-style-number text:level="4" style:num-format="">
        <style:list-level-properties text:space-before="1.3374in" text:min-label-width="0.4126in"/>
      </text:list-level-style-number>
      <text:list-level-style-number text:level="5" style:num-format="">
        <style:list-level-properties text:space-before="1.8374in" text:min-label-width="0.4126in"/>
      </text:list-level-style-number>
      <text:list-level-style-number text:level="6" style:num-format="">
        <style:list-level-properties text:space-before="2.3374in" text:min-label-width="0.4126in"/>
      </text:list-level-style-number>
      <text:list-level-style-number text:level="7" style:num-format="">
        <style:list-level-properties text:space-before="2.8374in" text:min-label-width="0.4126in"/>
      </text:list-level-style-number>
      <text:list-level-style-number text:level="8" style:num-format="">
        <style:list-level-properties text:space-before="3.3374in" text:min-label-width="0.4126in"/>
      </text:list-level-style-number>
      <text:list-level-style-number text:level="9" style:num-format="">
        <style:list-level-properties text:space-before="3.8374in" text:min-label-width="0.4126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 text:min-label-width="0.4126in"/>
      </text:list-level-style-number>
      <text:list-level-style-number text:level="2" style:num-format="">
        <style:list-level-properties text:space-before="0.3374in" text:min-label-width="0.4126in"/>
      </text:list-level-style-number>
      <text:list-level-style-number text:level="3" style:num-format="">
        <style:list-level-properties text:space-before="0.8374in" text:min-label-width="0.4126in"/>
      </text:list-level-style-number>
      <text:list-level-style-number text:level="4" style:num-format="">
        <style:list-level-properties text:space-before="1.3374in" text:min-label-width="0.4126in"/>
      </text:list-level-style-number>
      <text:list-level-style-number text:level="5" style:num-format="">
        <style:list-level-properties text:space-before="1.8374in" text:min-label-width="0.4126in"/>
      </text:list-level-style-number>
      <text:list-level-style-number text:level="6" style:num-format="">
        <style:list-level-properties text:space-before="2.3374in" text:min-label-width="0.4126in"/>
      </text:list-level-style-number>
      <text:list-level-style-number text:level="7" style:num-format="">
        <style:list-level-properties text:space-before="2.8374in" text:min-label-width="0.4126in"/>
      </text:list-level-style-number>
      <text:list-level-style-number text:level="8" style:num-format="">
        <style:list-level-properties text:space-before="3.3374in" text:min-label-width="0.4126in"/>
      </text:list-level-style-number>
      <text:list-level-style-number text:level="9" style:num-format="">
        <style:list-level-properties text:space-before="3.8374in" text:min-label-width="0.4126in"/>
      </text:list-level-style-number>
    </text:list-style>
    <text:list-style style:name="a64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.1626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73465in" svg:y="0.32953in" svg:width="13.2267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73465in" svg:y="1.93465in" svg:width="12.93268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73465in" svg:y="7.53189in" svg:width="3.4240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5.02598in" svg:y="7.53189in" svg:width="4.65827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53701in" svg:y="7.53189in" svg:width="3.4240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386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4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92in" svg:y="0in" svg:width="3.5874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4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92in" svg:y="11.10827in" svg:width="3.5874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83681in" svg:y="1.35243in" svg:width="11.02257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83681in" svg:y="4.34201in" svg:width="11.02257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73465in" svg:y="7.53189in" svg:width="3.4240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5.02598in" svg:y="7.53189in" svg:width="4.65827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10.53701in" svg:y="7.53189in" svg:width="3.4240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386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4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92in" svg:y="0in" svg:width="3.5874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4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92in" svg:y="11.10827in" svg:width="3.5874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73465in" svg:y="0.32953in" svg:width="13.2267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73465in" svg:y="1.93465in" svg:width="12.93268in" svg:height="4.7952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73465in" svg:y="7.53189in" svg:width="3.4240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5.02598in" svg:y="7.53189in" svg:width="4.65827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10.53701in" svg:y="7.53189in" svg:width="3.4240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386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4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92in" svg:y="0in" svg:width="3.5874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4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92in" svg:y="11.10827in" svg:width="3.5874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1.00347in" svg:y="2.06076in" svg:width="12.67535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1.00347in" svg:y="5.53299in" svg:width="12.67535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73465in" svg:y="7.53189in" svg:width="3.4240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5.02598in" svg:y="7.53189in" svg:width="4.65827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10.53701in" svg:y="7.53189in" svg:width="3.4240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386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4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92in" svg:y="0in" svg:width="3.5874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4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92in" svg:y="11.10827in" svg:width="3.5874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73465in" svg:y="0.32953in" svg:width="13.2267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73438in" svg:y="1.93403in" svg:width="6.3819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7.28299in" svg:y="1.93403in" svg:width="6.38368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73465in" svg:y="7.53189in" svg:width="3.4240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5.02598in" svg:y="7.53189in" svg:width="4.65827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10.53701in" svg:y="7.53189in" svg:width="3.4240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386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4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92in" svg:y="0in" svg:width="3.5874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4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92in" svg:y="11.10827in" svg:width="3.5874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1.01215in" svg:y="0.44097in" svg:width="12.67535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1.01215in" svg:y="2.02604in" svg:width="6.21701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1.01215in" svg:y="3.0191in" svg:width="6.21701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7.43924in" svg:y="2.02604in" svg:width="6.2482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7.43924in" svg:y="3.0191in" svg:width="6.2482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73465in" svg:y="7.53189in" svg:width="3.4240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5.02598in" svg:y="7.53189in" svg:width="4.65827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10.53701in" svg:y="7.53189in" svg:width="3.4240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386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4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92in" svg:y="0in" svg:width="3.5874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4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92in" svg:y="11.10827in" svg:width="3.5874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73465in" svg:y="0.32953in" svg:width="13.2267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73465in" svg:y="7.53189in" svg:width="3.4240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5.02598in" svg:y="7.53189in" svg:width="4.65827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10.53701in" svg:y="7.53189in" svg:width="3.4240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386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4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92in" svg:y="0in" svg:width="3.5874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4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92in" svg:y="11.10827in" svg:width="3.5874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73465in" svg:y="7.53189in" svg:width="3.4240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5.02598in" svg:y="7.53189in" svg:width="4.65827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10.53701in" svg:y="7.53189in" svg:width="3.4240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386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4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92in" svg:y="0in" svg:width="3.5874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4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92in" svg:y="11.10827in" svg:width="3.5874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1.01215in" svg:y="0.55035in" svg:width="4.73958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6.24826in" svg:y="1.19097in" svg:width="7.43924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1.01215in" svg:y="2.4809in" svg:width="4.73958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73465in" svg:y="7.53189in" svg:width="3.4240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5.02598in" svg:y="7.53189in" svg:width="4.65827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10.53701in" svg:y="7.53189in" svg:width="3.4240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386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4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92in" svg:y="0in" svg:width="3.5874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4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92in" svg:y="11.10827in" svg:width="3.5874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1.01215in" svg:y="0.55035in" svg:width="4.73958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6.24826in" svg:y="1.19097in" svg:width="7.43924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1.01215in" svg:y="2.4809in" svg:width="4.73958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73465in" svg:y="7.53189in" svg:width="3.4240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5.02598in" svg:y="7.53189in" svg:width="4.65827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10.53701in" svg:y="7.53189in" svg:width="3.4240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386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4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92in" svg:y="0in" svg:width="3.5874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4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92in" svg:y="11.10827in" svg:width="3.5874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73465in" svg:y="0.32953in" svg:width="13.2267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73465in" svg:y="1.93465in" svg:width="12.93268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73465in" svg:y="7.53189in" svg:width="3.4240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5.02598in" svg:y="7.53189in" svg:width="4.65827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10.53701in" svg:y="7.53189in" svg:width="3.4240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386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4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92in" svg:y="0in" svg:width="3.5874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4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92in" svg:y="11.10827in" svg:width="3.5874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10.65625in" svg:y="0.32986in" svg:width="3.30556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73438in" svg:y="0.32986in" svg:width="9.75521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73465in" svg:y="7.53189in" svg:width="3.4240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5.02598in" svg:y="7.53189in" svg:width="4.65827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10.53701in" svg:y="7.53189in" svg:width="3.4240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386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4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92in" svg:y="0in" svg:width="3.5874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4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92in" svg:y="11.10827in" svg:width="3.5874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1" style:page-layout-name="pageLayout1" draw:style-name="a552">
      <draw:frame draw:id="id69" presentation:style-name="a555" draw:name="Title Placeholder 1" svg:x="1.10197in" svg:y="2.22362in" svg:width="12.49016in" svg:height="2.09173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ubtitle Placeholder 2" svg:x="2.20433in" svg:y="4.68504in" svg:width="10.28583in" svg:height="2.11102in" presentation:class="subtitl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Date Placeholder 3" svg:x="0.73465in" svg:y="7.52677in" svg:width="3.42638in" svg:height="0.54961in" presentation:class="date-tim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oter Placeholder 4" svg:x="5.02047in" svg:y="7.53228in" svg:width="4.65157in" svg:height="0.54882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3" presentation:style-name="a567" draw:name="Slide Number Placeholder 5" svg:x="10.5315in" svg:y="7.52677in" svg:width="3.42717in" svg:height="0.54961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title/>
        <svg:desc/>
      </draw:frame>
      <draw:frame draw:id="id74" presentation:style-name="a584" draw:name="Text Placeholder 6" svg:x="0.73465in" svg:y="1.93425in" svg:width="13.22677in" svg:height="4.79488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01">
        <draw:page-thumbnail svg:x="1.21063in" svg:y="0.88858in" svg:width="5.84567in" svg:height="4.38386in" presentation:class="page" draw:id="id5" presentation:style-name="a585" draw:name="Slide Image Placeholder 1">
          <svg:title/>
          <svg:desc/>
        </draw:page-thumbnail>
        <draw:frame draw:id="id6" presentation:style-name="a588" draw:name="Notes Placeholder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Header Placeholder 3" svg:x="0in" svg:y="0in" svg:width="3.5874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Date Placeholder 4" svg:x="4.67992in" svg:y="0in" svg:width="3.5874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Footer Placeholder 5" svg:x="0in" svg:y="11.10827in" svg:width="3.5874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67992in" svg:y="11.10827in" svg:width="3.5874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5" presentation:style-name="a606" draw:name="Title 1" svg:x="1.83681in" svg:y="1.35243in" svg:width="11.02257in" svg:height="2.87847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6" presentation:style-name="a610" draw:name="Subtitle 2" svg:x="1.83681in" svg:y="4.34201in" svg:width="11.02257in" svg:height="1.99653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7" presentation:style-name="a613" draw:name="Date Placeholder 3" svg:x="0.73465in" svg:y="7.52677in" svg:width="3.42638in" svg:height="0.54961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8" presentation:style-name="a616" draw:name="Footer Placeholder 4" svg:x="5.02047in" svg:y="7.53228in" svg:width="4.65157in" svg:height="0.54882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9" presentation:style-name="a620" draw:name="Slide Number Placeholder 5" svg:x="10.5315in" svg:y="7.52677in" svg:width="3.42717in" svg:height="0.5496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</draw:text-box>
        <svg:title/>
        <svg:desc/>
      </draw:frame>
      <presentation:notes style:page-layout-name="pageLayout2" draw:style-name="a637">
        <draw:page-thumbnail svg:x="1.21063in" svg:y="0.88858in" svg:width="5.84567in" svg:height="4.38386in" presentation:class="page" draw:id="id5" presentation:style-name="a621" draw:name="Slide Image Placeholder 1">
          <svg:title/>
          <svg:desc/>
        </draw:page-thumbnail>
        <draw:frame draw:id="id6" presentation:style-name="a624" draw:name="Notes Placeholder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Header Placeholder 3" svg:x="0in" svg:y="0in" svg:width="3.5874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Date Placeholder 4" svg:x="4.67992in" svg:y="0in" svg:width="3.5874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3" draw:name="Footer Placeholder 5" svg:x="0in" svg:y="11.10827in" svg:width="3.5874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67992in" svg:y="11.10827in" svg:width="3.5874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80" presentation:style-name="a642" draw:name="Title 1" svg:x="1.10197in" svg:y="2.22362in" svg:width="12.49016in" svg:height="2.0917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1" presentation:style-name="a658" draw:name="Content Placeholder 2" svg:x="0.73465in" svg:y="1.93425in" svg:width="13.22677in" svg:height="4.79488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61" draw:name="Date Placeholder 3" svg:x="0.73465in" svg:y="7.52677in" svg:width="3.42638in" svg:height="0.54961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3" presentation:style-name="a664" draw:name="Footer Placeholder 4" svg:x="5.02047in" svg:y="7.53228in" svg:width="4.65157in" svg:height="0.54882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4" presentation:style-name="a668" draw:name="Slide Number Placeholder 5" svg:x="10.5315in" svg:y="7.52677in" svg:width="3.42717in" svg:height="0.54961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386in" presentation:class="page" draw:id="id5" presentation:style-name="a669" draw:name="Slide Image Placeholder 1">
          <svg:title/>
          <svg:desc/>
        </draw:page-thumbnail>
        <draw:frame draw:id="id6" presentation:style-name="a672" draw:name="Notes Placehold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Header Placeholder 3" svg:x="0in" svg:y="0in" svg:width="3.5874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Date Placeholder 4" svg:x="4.67992in" svg:y="0in" svg:width="3.5874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Footer Placeholder 5" svg:x="0in" svg:y="11.10827in" svg:width="3.5874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67992in" svg:y="11.10827in" svg:width="3.5874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5" presentation:style-name="a690" draw:name="Title 1" svg:x="1.00347in" svg:y="2.06076in" svg:width="12.67535in" svg:height="3.43924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6" presentation:style-name="a694" draw:name="Text Placeholder 2" svg:x="1.00347in" svg:y="5.53299in" svg:width="12.67535in" svg:height="1.80729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7" presentation:style-name="a697" draw:name="Date Placeholder 3" svg:x="0.73465in" svg:y="7.52677in" svg:width="3.42638in" svg:height="0.54961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8" presentation:style-name="a700" draw:name="Footer Placeholder 4" svg:x="5.02047in" svg:y="7.53228in" svg:width="4.65157in" svg:height="0.54882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9" presentation:style-name="a704" draw:name="Slide Number Placeholder 5" svg:x="10.5315in" svg:y="7.52677in" svg:width="3.42717in" svg:height="0.54961in" presentation:class="page-number" presentation:placeholder="false">
        <draw:text-box>
          <text:p text:style-name="a703" text:class-names="" text:cond-style-name=""><text:span text:style-name="a701" text:class-names=""><text:page-number style:num-format="1" text:fixed="false"/></text:span><text:span text:style-name="a702" text:class-names=""/></text:p>
        </draw:text-box>
        <svg:title/>
        <svg:desc/>
      </draw:frame>
      <presentation:notes style:page-layout-name="pageLayout2" draw:style-name="a721">
        <draw:page-thumbnail svg:x="1.21063in" svg:y="0.88858in" svg:width="5.84567in" svg:height="4.38386in" presentation:class="page" draw:id="id5" presentation:style-name="a705" draw:name="Slide Image Placeholder 1">
          <svg:title/>
          <svg:desc/>
        </draw:page-thumbnail>
        <draw:frame draw:id="id6" presentation:style-name="a708" draw:name="Notes Placeholder 2" svg:x="0.82677in" svg:y="5.55394in" svg:width="6.61378in" svg:height="5.26142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7" presentation:style-name="a711" draw:name="Header Placeholder 3" svg:x="0in" svg:y="0in" svg:width="3.5874in" svg:height="0.58425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4" draw:name="Date Placeholder 4" svg:x="4.67992in" svg:y="0in" svg:width="3.5874in" svg:height="0.58425in" presentation:class="date-time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9" presentation:style-name="a717" draw:name="Footer Placeholder 5" svg:x="0in" svg:y="11.10827in" svg:width="3.5874in" svg:height="0.58425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67992in" svg:y="11.10827in" svg:width="3.5874in" svg:height="0.58425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90" presentation:style-name="a726" draw:name="Title 1" svg:x="1.10197in" svg:y="2.22362in" svg:width="12.49016in" svg:height="2.0917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1" presentation:style-name="a742" draw:name="Content Placeholder 2" svg:x="0.73438in" svg:y="1.93403in" svg:width="6.52951in" svg:height="4.79514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8" draw:name="Content Placeholder 3" svg:x="7.43056in" svg:y="1.93403in" svg:width="6.53125in" svg:height="4.79514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61" draw:name="Date Placeholder 4" svg:x="0.73465in" svg:y="7.52677in" svg:width="3.42638in" svg:height="0.54961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4" presentation:style-name="a764" draw:name="Footer Placeholder 5" svg:x="5.02047in" svg:y="7.53228in" svg:width="4.65157in" svg:height="0.54882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5" presentation:style-name="a768" draw:name="Slide Number Placeholder 6" svg:x="10.5315in" svg:y="7.52677in" svg:width="3.42717in" svg:height="0.5496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/></text:span><text:span text:style-name="a766" text:class-names=""/></text:p>
        </draw:text-box>
        <svg:title/>
        <svg:desc/>
      </draw:frame>
      <presentation:notes style:page-layout-name="pageLayout2" draw:style-name="a785">
        <draw:page-thumbnail svg:x="1.21063in" svg:y="0.88858in" svg:width="5.84567in" svg:height="4.38386in" presentation:class="page" draw:id="id5" presentation:style-name="a769" draw:name="Slide Image Placeholder 1">
          <svg:title/>
          <svg:desc/>
        </draw:page-thumbnail>
        <draw:frame draw:id="id6" presentation:style-name="a772" draw:name="Notes Placeholder 2" svg:x="0.82677in" svg:y="5.55394in" svg:width="6.61378in" svg:height="5.26142in" presentation:class="notes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5" draw:name="Header Placeholder 3" svg:x="0in" svg:y="0in" svg:width="3.5874in" svg:height="0.58425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8" presentation:style-name="a778" draw:name="Date Placeholder 4" svg:x="4.67992in" svg:y="0in" svg:width="3.5874in" svg:height="0.58425in" presentation:class="date-time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1" draw:name="Footer Placeholder 5" svg:x="0in" svg:y="11.10827in" svg:width="3.5874in" svg:height="0.58425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0" presentation:style-name="a784" draw:name="Slide Number Placeholder 6" svg:x="4.67992in" svg:y="11.10827in" svg:width="3.5874in" svg:height="0.58425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6" presentation:style-name="a790" draw:name="Title 1" svg:x="1.01215in" svg:y="0.44097in" svg:width="12.67535in" svg:height="1.59722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7" presentation:style-name="a794" draw:name="Text Placeholder 2" svg:x="1.01215in" svg:y="2.02604in" svg:width="6.21701in" svg:height="0.99306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8" presentation:style-name="a810" draw:name="Content Placeholder 3" svg:x="1.01215in" svg:y="3.0191in" svg:width="6.21701in" svg:height="4.44271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814" draw:name="Text Placeholder 4" svg:x="7.43924in" svg:y="2.02604in" svg:width="6.24826in" svg:height="0.99306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100" presentation:style-name="a830" draw:name="Content Placeholder 5" svg:x="7.43924in" svg:y="3.0191in" svg:width="6.24826in" svg:height="4.44271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33" draw:name="Date Placeholder 6" svg:x="0.73465in" svg:y="7.52677in" svg:width="3.42638in" svg:height="0.54961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2" presentation:style-name="a836" draw:name="Footer Placeholder 7" svg:x="5.02047in" svg:y="7.53228in" svg:width="4.65157in" svg:height="0.54882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3" presentation:style-name="a840" draw:name="Slide Number Placeholder 8" svg:x="10.5315in" svg:y="7.52677in" svg:width="3.42717in" svg:height="0.54961in" presentation:class="page-number" presentation:placeholder="false">
        <draw:text-box>
          <text:p text:style-name="a839" text:class-names="" text:cond-style-name=""><text:span text:style-name="a837" text:class-names=""><text:page-number style:num-format="1" text:fixed="false"/></text:span><text:span text:style-name="a838" text:class-names=""/></text:p>
        </draw:text-box>
        <svg:title/>
        <svg:desc/>
      </draw:frame>
      <presentation:notes style:page-layout-name="pageLayout2" draw:style-name="a857">
        <draw:page-thumbnail svg:x="1.21063in" svg:y="0.88858in" svg:width="5.84567in" svg:height="4.38386in" presentation:class="page" draw:id="id5" presentation:style-name="a841" draw:name="Slide Image Placeholder 1">
          <svg:title/>
          <svg:desc/>
        </draw:page-thumbnail>
        <draw:frame draw:id="id6" presentation:style-name="a844" draw:name="Notes Placeholder 2" svg:x="0.82677in" svg:y="5.55394in" svg:width="6.61378in" svg:height="5.2614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7" presentation:style-name="a847" draw:name="Header Placeholder 3" svg:x="0in" svg:y="0in" svg:width="3.5874in" svg:height="0.5842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Date Placeholder 4" svg:x="4.67992in" svg:y="0in" svg:width="3.5874in" svg:height="0.58425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" presentation:style-name="a853" draw:name="Footer Placeholder 5" svg:x="0in" svg:y="11.10827in" svg:width="3.5874in" svg:height="0.5842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0" presentation:style-name="a856" draw:name="Slide Number Placeholder 6" svg:x="4.67992in" svg:y="11.10827in" svg:width="3.5874in" svg:height="0.58425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4" presentation:style-name="a862" draw:name="Title 1" svg:x="1.10197in" svg:y="2.22362in" svg:width="12.49016in" svg:height="2.0917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5" presentation:style-name="a865" draw:name="Date Placeholder 2" svg:x="0.73465in" svg:y="7.52677in" svg:width="3.42638in" svg:height="0.54961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6" presentation:style-name="a868" draw:name="Footer Placeholder 3" svg:x="5.02047in" svg:y="7.53228in" svg:width="4.65157in" svg:height="0.54882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7" presentation:style-name="a872" draw:name="Slide Number Placeholder 4" svg:x="10.5315in" svg:y="7.52677in" svg:width="3.42717in" svg:height="0.54961in" presentation:class="page-number" presentation:placeholder="false">
        <draw:text-box>
          <text:p text:style-name="a871" text:class-names="" text:cond-style-name=""><text:span text:style-name="a869" text:class-names=""><text:page-number style:num-format="1" text:fixed="false"/></text:span><text:span text:style-name="a870" text:class-names=""/></text:p>
        </draw:text-box>
        <svg:title/>
        <svg:desc/>
      </draw:frame>
      <presentation:notes style:page-layout-name="pageLayout2" draw:style-name="a889">
        <draw:page-thumbnail svg:x="1.21063in" svg:y="0.88858in" svg:width="5.84567in" svg:height="4.38386in" presentation:class="page" draw:id="id5" presentation:style-name="a873" draw:name="Slide Image Placeholder 1">
          <svg:title/>
          <svg:desc/>
        </draw:page-thumbnail>
        <draw:frame draw:id="id6" presentation:style-name="a876" draw:name="Notes Placeholder 2" svg:x="0.82677in" svg:y="5.55394in" svg:width="6.61378in" svg:height="5.26142in" presentation:class="notes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7" presentation:style-name="a879" draw:name="Header Placeholder 3" svg:x="0in" svg:y="0in" svg:width="3.5874in" svg:height="0.58425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8" presentation:style-name="a882" draw:name="Date Placeholder 4" svg:x="4.67992in" svg:y="0in" svg:width="3.5874in" svg:height="0.58425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9" presentation:style-name="a885" draw:name="Footer Placeholder 5" svg:x="0in" svg:y="11.10827in" svg:width="3.5874in" svg:height="0.58425in" presentation:class="foot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0" presentation:style-name="a888" draw:name="Slide Number Placeholder 6" svg:x="4.67992in" svg:y="11.10827in" svg:width="3.5874in" svg:height="0.58425in" presentation:class="page-number" presentation:placeholder="false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8" presentation:style-name="a893" draw:name="Date Placeholder 1" svg:x="0.73465in" svg:y="7.52677in" svg:width="3.42638in" svg:height="0.5496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9" presentation:style-name="a896" draw:name="Footer Placeholder 2" svg:x="5.02047in" svg:y="7.53228in" svg:width="4.65157in" svg:height="0.54882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0" presentation:style-name="a900" draw:name="Slide Number Placeholder 3" svg:x="10.5315in" svg:y="7.52677in" svg:width="3.42717in" svg:height="0.5496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/></text:span><text:span text:style-name="a898" text:class-names=""/></text:p>
        </draw:text-box>
        <svg:title/>
        <svg:desc/>
      </draw:frame>
      <presentation:notes style:page-layout-name="pageLayout2" draw:style-name="a917">
        <draw:page-thumbnail svg:x="1.21063in" svg:y="0.88858in" svg:width="5.84567in" svg:height="4.38386in" presentation:class="page" draw:id="id5" presentation:style-name="a901" draw:name="Slide Image Placeholder 1">
          <svg:title/>
          <svg:desc/>
        </draw:page-thumbnail>
        <draw:frame draw:id="id6" presentation:style-name="a904" draw:name="Notes Placeholder 2" svg:x="0.82677in" svg:y="5.55394in" svg:width="6.61378in" svg:height="5.26142in" presentation:class="notes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Header Placeholder 3" svg:x="0in" svg:y="0in" svg:width="3.5874in" svg:height="0.58425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8" presentation:style-name="a910" draw:name="Date Placeholder 4" svg:x="4.67992in" svg:y="0in" svg:width="3.5874in" svg:height="0.58425in" presentation:class="date-time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9" presentation:style-name="a913" draw:name="Footer Placeholder 5" svg:x="0in" svg:y="11.10827in" svg:width="3.5874in" svg:height="0.58425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0" presentation:style-name="a916" draw:name="Slide Number Placeholder 6" svg:x="4.67992in" svg:y="11.10827in" svg:width="3.5874in" svg:height="0.58425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1" presentation:style-name="a922" draw:name="Title 1" svg:x="1.01215in" svg:y="0.55035in" svg:width="4.73958in" svg:height="1.93056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2" presentation:style-name="a938" draw:name="Content Placeholder 2" svg:x="6.24826in" svg:y="1.19097in" svg:width="7.43924in" svg:height="5.875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942" draw:name="Text Placeholder 3" svg:x="1.01215in" svg:y="2.4809in" svg:width="4.73958in" svg:height="4.59375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4" presentation:style-name="a945" draw:name="Date Placeholder 4" svg:x="0.73465in" svg:y="7.52677in" svg:width="3.42638in" svg:height="0.54961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5" presentation:style-name="a948" draw:name="Footer Placeholder 5" svg:x="5.02047in" svg:y="7.53228in" svg:width="4.65157in" svg:height="0.54882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6" presentation:style-name="a952" draw:name="Slide Number Placeholder 6" svg:x="10.5315in" svg:y="7.52677in" svg:width="3.42717in" svg:height="0.54961in" presentation:class="page-number" presentation:placeholder="false">
        <draw:text-box>
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</draw:text-box>
        <svg:title/>
        <svg:desc/>
      </draw:frame>
      <presentation:notes style:page-layout-name="pageLayout2" draw:style-name="a969">
        <draw:page-thumbnail svg:x="1.21063in" svg:y="0.88858in" svg:width="5.84567in" svg:height="4.38386in" presentation:class="page" draw:id="id5" presentation:style-name="a953" draw:name="Slide Image Placeholder 1">
          <svg:title/>
          <svg:desc/>
        </draw:page-thumbnail>
        <draw:frame draw:id="id6" presentation:style-name="a956" draw:name="Notes Placeholder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Header Placeholder 3" svg:x="0in" svg:y="0in" svg:width="3.5874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Date Placeholder 4" svg:x="4.67992in" svg:y="0in" svg:width="3.5874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Footer Placeholder 5" svg:x="0in" svg:y="11.10827in" svg:width="3.5874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Slide Number Placeholder 6" svg:x="4.67992in" svg:y="11.10827in" svg:width="3.5874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7" presentation:style-name="a974" draw:name="Title 1" svg:x="1.01215in" svg:y="0.55035in" svg:width="4.73958in" svg:height="1.93056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8" presentation:style-name="a977" draw:name="Picture Placeholder 2" svg:x="6.24826in" svg:y="1.19097in" svg:width="7.43924in" svg:height="5.875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9" presentation:style-name="a981" draw:name="Text Placeholder 3" svg:x="1.01215in" svg:y="2.4809in" svg:width="4.73958in" svg:height="4.5937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20" presentation:style-name="a984" draw:name="Date Placeholder 4" svg:x="0.73465in" svg:y="7.52677in" svg:width="3.42638in" svg:height="0.54961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1" presentation:style-name="a987" draw:name="Footer Placeholder 5" svg:x="5.02047in" svg:y="7.53228in" svg:width="4.65157in" svg:height="0.54882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2" presentation:style-name="a991" draw:name="Slide Number Placeholder 6" svg:x="10.5315in" svg:y="7.52677in" svg:width="3.42717in" svg:height="0.54961in" presentation:class="page-number" presentation:placeholder="false">
        <draw:text-box>
          <text:p text:style-name="a990" text:class-names="" text:cond-style-name=""><text:span text:style-name="a988" text:class-names=""><text:page-number style:num-format="1" text:fixed="false"/></text:span><text:span text:style-name="a989" text:class-names=""/></text:p>
        </draw:text-box>
        <svg:title/>
        <svg:desc/>
      </draw:frame>
      <presentation:notes style:page-layout-name="pageLayout2" draw:style-name="a1008">
        <draw:page-thumbnail svg:x="1.21063in" svg:y="0.88858in" svg:width="5.84567in" svg:height="4.38386in" presentation:class="page" draw:id="id5" presentation:style-name="a992" draw:name="Slide Image Placeholder 1">
          <svg:title/>
          <svg:desc/>
        </draw:page-thumbnail>
        <draw:frame draw:id="id6" presentation:style-name="a995" draw:name="Notes Placeholder 2" svg:x="0.82677in" svg:y="5.55394in" svg:width="6.61378in" svg:height="5.26142in" presentation:class="notes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Header Placeholder 3" svg:x="0in" svg:y="0in" svg:width="3.5874in" svg:height="0.58425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Date Placeholder 4" svg:x="4.67992in" svg:y="0in" svg:width="3.5874in" svg:height="0.58425in" presentation:class="date-time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9" presentation:style-name="a1004" draw:name="Footer Placeholder 5" svg:x="0in" svg:y="11.10827in" svg:width="3.5874in" svg:height="0.58425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67992in" svg:y="11.10827in" svg:width="3.5874in" svg:height="0.58425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3" presentation:style-name="a1013" draw:name="Title 1" svg:x="1.10197in" svg:y="2.22362in" svg:width="12.49016in" svg:height="2.0917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4" presentation:style-name="a1030" draw:name="Vertical Text Placeholder 2" svg:x="0.73465in" svg:y="1.93425in" svg:width="13.22677in" svg:height="4.79488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033" draw:name="Date Placeholder 3" svg:x="0.73465in" svg:y="7.52677in" svg:width="3.42638in" svg:height="0.54961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6" presentation:style-name="a1036" draw:name="Footer Placeholder 4" svg:x="5.02047in" svg:y="7.53228in" svg:width="4.65157in" svg:height="0.54882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7" presentation:style-name="a1040" draw:name="Slide Number Placeholder 5" svg:x="10.5315in" svg:y="7.52677in" svg:width="3.42717in" svg:height="0.54961in" presentation:class="page-number" presentation:placeholder="false">
        <draw:text-box>
          <text:p text:style-name="a1039" text:class-names="" text:cond-style-name=""><text:span text:style-name="a1037" text:class-names=""><text:page-number style:num-format="1" text:fixed="false"/></text:span><text:span text:style-name="a1038" text:class-names=""/></text:p>
        </draw:text-box>
        <svg:title/>
        <svg:desc/>
      </draw:frame>
      <presentation:notes style:page-layout-name="pageLayout2" draw:style-name="a1057">
        <draw:page-thumbnail svg:x="1.21063in" svg:y="0.88858in" svg:width="5.84567in" svg:height="4.38386in" presentation:class="page" draw:id="id5" presentation:style-name="a1041" draw:name="Slide Image Placeholder 1">
          <svg:title/>
          <svg:desc/>
        </draw:page-thumbnail>
        <draw:frame draw:id="id6" presentation:style-name="a1044" draw:name="Notes Placeholder 2" svg:x="0.82677in" svg:y="5.55394in" svg:width="6.61378in" svg:height="5.26142in" presentation:class="notes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7" presentation:style-name="a1047" draw:name="Header Placeholder 3" svg:x="0in" svg:y="0in" svg:width="3.5874in" svg:height="0.58425in" presentation:class="head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8" presentation:style-name="a1050" draw:name="Date Placeholder 4" svg:x="4.67992in" svg:y="0in" svg:width="3.5874in" svg:height="0.58425in" presentation:class="date-time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9" presentation:style-name="a1053" draw:name="Footer Placeholder 5" svg:x="0in" svg:y="11.10827in" svg:width="3.5874in" svg:height="0.58425in" presentation:class="foot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10" presentation:style-name="a1056" draw:name="Slide Number Placeholder 6" svg:x="4.67992in" svg:y="11.10827in" svg:width="3.5874in" svg:height="0.58425in" presentation:class="page-number" presentation:placeholder="false">
          <draw:text-box>
            <text:p text:style-name="a1055" text:class-names="" text:cond-style-name=""><text:span text:style-name="a1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8" presentation:style-name="a1062" draw:name="Vertical Title 1" svg:x="10.65625in" svg:y="1.93403in" svg:width="3.30556in" svg:height="4.79514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9" presentation:style-name="a1079" draw:name="Vertical Text Placeholder 2" svg:x="0.73438in" svg:y="1.93403in" svg:width="9.75521in" svg:height="4.79514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82" draw:name="Date Placeholder 3" svg:x="0.73465in" svg:y="7.52677in" svg:width="3.42638in" svg:height="0.54961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1" presentation:style-name="a1085" draw:name="Footer Placeholder 4" svg:x="5.02047in" svg:y="7.53228in" svg:width="4.65157in" svg:height="0.54882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2" presentation:style-name="a1089" draw:name="Slide Number Placeholder 5" svg:x="10.5315in" svg:y="7.52677in" svg:width="3.42717in" svg:height="0.54961in" presentation:class="page-number" presentation:placeholder="false">
        <draw:text-box>
          <text:p text:style-name="a1088" text:class-names="" text:cond-style-name=""><text:span text:style-name="a1086" text:class-names=""><text:page-number style:num-format="1" text:fixed="false"/></text:span><text:span text:style-name="a1087" text:class-names=""/></text:p>
        </draw:text-box>
        <svg:title/>
        <svg:desc/>
      </draw:frame>
      <presentation:notes style:page-layout-name="pageLayout2" draw:style-name="a1106">
        <draw:page-thumbnail svg:x="1.21063in" svg:y="0.88858in" svg:width="5.84567in" svg:height="4.38386in" presentation:class="page" draw:id="id5" presentation:style-name="a1090" draw:name="Slide Image Placeholder 1">
          <svg:title/>
          <svg:desc/>
        </draw:page-thumbnail>
        <draw:frame draw:id="id6" presentation:style-name="a1093" draw:name="Notes Placeholder 2" svg:x="0.82677in" svg:y="5.55394in" svg:width="6.61378in" svg:height="5.26142in" presentation:class="notes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7" presentation:style-name="a1096" draw:name="Header Placeholder 3" svg:x="0in" svg:y="0in" svg:width="3.5874in" svg:height="0.58425in" presentation:class="head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8" presentation:style-name="a1099" draw:name="Date Placeholder 4" svg:x="4.67992in" svg:y="0in" svg:width="3.5874in" svg:height="0.58425in" presentation:class="date-time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9" presentation:style-name="a1102" draw:name="Footer Placeholder 5" svg:x="0in" svg:y="11.10827in" svg:width="3.5874in" svg:height="0.58425in" presentation:class="foot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0" presentation:style-name="a1105" draw:name="Slide Number Placeholder 6" svg:x="4.67992in" svg:y="11.10827in" svg:width="3.5874in" svg:height="0.58425in" presentation:class="page-number" presentation:placeholder="false">
          <draw:text-box>
            <text:p text:style-name="a1104" text:class-names="" text:cond-style-name=""><text:span text:style-name="a110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7">
      <draw:frame draw:id="id133" presentation:style-name="a1110" draw:name="Header Placeholder 1" svg:x="0in" svg:y="0in" svg:width="3.5874in" svg:height="0.58425in" presentation:class="head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4" presentation:style-name="a1113" draw:name="Date Placeholder 2" svg:x="4.67992in" svg:y="0in" svg:width="3.5874in" svg:height="0.5842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5" presentation:style-name="a1116" draw:name="Footer Placeholder 3" svg:x="0in" svg:y="11.10827in" svg:width="3.5874in" svg:height="0.5842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36" presentation:style-name="a1119" draw:name="Slide Number Placeholder 4" svg:x="4.67992in" svg:y="11.10827in" svg:width="3.5874in" svg:height="0.58425in" presentation:class="page-number" presentation:placeholder="false">
        <draw:text-box>
          <text:p text:style-name="a1118" text:class-names="" text:cond-style-name=""><text:span text:style-name="a111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RIKEY! 3 Using Simple Temporal Networks</dc:title>
    <dc:creator>Alessandro Amantini</dc:creator>
    <meta:creation-date>2013-06-27T12:43:28Z</meta:creation-date>
    <dc:date>2020-11-16T10:52:07Z</dc:date>
    <meta:print-date>2017-10-06T12:51:11Z</meta:print-date>
    <meta:editing-cycles>80</meta:editing-cycles>
    <meta:editing-duration>PT881712S</meta:editing-duration>
    <meta:document-statistic meta:paragraph-count="251" meta:word-count="1285"/>
  </office:meta>
</office:document-meta>
</file>